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2" svg:font-family="'Wingdings 2'" style:font-charset="x-symbol"/>
    <style:font-face style:name="Mangal1" svg:font-family="Mangal"/>
    <style:font-face style:name="OpenSymbol"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center" style:writing-mode="lr-tb"/>
    </style:style>
    <style:style style:name="Table1.A" style:family="table-column">
      <style:table-column-properties style:column-width="17cm"/>
    </style:style>
    <style:style style:name="Table1.1" style:family="table-row">
      <style:table-row-properties style:keep-together="true" fo:keep-together="auto"/>
    </style:style>
    <style:style style:name="Table1.A1" style:family="table-cell">
      <style:table-cell-properties style:vertical-align="top" fo:padding="0.159cm" fo:border="none"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fo:padding="0cm" fo:border="none" style:snap-to-layout-grid="false"/>
      <style:text-properties fo:font-weight="bold" style:font-weight-asian="bold" style:font-weight-complex="bold"/>
    </style:style>
    <style:style style:name="P3" style:family="paragraph" style:parent-style-name="Standard">
      <style:paragraph-properties fo:text-align="start" style:justify-single-word="false" fo:padding="0cm" fo:border="none" style:snap-to-layout-grid="false"/>
      <style:text-properties fo:font-weight="normal" style:font-weight-asian="normal" style:font-weight-complex="normal"/>
    </style:style>
    <style:style style:name="P4" style:family="paragraph" style:parent-style-name="Table_20_Contents">
      <style:paragraph-properties fo:text-align="start" style:justify-single-word="false" fo:padding="0cm" fo:border="none" style:snap-to-layout-grid="false"/>
    </style:style>
    <style:style style:name="P5" style:family="paragraph" style:parent-style-name="Table_20_Contents">
      <style:paragraph-properties fo:text-align="start" style:justify-single-word="false" fo:padding="0cm" fo:border="none" style:snap-to-layout-grid="false"/>
      <style:text-properties fo:font-weight="normal" style:font-weight-asian="normal" style:font-weight-complex="normal"/>
    </style:style>
    <style:style style:name="P6" style:family="paragraph" style:parent-style-name="Table_20_Contents">
      <style:paragraph-properties fo:text-align="start" style:justify-single-word="false" fo:padding="0cm" fo:border="none" style:snap-to-layout-grid="false"/>
      <style:text-properties fo:font-weight="bold" style:font-weight-asian="bold" style:font-weight-complex="bold"/>
    </style:style>
    <style:style style:name="P7" style:family="paragraph" style:parent-style-name="Table_20_Contents">
      <style:paragraph-properties fo:text-align="start" style:justify-single-word="false" fo:padding="0cm" fo:border="none" style:snap-to-layout-grid="false"/>
      <style:text-properties style:text-underline-style="solid" style:text-underline-width="auto" style:text-underline-color="font-color" fo:font-weight="bold" style:font-weight-asian="bold" style:font-weight-complex="bold"/>
    </style:style>
    <style:style style:name="P8" style:family="paragraph" style:parent-style-name="Quotations">
      <style:paragraph-properties fo:margin-left="0cm" fo:margin-right="1.529cm" fo:margin-top="0cm" fo:margin-bottom="0cm" fo:text-align="start" style:justify-single-word="false" fo:text-indent="0cm" style:auto-text-indent="false" fo:padding="0cm" fo:border="none"/>
    </style:style>
    <style:style style:name="P9" style:family="paragraph" style:parent-style-name="Quotations">
      <style:paragraph-properties fo:margin-left="0cm" fo:margin-right="1.529cm" fo:margin-top="0cm" fo:margin-bottom="0cm" fo:text-align="start" style:justify-single-word="false" fo:text-indent="0cm" style:auto-text-indent="false" fo:padding="0cm" fo:border="none"/>
      <style:text-properties fo:font-weight="bold" style:font-weight-asian="bold" style:font-weight-complex="bold"/>
    </style:style>
    <style:style style:name="P10" style:family="paragraph" style:parent-style-name="Quotations">
      <style:paragraph-properties fo:margin-left="0cm" fo:margin-right="1.529cm" fo:margin-top="0cm" fo:margin-bottom="0cm" fo:text-align="start" style:justify-single-word="false" fo:text-indent="0cm" style:auto-text-indent="false" fo:padding="0cm" fo:border="none" style:snap-to-layout-grid="false"/>
      <style:text-properties fo:font-weight="bold" style:font-weight-asian="bold" style:font-weight-complex="bold"/>
    </style:style>
    <style:style style:name="P11" style:family="paragraph" style:parent-style-name="Quotations">
      <style:paragraph-properties fo:margin-left="0cm" fo:margin-right="1.529cm" fo:margin-top="0cm" fo:margin-bottom="0cm" fo:text-align="start" style:justify-single-word="false" fo:text-indent="0cm" style:auto-text-indent="false" fo:padding="0cm" fo:border="none"/>
      <style:text-properties style:text-underline-style="solid" style:text-underline-width="auto" style:text-underline-color="font-color"/>
    </style:style>
    <style:style style:name="P12" style:family="paragraph" style:parent-style-name="Quotations">
      <style:paragraph-properties fo:margin-left="0cm" fo:margin-right="1.529cm" fo:margin-top="0cm" fo:margin-bottom="0cm" fo:text-align="start" style:justify-single-word="false" fo:text-indent="0cm" style:auto-text-indent="false" fo:padding="0cm" fo:border="none" style:snap-to-layout-grid="false"/>
      <style:text-properties style:text-underline-style="solid" style:text-underline-width="auto" style:text-underline-color="font-color" fo:font-weight="bold" style:font-weight-asian="bold" style:font-weight-complex="bold"/>
    </style:style>
    <style:style style:name="P13" style:family="paragraph" style:parent-style-name="Quotations">
      <style:paragraph-properties fo:margin-left="0cm" fo:margin-right="1.529cm" fo:margin-top="0cm" fo:margin-bottom="0cm" fo:text-align="start" style:justify-single-word="false" fo:text-indent="0cm" style:auto-text-indent="false" fo:padding="0cm" fo:border="none" style:snap-to-layout-grid="false"/>
      <style:text-properties fo:font-weight="normal" style:font-weight-asian="normal" style:font-weight-complex="normal"/>
    </style:style>
    <style:style style:name="P14" style:family="paragraph" style:parent-style-name="Standard">
      <style:paragraph-properties fo:margin-left="0cm" fo:margin-right="1.529cm" fo:margin-top="0cm" fo:margin-bottom="0cm" fo:text-align="start" style:justify-single-word="false" fo:text-indent="0cm" style:auto-text-indent="false" fo:padding="0cm" fo:border="none" style:snap-to-layout-grid="false"/>
      <style:text-properties fo:font-weight="bold" style:font-weight-asian="bold" style:font-weight-complex="bold"/>
    </style:style>
    <style:style style:name="P15" style:family="paragraph" style:parent-style-name="Standard">
      <style:paragraph-properties fo:margin-left="0cm" fo:margin-right="1.529cm" fo:margin-top="0cm" fo:margin-bottom="0cm" fo:text-align="start" style:justify-single-word="false" fo:text-indent="0cm" style:auto-text-indent="false" fo:padding="0cm" fo:border="none" style:snap-to-layout-grid="false"/>
      <style:text-properties fo:font-weight="normal" style:font-weight-asian="normal" style:font-weight-complex="normal"/>
    </style:style>
    <style:style style:name="P16" style:family="paragraph" style:parent-style-name="Standard">
      <style:paragraph-properties fo:margin-left="0cm" fo:margin-right="1.529cm" fo:margin-top="0cm" fo:margin-bottom="0cm" fo:text-align="start" style:justify-single-word="false" fo:text-indent="0cm" style:auto-text-indent="false" fo:padding="0cm" fo:border="none" style:snap-to-layout-grid="false"/>
      <style:text-properties style:text-underline-style="solid" style:text-underline-width="auto" style:text-underline-color="font-color" fo:font-weight="normal" style:font-weight-asian="normal" style:font-weight-complex="normal"/>
    </style:style>
    <style:style style:name="P17" style:family="paragraph" style:parent-style-name="Table_20_Contents">
      <style:paragraph-properties fo:margin-left="0.529cm" fo:margin-right="0.529cm" fo:margin-top="0cm" fo:margin-bottom="0cm" fo:text-indent="0cm" style:auto-text-indent="false" fo:padding="0.141cm" fo:border="0.002cm solid #000000"/>
    </style:style>
    <style:style style:name="P18" style:family="paragraph" style:parent-style-name="Table_20_Contents">
      <style:paragraph-properties fo:margin-left="0.529cm" fo:margin-right="0.529cm" fo:margin-top="0cm" fo:margin-bottom="0cm" fo:text-indent="0cm" style:auto-text-indent="false" fo:padding="0.141cm" fo:border="0.002cm solid #000000" style:snap-to-layout-grid="false"/>
    </style:style>
    <style:style style:name="P19" style:family="paragraph" style:parent-style-name="Table_20_Contents">
      <style:paragraph-properties fo:margin-left="0.529cm" fo:margin-right="0.529cm" fo:margin-top="0cm" fo:margin-bottom="0cm" fo:text-align="start" style:justify-single-word="false" fo:text-indent="0cm" style:auto-text-indent="false" fo:padding="0.141cm" fo:border="0.002cm solid #000000"/>
    </style:style>
    <style:style style:name="P20" style:family="paragraph" style:parent-style-name="Quotations">
      <style:paragraph-properties fo:margin-left="1.529cm" fo:margin-right="1.529cm" fo:margin-top="0cm" fo:margin-bottom="0cm" fo:text-indent="0cm" style:auto-text-indent="false" fo:padding="0.141cm" fo:border="0.002cm solid #000000"/>
    </style:style>
    <style:style style:name="P21" style:family="paragraph" style:parent-style-name="Quotations">
      <style:paragraph-properties fo:margin-left="1.529cm" fo:margin-right="1.529cm" fo:margin-top="0cm" fo:margin-bottom="0cm" fo:text-align="start" style:justify-single-word="false" fo:text-indent="0cm" style:auto-text-indent="false" fo:padding="0.141cm" fo:border="0.002cm solid #000000"/>
    </style:style>
    <style:style style:name="P22" style:family="paragraph" style:parent-style-name="Quotations">
      <style:paragraph-properties fo:margin-left="1.529cm" fo:margin-right="1.529cm" fo:margin-top="0cm" fo:margin-bottom="0cm" fo:text-align="start" style:justify-single-word="false" fo:text-indent="0cm" style:auto-text-indent="false" fo:padding="0cm" fo:border="none"/>
    </style:style>
    <style:style style:name="P23" style:family="paragraph" style:parent-style-name="Table_20_Contents">
      <style:paragraph-properties fo:text-align="start" style:justify-single-word="false" fo:padding="0cm" fo:border="none" style:snap-to-layout-grid="false"/>
      <style:text-properties fo:font-weight="normal" style:font-weight-asian="normal" style:font-weight-complex="normal"/>
    </style:style>
    <style:style style:name="P24" style:family="paragraph" style:parent-style-name="Quotations" style:list-style-name="WW8Num1">
      <style:paragraph-properties fo:margin-top="0cm" fo:margin-bottom="0cm" fo:text-align="start" style:justify-single-word="false" fo:padding="0cm" fo:border="none"/>
    </style:style>
    <style:style style:name="P25" style:family="paragraph" style:parent-style-name="Quotations" style:list-style-name="WW8Num2">
      <style:paragraph-properties fo:margin-top="0cm" fo:margin-bottom="0cm" fo:text-align="start" style:justify-single-word="false" fo:padding="0cm" fo:border="none"/>
    </style:style>
    <style:style style:name="P26" style:family="paragraph" style:parent-style-name="Quotations">
      <style:paragraph-properties fo:margin-left="0cm" fo:margin-right="1.529cm" fo:margin-top="0cm" fo:margin-bottom="0cm" fo:text-align="start" style:justify-single-word="false" fo:text-indent="0cm" style:auto-text-indent="false" fo:padding="0cm" fo:border="none" style:snap-to-layout-grid="false"/>
      <style:text-properties fo:font-weight="bold" style:font-weight-asian="bold" style:font-weight-complex="bold"/>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weight="bold" style:font-weight-asian="bold"/>
    </style:style>
    <style:style style:name="P29" style:family="paragraph" style:parent-style-name="Contents_20_Heading" style:master-page-name="Standard">
      <style:paragraph-properties style:page-number="auto"/>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9">Table of Contents</text:p>
          </text:index-title>
          <text:p text:style-name="P30">General Starting Strategies<text:tab/>2</text:p>
          <text:p text:style-name="P30">Religions<text:tab/>3</text:p>
          <text:p text:style-name="P31">Runes of Kilmorph<text:tab/>3</text:p>
          <text:p text:style-name="P31">Octopus Overlords:<text:tab/>4</text:p>
          <text:p text:style-name="P31">Fellowship of Leaves<text:tab/>5</text:p>
          <text:p text:style-name="P31">Ashen Veil<text:tab/>5</text:p>
          <text:p text:style-name="P31">Empyrean: <text:tab/>7</text:p>
          <text:p text:style-name="P31">The Order.<text:tab/>7</text:p>
          <text:p text:style-name="P31">The Council of Esus <text:tab/>8</text:p>
          <text:p text:style-name="P30">Amurites<text:tab/>9</text:p>
          <text:p text:style-name="P30">Balseraphs<text:tab/>12</text:p>
          <text:p text:style-name="P30">Bannor<text:tab/>15</text:p>
          <text:p text:style-name="P30">Calabim<text:tab/>17</text:p>
          <text:p text:style-name="P30">Clan of Embers<text:tab/>19</text:p>
          <text:p text:style-name="P31">Economy<text:tab/>20</text:p>
          <text:p text:style-name="P31">Some more tips<text:tab/>21</text:p>
          <text:p text:style-name="P30">Doviello<text:tab/>22</text:p>
          <text:p text:style-name="P30">Elohim<text:tab/>26</text:p>
          <text:p text:style-name="P30">Grigori<text:tab/>36</text:p>
          <text:p text:style-name="P30">Hippus<text:tab/>38</text:p>
          <text:p text:style-name="P30">Illians<text:tab/>41</text:p>
          <text:p text:style-name="P30">Infernals<text:tab/>45</text:p>
          <text:p text:style-name="P30">Khazad<text:tab/>48</text:p>
          <text:p text:style-name="P31">Endgame<text:tab/>49</text:p>
          <text:p text:style-name="P31">More Khazad tips:<text:tab/>50</text:p>
          <text:p text:style-name="P30">Kuriotates<text:tab/>51</text:p>
          <text:p text:style-name="P30">Lanun<text:tab/>54</text:p>
          <text:p text:style-name="P30">Ljosalfar<text:tab/>58</text:p>
          <text:p text:style-name="P30">Luchuirp<text:tab/>61</text:p>
          <text:p text:style-name="P30">Malakim<text:tab/>69</text:p>
          <text:p text:style-name="P30">Mercurians<text:tab/>71</text:p>
          <text:p text:style-name="P30">Sheaim<text:tab/>73</text:p>
          <text:p text:style-name="P30">Sidar<text:tab/>79</text:p>
          <text:p text:style-name="P30">Svartalfar<text:tab/>82</text:p>
        </text:index-body>
      </text:table-of-content>
      <text:p text:style-name="P1"/>
      <text:h text:style-name="P27" text:outline-level="1">General Starting Strategies</text:h>
      <text:p text:style-name="P1"/>
      <text:p text:style-name="P5">I found this to be a strong starting strategy on Emperor.<text:line-break/>This strategy works best if you start on grassland and near a river, which you often do on Erebus.<text:line-break/><text:line-break/>Most guides here are excellent but write that you should improve your economy before you start to specialize according to your civilizations advantage.<text:line-break/><text:line-break/>As there are many barbs and animals and the AI often warriorrushes you with 4-5 warriors. So an early worker or settler is quite risky and your techrate will be slower.<text:line-break/><text:line-break/>Instead I use to start:</text:p>
      <text:p text:style-name="P5"><text:line-break/>1. Research Anchient Chants and build warriors.<text:line-break/>2. Research Mysticism<text:line-break/>3. Switch to Godking and Pacifism and build Elder Council and Research Agriculture<text:line-break/>4. Build Worker and use a Scientist<text:line-break/>5. Research Calendar and start building farms and build Pagan Temple<text:line-break/>6. Switch to Agrairian and research Festivals<text:line-break/>7. Build the Market and work two farms and 3 specialists and build warriors.<text:line-break/>8. After you get 3 GP dont work specialists anymore.<text:line-break/><text:line-break/>Now depending on what civ you are and what great persons you get you might to different routes. If you want to rush settle your GP and use to money to upgrade your warriors and scouts.<text:line-break/>If you want one of the early 3 religions you might have to save the GP and tech the techs so you can bubble your religion. <text:line-break/>Also lets say you want AV early and get 3 Scientist or Prophets. Tech Philosophy and Way or the Wicked and bubble knowledge of the ether and AV and use the last to build the shrine.<text:line-break/>I think you will get the religions faster this way than if you beline them at once. </text:p>
      <text:p text:style-name="P5"/>
      <text:p text:style-name="P5"/>
      <text:h text:style-name="P27" text:outline-level="1">Religions</text:h>
      <text:p text:style-name="P5"/>
      <text:h text:style-name="Heading_20_2" text:outline-level="2">Runes of Kilmorph</text:h>
      <text:p text:style-name="P5"><text:span text:style-name="T2">General Description:</text:span> Early religion, neutral-good. Cities receive gold for its presence.</text:p>
      <text:p text:style-name="P5"/>
      <text:p text:style-name="P5"><text:span text:style-name="T2">Heroes:</text:span> Two generally good heroes, if not fantastic. Bambur is probably the more useful of the two because he’s a melee unit. Bambur also has access to enchant weapon and repair spells, which are handy. The Mithral Golem is incredible, but the requirements are pretty high.</text:p>
      <text:p text:style-name="P5"/>
      <text:p text:style-name="P5"><text:span text:style-name="T2">Wonders: </text:span>The Mines. This wonder is an early game powerhouse giving you iron, possibly before many others have bronze weapons. When combined with solider of kilmorph you can actually ignore the metal research line for some time, if you choose. It is probably worth converting to Runes just to get this wonder (although you do need to research the unique tech). The mines (and the shrine) also give engineer slots, which are handy.</text:p>
      <text:p text:style-name="P5"/>
      <text:p text:style-name="P5"><text:span text:style-name="T2">Priests:</text:span> Gives a general buff that will apply to all your living units. Not amazing by any means, but useful all the same. The high priests’ earthquake power is pretty awesome and, with the Empyrean power, is probably the most universally useful high priest power.</text:p>
      <text:p text:style-name="P5"/>
      <text:p text:style-name="P5"><text:span text:style-name="T2">Temples: </text:span>Give some extra gold. Provides a merchant slot.</text:p>
      <text:p text:style-name="P5"/>
      <text:p text:style-name="P5"><text:span text:style-name="T2">Unlimited Units:</text:span> Soldiers of Kilmorph are melee units with the strength of axmen that can be sacked for hammers. They are dwarves so they get a bonus in hills (including double movement) and from the Brewing House. Pretty darn powerful with iron from the mines. </text:p>
      <text:p text:style-name="P5">Paramanders come in at fanaticism and are 7 str disciple units. They start with medic 1 (giving early access to march) and demon slaying. They require some kind of metal to build. Useful if you’ve bee-lined to fanaticism and before other civs get to iron working as well as in niche situations (like against Shock 2, City Raider 3 champions), but generally you’ll find the more extensive promotions of the melee line more useful. Spiritual leaders may find them more useful.</text:p>
      <text:p text:style-name="P5">Note that both units are reincarnated as angels when they die, which can be great or awful.</text:p>
      <text:p text:style-name="P5">Special Civic: Arete gives bonus hammers from mines, bonus GPPs, and lets you buy things with gold early. Very nice.</text:p>
      <text:p text:style-name="P5"/>
      <text:p text:style-name="P5"><text:span text:style-name="T2">Diplomacy:</text:span> Turns your evil civs neutral. A lot of neutral and good civs will adopt this early in the game and stick with it throughout the game, meaning it can have some long term usefulness in diplomacy.</text:p>
      <text:p text:style-name="P5"/>
      <text:p text:style-name="P5"><text:span text:style-name="T2">Other considerations:</text:span> Bear in mind that the temples give bonus happiness from gems and gems are required for high priests. Generally I’ve found gems to be less common than incense.</text:p>
      <text:p text:style-name="P5">Useful for: Any civ can get a lot out of Runes simply by spreading the religion and building temples everywhere. That will keep you in the black for a good long time and can help to avoid the economic crunch that comes in the early to mid game period where your troops may outpace your ability to earn gold. Runes are particularly powerful the Khazad (dwarven vaults) and the Clan (money for massive armies and hammer shift via warrens doubling SofKs). The Calabim and the Luchuirp can both benefit from paramanders as well, provided they have metal of some kind. The vamps will want to bee-line to fanaticism for their hero so they might as well pick up some moderately powerful disciple units and the paramanders can be useful to the golem keepers as <text:soft-page-break/>living units that level up (I’ll often use them to clean up units damaged initially by golems). Also useful for any civ that wants to support the angels.</text:p>
      <text:p text:style-name="P5"/>
      <text:h text:style-name="Heading_20_2" text:outline-level="2">Octopus Overlords:</text:h>
      <text:p text:style-name="P5">Early neutral-evil civ. </text:p>
      <text:p text:style-name="P5"/>
      <text:p text:style-name="P5"><text:span text:style-name="T2">Heroes:</text:span> With seven str, a bonus against melee units, and the ability to use weapons Saverous is an early terror that can remain powerful throughout the game. He’s also a demon, meaning he can obtain the powerful fear promotion. Henmah is an early archmage so that’s pretty sweet.</text:p>
      <text:p text:style-name="P5"/>
      <text:p text:style-name="P5"><text:span text:style-name="T2">Wonders: </text:span>The Tower of Complacency eliminates unhappiness for one city. Great if you have the food resources to build a super city. Can be particularly useful for the Lanun, Kurioates, and anyone who wants to build the Thousand Slums. Also quite handy if you later switch to Sac the Weak. Not the best religious wonder, but no small potatoes either.</text:p>
      <text:p text:style-name="P5"/>
      <text:p text:style-name="P5"><text:span text:style-name="T2">Priests:</text:span> The tsunami spell is powerful, but limited to being near water. The high priest summon is also powerful, but the kraken can’t leave the water. The kraken can be used to make some impressive flesh golems though.</text:p>
      <text:p text:style-name="P5"/>
      <text:p text:style-name="P5"><text:span text:style-name="T2">Temples:</text:span> Gives culture and a sage slot. Not particularly impressive unless you’re going for a cultural victory. Also allows you to drown warriors, which is good early on.</text:p>
      <text:p text:style-name="P5"/>
      <text:p text:style-name="P5"><text:span text:style-name="T2">Special Building:</text:span> Asylum. Good for research and war weariness, but gives a happiness hit. Not bad, but be careful building it in a military city because it can cause insanity.</text:p>
      <text:p text:style-name="P5"/>
      <text:p text:style-name="P5"><text:span text:style-name="T2">Unlimited Units:</text:span> The drown are an expensive way to upgrade warriors to something slightly more powerful. They are undead, which can be good (fear, cannibalize) or bad (no haste) depending on your needs. Stygian guards, available at fanaticism, are totally awesome units that can easily replace champions. They are demonic, so skip haste and aim for fear as a promotion. No metal is required so you could completely ignore the metal line with this religion. Drown, guards, and cultists all have waterwalking, which is nice at times.</text:p>
      <text:p text:style-name="P5"/>
      <text:p text:style-name="P5">Lunatics are tricky. They are powerful, but unreliable. That said, if you are undercouncil and have a slave ring you can quickly hire slaves and upgrade them to lunatics which is a powerful alternative to the Guild of the Nine. </text:p>
      <text:p text:style-name="P5"/>
      <text:p text:style-name="P5"><text:span text:style-name="T2">Diplomacy:</text:span> As with other early religions, many civs will convert to this early on and stay with it, making it a decent diplomatic choice. Turns good civs neutral. </text:p>
      <text:p text:style-name="P5"/>
      <text:p text:style-name="P5"><text:span text:style-name="T2">Useful for: </text:span>on any map w/ water this will be a super useful religion. Calabim, with their emphasis on fanaticism, will find the stygian guards very useful, but be aware that the guards can’t be turned into vampires directly. If you have a level six warrior, you can give it vampirism, drown it, and then upgrade it to a guard though for a vampire guard.</text:p>
      <text:p text:style-name="P5"/>
      <text:p text:style-name="P5"/>
      <text:p text:style-name="P5"/>
      <text:p text:style-name="P5"/>
      <text:p text:style-name="P5"/>
      <text:h text:style-name="Heading_20_2" text:outline-level="2"><text:soft-page-break/>Fellowship of Leaves</text:h>
      <text:p text:style-name="P5">Another early religion with a nature focus.</text:p>
      <text:p text:style-name="P5"/>
      <text:p text:style-name="P5"><text:span text:style-name="T2">Heroes:</text:span> Kithra is a strong horse archer. Not particularly impressive. Yvain, on the other hand, has +2 nature affinity which can make him a serious powerhouse.</text:p>
      <text:p text:style-name="P5"/>
      <text:p text:style-name="P5"><text:span text:style-name="T2">Priests:</text:span> Can cast bloom to create forests and summon tigers. Useful, but not particularly impressive. Tigers are interesting though because they are permanent living summons that can be mutated. Not only can mutation make them more useful, it also allows the player to craft some seriously rocking flesh golems without killing off highly promoted regular units. Tigers can also create tiger cages, which can be nice.</text:p>
      <text:p text:style-name="P5"/>
      <text:p text:style-name="P5"><text:span text:style-name="T2">Temples:</text:span> Extra health. Not bad.</text:p>
      <text:p text:style-name="P5"/>
      <text:p text:style-name="P5"><text:span text:style-name="T2">Unlimited Units: </text:span>Fawns are generally superior to hunters, particularly in the forests. Satyrs, created from level 4 fawns, are serious powerhouses. They are 9 str, have no city attack penalty, and can be boosted with poison blade which makes them the most powerful unlimited unit before mithril. It can pay to carry some fawns around to clean up damaged units in order to later bump them up to satyrs.</text:p>
      <text:p text:style-name="P5">In addition, Disciples of Leaves can be upgraded to rangers. For a spiritual civ or one with an altar this can be pretty cool. You can give DofLs city raider and march prior to upgrading to rangers to create some pretty sweet recon units.</text:p>
      <text:p text:style-name="P5"/>
      <text:p text:style-name="P5"><text:span text:style-name="T2">Special Civic:</text:span> Guardian of Nature. For elves, this will eliminate unhappiness and give massive amounts of health. For other civs, this allows some bonus health and the ability to treat every forest as a happiness national park bonus as well as some occasional treant defenders. Not necessarily the greatest, but nothing to sneeze at and generally better than alternative civics anyway.</text:p>
      <text:p text:style-name="P5"/>
      <text:p text:style-name="P5"><text:span text:style-name="T2">Diplomacy: </text:span>Again, a lot of civs will adopt this religion. Does not affect your alignment.</text:p>
      <text:p text:style-name="P5"/>
      <text:p text:style-name="P5"><text:span text:style-name="T2">Useful for:</text:span> Elves, obviously, want to go FofL, at least early on. The common wisdom is that other civs don’t benefit from the religion. That’s not totally true, there’s lots to be said for satyrs, guardian of nature, and disciple of leaves for non-elves. Even if you don’t convert to FofL you’ll probably want FofL in your altar city for disciples to rangers.</text:p>
      <text:p text:style-name="P5"/>
      <text:h text:style-name="Heading_20_2" text:outline-level="2">Ashen Veil</text:h>
      <text:p text:style-name="P5">Later evil religion worshipping demons. Raises the AC.</text:p>
      <text:p text:style-name="P5"/>
      <text:p text:style-name="P5"><text:span text:style-name="T2">Heroes: </text:span>Rosier is a double strength horseman. Certianly no slouch when he becomes available. Mardero is a pretty darn powerful disciple unit available at Malevolent Designs. Meshaber is absurdly powerful, but only available at AC 70+ and from the AV holy city. These latter two are incredibly powerful.</text:p>
      <text:p text:style-name="P5"/>
      <text:p text:style-name="P5"><text:span text:style-name="T2">National Units:</text:span> Also available at Malevolent Designs are Beasts of Agares. You’re limited to four of them, they eat population to make them, and beastmasters (and heralds) will steal them. Still, at 16 str they are immensely powerful. </text:p>
      <text:p text:style-name="P5"/>
      <text:p text:style-name="P5"><text:span text:style-name="T2">Wonders:</text:span> The Infernal Grimoire gives a free tech. However, it is only available after getting Infernal Pact which summons the Infernals and it is the Infernals’ fav wonder, meaning they will <text:soft-page-break/>probably try and build it right away. Still, if you start to work on the Grimoire right away you’ll probably get it. You might want to schedule a high powered tech for this benefit. You might not yet have Arcane Lore so Pass Through the Ether might not be available yet. Sorcery is a good early pick, particularly if you are arcane. If you already have that, then Arcane Lore itself gives a free sage so that’s a decent pick to double down. Plenty of other options are available as well. Personally I like to pop Malevolent Designs with the Grimoire as it unlocks for you two national units and a hero.</text:p>
      <text:p text:style-name="P5"/>
      <text:p text:style-name="P5">The Shrine gives research for each city with the Veil and gives stigmata to units built there. Better than most shrines.</text:p>
      <text:p text:style-name="P5"/>
      <text:p text:style-name="P5"><text:span text:style-name="T2">Priests:</text:span> Ritualists cast ring of fire which is pretty damn powerful. With Ritualists you can frequently leave the catapults at home for a faster strike force. Profanes can summon balors, which is better than it sounds because unless they start or move into one of your cities the balors wouldn’t get metal weapons. All the same it isn’t a bad power and summoner leaders can really make some good use of it.</text:p>
      <text:p text:style-name="P5"/>
      <text:p text:style-name="P5"><text:span text:style-name="T2">Temples:</text:span> Extra research as if an elder council. Give happiness from reagents, rather than incense.</text:p>
      <text:p text:style-name="P5">Unlimited Units: Diseased Corpses are champion power melee units that are diseased and undead. The idea is that the corpses can disease the enemies. I’ve never seen a significant advantage to this strategy so I usually cure disease on my corpses. Undead are generally slower than living units (no haste), so I usually don’t use them, but there’s certainly a number of situations where they are helpful. Civs without champions or weaker than typical champions may find them useful (Sheaim, Lanun, Balseraphs). </text:p>
      <text:p text:style-name="P5"/>
      <text:p text:style-name="P5">Savants also deserve note because they can be upgraded to mages. For the spiritual civs it can be benefical to build savants and then upgrade them to mages. Be aware that this can take a healthy amount of time for passive xp to get to level 4 and that you’ll need to give them disciple promotions, rather than spheres. Still, if you play your spheres right it can be very helpful. Savants can’t pop for culture, so you’ll need another bunch of disciples to quell cities in disorder.</text:p>
      <text:p text:style-name="P5">Special Civic: Sac the Weak is incredibly powerful even with the health and GPP penalties. Just incredible. Use it.</text:p>
      <text:p text:style-name="P5"/>
      <text:p text:style-name="P5"><text:span text:style-name="T2">Diplomacy:</text:span> Nearly everyone will hate you for following the AV, including other AV civs. Don’t go AV if you’re looking for a peaceful win. Instead, use the powerful AV units to wage war. Feudalism is a valuable tech for AV civs because it enables capitulations. Having good vassals can be particularly helpful because you can demand their resources that would normally be changed in hell terrain. </text:p>
      <text:p text:style-name="P5"/>
      <text:p text:style-name="P5"><text:span text:style-name="T2">Other considerations:</text:span> Hell terrain is sure to spread into your terroritory. Prepare for this by either chopping all your trees and being read to loss some resources or by prepping Life I adepts to keep your borders clear. Even when following the AV and with a moderate AC you can still protect your borders with a few adepts if you are quick about it.</text:p>
      <text:p text:style-name="P5"/>
      <text:p text:style-name="P5">AV is a powerhouse religion that benefits nearly every civ. The elves may want to be wary of using it as hell terrain will tear up their forests, but every other civ gains a lot of benefits from it. It is particularly powerful for the Calambim (sac the weak = mega cities for vamp xp) and the Sheaim. There’s an interest tactic for the clan where you scorch a wall of desserts and let them turn into burning sands. Fire resistance orcs will be able to pass, but most units won’t. </text:p>
      <text:p text:style-name="P5">It is worth noting that the AV is particularly weak against the angels who are resist to fire and <text:soft-page-break/>unholy damage and do extra damage against demons. </text:p>
      <text:p text:style-name="P5"/>
      <text:h text:style-name="Heading_20_2" text:outline-level="2">Empyrean: </text:h>
      <text:p text:style-name="P5">Neutral-good religion focusing on, I don’t know, liberalism or something?</text:p>
      <text:p text:style-name="P5"/>
      <text:p text:style-name="P5"><text:span text:style-name="T2">Heroes: </text:span>Chalid is frequently cited as the most powerful unit in the game, and rightfully so. </text:p>
      <text:p text:style-name="P5"/>
      <text:p text:style-name="P5"><text:span text:style-name="T2">Wonders: </text:span>The shrine reveals hidden and invisible units in your territory. Which is kind of nice when shadows sneak in, but generally isn’t anything you can’t get out of a few hawks.</text:p>
      <text:p text:style-name="P5"/>
      <text:p text:style-name="P5"><text:span text:style-name="T2">Priests:</text:span> Vicars can dispel illusions and remove hidden nationality. Nice if you’re going against the Svarts, but little use elsewise. Luridus, on the other hand, get crown of brilliance which is totally sweet.</text:p>
      <text:p text:style-name="P5"/>
      <text:p text:style-name="P5"><text:span text:style-name="T2">Temples:</text:span> +10% to beakers. Pretty sweet. Tied with best temple w/ the Order.</text:p>
      <text:p text:style-name="P5"/>
      <text:p text:style-name="P5"><text:span text:style-name="T2">Unlimited Units:</text:span> Radiant guards are like axemen who can see invisible and have sun II. They can be upgraded to champions or ratha. Ratha are chariots w/ sun II, a unique bonus against recon units, and no penalty for forests and jungles. You might not build your army just on these items, but having a few units with Sun II in a stack is great.</text:p>
      <text:p text:style-name="P5"/>
      <text:p text:style-name="P5"><text:span text:style-name="T2">Diplomacy:</text:span> It is rare for many civs to adopt Empy. However, with Chalid giving an extra vote in the Overcouncil you can manipulate the council to good ends.</text:p>
      <text:p text:style-name="P5"/>
      <text:p text:style-name="P5"><text:span text:style-name="T2">Other considerations:</text:span> common wisdom is that Empy isn’t worthwhile if you don’t have Chalid. And there’s a lot to that. Might be useful for fighting the Svarts. Sun II is absurdly powerful against large AI stacks so can certainly make sense to swap out if you don’t otherwise have access to Sun II, Mind II, or Ice I. Everyone will want to spread around Empy for the temples as well.</text:p>
      <text:p text:style-name="P5"/>
      <text:h text:style-name="Heading_20_2" text:outline-level="2">The Order.</text:h>
      <text:p text:style-name="P5">Pure good, somewhat militaristic religion. </text:p>
      <text:p text:style-name="P5"/>
      <text:p text:style-name="P5"><text:span text:style-name="T2">Heroes:</text:span> Valin is another double strength horseman. Not bad. Sphener is a serious butt kicker available at righteousness. </text:p>
      <text:p text:style-name="P5"/>
      <text:p text:style-name="P5"><text:span text:style-name="T2">Priests:</text:span> Confessors spread around the blessing, which is a pretty sweet boost for nearly every unit. Plus it can be cast on workers and other non-combat units which grants some occasional advantage if a unit goes after your workers. Priors (and Sphener) get unyielding order which removes unhappiness and maintenance from your cities. This will instantly quell disorder from conquering a city, but don’t stop building acolytes.</text:p>
      <text:p text:style-name="P5"/>
      <text:p text:style-name="P5"><text:span text:style-name="T2">Temples: </text:span>+10% to military unit building. Nice.</text:p>
      <text:p text:style-name="P5"/>
      <text:p text:style-name="P5"><text:span text:style-name="T2">Special Building:</text:span> Basilicas cut out lots of maintenance and give happiness with social order. Pretty awesome.</text:p>
      <text:p text:style-name="P5"/>
      <text:p text:style-name="P5"><text:span text:style-name="T2">Unlimited Units:</text:span> Crusaders. Pretty much the same as paramanders, except you need iron or mithril. <text:soft-page-break/>Not particularly impressive, but once you get fanactism every time you spread the religion to one of your cities (when it is your state religion) you get a free crusader. This is pretty sweet when you shell out 120 hammers for a confessor, pop it for a 120 hammer temple, and get a free 120 crusader.</text:p>
      <text:p text:style-name="P5"><text:s/></text:p>
      <text:p text:style-name="P5"><text:span text:style-name="T2">Special Civic: </text:span>Social Order. Giving a happiness for every military unit garrisoned basically means unlimited happiness and the basilicas cut way back on the costs of running your empire. Sweetness.</text:p>
      <text:p text:style-name="P5"/>
      <text:p text:style-name="P5"><text:span text:style-name="T2">Diplomacy:</text:span> Not a whole lot of nations are likely to adopt the order, but the bannor and the angels do like it. Given what a pain in the ass it is to deal with those two civilization it isn’t such a bad idea to adopt the religion to avoid conflict with them. Still, it likely means war with AV civs. </text:p>
      <text:p text:style-name="P5"/>
      <text:p text:style-name="P5"><text:span text:style-name="T2">Other considerations:</text:span> You can rapidly raise an army by spreading around the Order after fanaticism. The Clan get a very impressive stack of crusaders very, very quickly this way. Spreading the order can also stamp out the Veil in the target city, which is nice if you want to lower the AC, but it isn’t a sure thing. Much better to use an inquisitor. </text:p>
      <text:p text:style-name="P5">Order can enhance any large empire and army, making it way more efficient. Unlike the AV, it doesn’t grant power, it enhances your existing power. </text:p>
      <text:p text:style-name="P5"/>
      <text:h text:style-name="Heading_20_2" text:outline-level="2">The Council of Esus </text:h>
      <text:p text:style-name="P5">A neutral evil non-religion</text:p>
      <text:p text:style-name="P5"/>
      <text:p text:style-name="P5"><text:span text:style-name="T2">Heroes: </text:span>Gibbon is an early archmage. He’s an illusionist which may limit his utility. Impersonate Leader is interesting and fun, but not necessarily a great idea because your empire mmight get run into the ground while you are playing around. Still, it is pretty damn awesome.</text:p>
      <text:p text:style-name="P5"/>
      <text:p text:style-name="P5"><text:span text:style-name="T2">National Units:</text:span> Shadowriders. Pretty damn sweet for raiding your vassals and allies. Reasonably powerful too. </text:p>
      <text:p text:style-name="P5"/>
      <text:p text:style-name="P5"><text:span text:style-name="T2">Unlimited units:</text:span> The Nightwatch can replace your longbows for city defense. They do poison damage, which can be nice at times.</text:p>
      <text:p text:style-name="P5"/>
      <text:p text:style-name="P5"><text:span text:style-name="T2">Diplomacy: </text:span>Turns your good civs neutral. HOWEVER you don’t get a wrong religion penalty from other civs. Which enables you to maintain good relations with other civs. Which is fantastic because you can do all sorts of damage with Shadowriders, shadows, stealing equipment, and the like on your “allies.”</text:p>
      <text:p text:style-name="P5"/>
      <text:p text:style-name="P5"><text:span text:style-name="T2">Other considerations: </text:span>Cof E might be considered the weakest religion, but the fact that you can make war on your friends w/ open borders w/o getting kicked out is a totally amazing superpower that, when used correctly, totally makes up for other downsides. Raiders leaders, in particular, get a lot of out of it.</text:p>
      <text:h text:style-name="P27" text:outline-level="1">Amurites</text:h>
      <text:p text:style-name="P5"/>
      <text:p text:style-name="P5"><text:span text:style-name="T2">1. Leader. </text:span>There are two amurite leaders, and each play MUCH differently. Dain is philosophical and Arcane, Valledia is Organized and Arcane. As both are arcane, you're going to probably have mages. But its that other one that really determines what you end up aiming for. Because Dain is philosophical, he gets GP faster, and since you're the amurites, you'll probably be aiming for sages. This means that you can rather easily bulb your way up much of the sorcery line. That means that you can quickly get to sorcery, unlocking mages, who will then form much of your army. After that, its a quick hop to arcane lore to unlock Govannon, while also researching things, I generally perfer the religious line to take maximum advantage of spellcasters. Playing as Valledia, you are organized. That makes it much easier to expand, and to pump out high XP initial units. Therefore as Valledia I tend to play a more balanced game, with the focus being more on firebows instead of on mages. This is due to the fact that as Valledia, it is not very difficult to in the midgame be pumping out units that start with a base of 6-10xp.</text:p>
      <text:p text:style-name="P5"/>
      <text:p text:style-name="P5"><text:span text:style-name="T2">2. Hero.</text:span> Your hero is Govannon. Govannon is an archmage. What is your first thought when you think of heroic Archmage? If you say Twincast supper summoner, you think the same way as I do. However, in Govornnan's case, that isn't the best use for him. You see, Govannon can teach any unit level 1 spells. That means that your entire army can cast hast, summon skeleton, rust, enchant weapon, etc. It also means though that you can promote your apprentices with combat 1-4 for its first 4 upgrades, and only start taking spells once he becomes a mage because Govannon can teach him alot of level 1 spells. Another thing to note is that Priests start off with channeling 2, but not channeling 1. Have Govannon teach them spells, and you then get mages with higher base strength. This also means that you can effectively get 16 archmages, not counting any heroic ones. That is 4 Archmages, 4 Liches, 4 Druids, and 4 high priests. You can also do things like get water walking, tsunami casting, stoneskin and regeneration casting paladins (oh, and fireball casting), or Eidolons if that is more to your taste.</text:p>
      <text:p text:style-name="P5"/>
      <text:p text:style-name="P5"><text:span text:style-name="T2">3. Your other hero is firebow.</text:span> What is so special about the firebow? Well, it is a strength 5/4, channeling 2 longbow that can use bronze and iron. Go RoK, grab mines of gal-dur, and that means that you have an army of strength 7/6 longbows, who can take summon fireball as their first promotion. Hit em with earth 1 from Govornnan, and they can also take stoneskin. That means that you can have an army of stoneskin, fireballing, hasting firebows (with a few who took regeneration instead of fireball or stoneskin) with just 6 xp. And 6 xp is easy to get. That means that you can have an army of fast moving combination catapults and attackers who can look after themselves just fine.</text:p>
      <text:p text:style-name="P5"/>
      <text:p text:style-name="P5"><text:span text:style-name="T2">4. Religion.</text:span> The amurites don't have any affinity for any particular religion, but there are a few I like more than others. My favorite is generally OO, because it keeps me neutral (for the druids), and I can unlock 2 heros at Arcane Lore instead of 1, and that means I can have govornnan off teaching while Hemah forms the spearhead of my conquests. Ashen veil with the holy building, the temples that provide sages, etc. is also a favorite of some people. RoK is very nice when playing as Valledia, as I can snatch iron from the mines and use it for my firebows. FoL can work well, as it gives you lots of nice, unpillagable food, and once you have forested everything, your priests will still be useful. Yvain when given some spells, and hopping him and the druids up on nature mana makes for a very powerful backbone to your army. Another favorite of mine is Empyrian, as it gives you chalid, and you can upgrade empy priests to druids and high priests, and since crown of fire has a chance of casting each turn, that means that you can have plenty of nice strong casters who still do holy damage to units around them even as they summon up fire elementals and such.</text:p>
      <text:p text:style-name="P5"><text:soft-page-break/></text:p>
      <text:p text:style-name="P5"><text:span text:style-name="T2">5. Mages.</text:span> There are two things that make your mages more powerful than other peoples. The first, is the arcane trait. This means that they are more likely to get free xp, faster. The second is the Cave of the Ancestors. This gives you 1xp per different kind of mana you control. That means that with cave of the Ancestors and just your palace mana, your mages start with 3xp. Controlling 2 mana nodes, and having them be different from your palace mana gives your mages 5xp. Controlling 18 different mana nodes means that your mages start out with 18xp. However, if you double up (say, get 2 fire nodes), you only get 1xp for controlling a fire node, even though you have 2. On the other hand, your adepts will start off with fire 1 now. So you have to decide if you want to go wide, and have your adepts start off with more xp, or go deep, to make your magic more powerful.</text:p>
      <text:p text:style-name="P5"/>
      <text:p text:style-name="P5"><text:span text:style-name="T2">6. The early game.</text:span> In the early game, the Amurites have no advantages. However, many of their foes do have advantages. This means that the early game isn't about conquest, it is about survival. When building new cities, it is very important to focus them on specific things. Take one city and scientist spam with it. Take another city and commerce spam with it. Take and get as many city as you can with high production, because at 90 hammers, adepts cost a lot. Firebows are also production heavy units. If you want units in a timely manner, you're going to want several cities that give good production.</text:p>
      <text:p text:style-name="P5"/>
      <text:p text:style-name="P5"><text:span text:style-name="T2">7. Midgame.</text:span> Midgame, when you get firebows and mages, is when your power starts to come out. Spam firebows like they are going out of style. Adepts that you build will either instantly, or almost instantly be ready to become mages. However, you still have to be able to afford to upgrade them. Therefore, you're going to want to be running at a constant gold bonus, which of course means that you'll have to lower your science slider. Balance your research with your upgrades.</text:p>
      <text:p text:style-name="P5"/>
      <text:p text:style-name="P5"><text:span text:style-name="T2">8. Lategame. </text:span>Lategame is when you have the power. You'll have 2x as many archmages as anyone else, 4x if your opponent isn't using death mana. With a vast army all casting spells, spamming fireballs, specters, etc, your goal is going to be weaken your foes with magic, THEN kill them with your units. Just remember that dragons and nullstone golems are immune to magic (ok, there's a few other things as well), so don't let your opponents use them. </text:p>
      <text:p text:style-name="P5"/>
      <text:p text:style-name="P5"><text:span text:style-name="T2">9. Civics.</text:span> Aristograrian is very powerful - you get commerce, you can run extra sages, what is not to like? However, it isn't the only thing to consider. Getting level 1 spells just means having govornnan. Getting level 2 spells cost promotions. Therefore, being able to pump out high xp units (like firebows) would be VERY nice. Therefore, running apprenticeship, conquest, and theocracy are all things to consider. Scholarship is unlocked at Arcane lore, and allows unlimited specialists, and gives +1 beaker to all specialists. Combine this with the great library, and you'll have sages producing 5 beakers, giving them a strong benefit. Similarly, Liberty (from either the overcouncil or from researching the tech) could be nice due to the 1 free great person. The best idea is usually to run nationhood, apprenticeship, Aristocracy, and Agrarianism are usually the best early game civics. Mid-Lategame, you have to decide for yourself.</text:p>
      <text:p text:style-name="P5"/>
      <text:p text:style-name="P5"><text:span text:style-name="T2">10. Victory.</text:span> All this magic means that you have a strong lategame, and can definitely win a conquest or domination victory. However, the Amurites also have a very strong synergy with a Tower of Mastery Victory. And they have something that helps them that no one else has. Their palace is the only one that provides Metamagic Mana. That means that as soon as you get mages, you can immediately get to work on your towers. Just get 3-4 mana nodes, and you'll be set for the rest of the game. Don't forget that Dispel Magic resets mana nodes.</text:p>
      <text:p text:style-name="P5"/>
      <text:p text:style-name="P5"/>
      <text:p text:style-name="P6"><text:soft-page-break/>Other Notes</text:p>
      <text:p text:style-name="P5">I decide Firebows vs Mages depending on the number of nodes I have access to. If it's 3 or more, straight mage spam is fine. With 2 or fewer, you pretty much have to go firebows.</text:p>
      <text:p text:style-name="P5"/>
      <text:p text:style-name="P5">Second, the most important schools for Govannon are Mind, Body, Death, Earth. The first three for the level 1 spells for everybody and the last for fast stoneskin on your mages/firebows.</text:p>
      <text:p text:style-name="P5"/>
      <text:p text:style-name="P5">IMO Dain is the stronger of the two leaders by far and that's because he can efficiently GPP slingshot the Arcane line. That's research KotE, bulb Alteration, research Sorcery (or partial bulb it from the Drama Merchant, doable if you haven't researched a Sanitation prereq), double bulb Arcane Lore. This is normally fast enough for me to get Gov out when the AI still has axemen WHILE researching something else (e.g. Military Strat/Bowyers/Engineering) plus a prophet to bulb Priesthood. All in all, it works out to be something like 6500 <text:s/>from bulbing, which gets you to the Amurite power phase fast enough to be dangerous.</text:p>
      <text:p text:style-name="P5"/>
      <text:p text:style-name="P5">Blessed Stoneskin+Combat V mages beat down axemen fairly handily even in a fair fight and the spells generally ensure unfair fights. The other major benefit is that this gets you Scholarship and (more importantly imo) a fast Crown which is what enables you to hit the research rates needed to give the Amurites the tech lead they so need to be dominant.</text:p>
      <text:p text:style-name="P5"/>
      <text:p text:style-name="P5"/>
      <text:h text:style-name="P27" text:outline-level="1">Balseraphs</text:h>
      <text:p text:style-name="P5"/>
      <text:p text:style-name="P5"><text:span text:style-name="T2">1. Festivals = Markets, Freaks, Revelry.</text:span> Keelyn's Creative trait makes for comfortable early expansion, so spread fast and build markets. </text:p>
      <text:p text:style-name="P5"/>
      <text:p text:style-name="P5"><text:span text:style-name="T2">2. Build Loki first thing in your second city</text:span>, unless you need military support. </text:p>
      <text:p text:style-name="P5"/>
      <text:p text:style-name="P5"><text:span text:style-name="T2">3. Explore.</text:span> Find your neighbors so you can put Loki to work. Know which leaders are creative and watch where religions spread. Park him in another capital between flipping new cities and use Entertain. The gold per turn should not be neglected. </text:p>
      <text:p text:style-name="P5"/>
      <text:p text:style-name="P5"><text:span text:style-name="T2">4. Dedicate a city to Freaks.</text:span> Good rolls make strong units, bad rolls make Freak Shows. Also Freak Shows are a good way to avoid having to build culture buildings first in new cities.</text:p>
      <text:p text:style-name="P5"/>
      <text:p text:style-name="P5"><text:span text:style-name="T2">5. Knowledge of the Ether.</text:span> If you're Perpentach, build a couple Mage Guilds asap so you can take advantage of Arcane if you get it. As Keelyn, make 8 adepts and sit on them. After that, put an adept in each city for Inspiration, with intent on getting Maelstrom as mages. Get Death Mana. </text:p>
      <text:p text:style-name="P5"/>
      <text:p text:style-name="P5"><text:span text:style-name="T2">6. Revelry.</text:span> If the Illians are in the game, wait until they cast Stasis and it has ended or Revelry will be wasted. Otherwise, I generally use it to rush to Deception or Sorcery. </text:p>
      <text:p text:style-name="P5"/>
      <text:p text:style-name="P5"><text:span text:style-name="T2">7. Council of Esus.</text:span> Gibbon's puppets don't summon illusions and he comes sooner than Hemah. I use him for quad-casting Wonder, but that has drawbacks that will be discussed later. Courtesians are worth it just to watch them run. Also, they get free xp from your friends. Other religions just don't synergize as well as CoE. Regardless of your religion, get Undercouncil for the slave trade and have happy cities. </text:p>
      <text:p text:style-name="P5"/>
      <text:p text:style-name="P5"><text:span text:style-name="T2">8. Mimics.</text:span> They are my favorite and I always hesitate to upgrade them to top-tier units. Be careful using promotion-effect spells. Using Wonder will often Wither, Disease, Slow, Rust, etc. your enemies, which can then be stolen by Mimics. Dispel Magic can remove enemies' Haste, Dance of Blades, and other buffs that won't be worth anything to your Mimics. If you find someone with Priests, Medic II is one of the best things a Mimic can get, especially if you're CoE. Attacking the Bannor means free Guardsman. </text:p>
      <text:p text:style-name="P5">If catching an enemy assassin alone (as the AI often use them ) with a Mimic, you can quickly create a wicked support unit with stolen arcane and medic promotions.</text:p>
      <text:p text:style-name="P5">But note that while Mimics are fun, they start out weaker than other Champions. On the attack, they need support by powerful siege/divine/arcane troops.</text:p>
      <text:p text:style-name="P5"/>
      <text:p text:style-name="P5"><text:span text:style-name="T2">9. Upgrade Keelyn's 8 mages to Death III</text:span>, providing you with 16 Wraiths per turn (now with no military cost). By this time you will be unstoppable, unless you're up against a civ that is invulnerable to Death damage, which isn't rare. In this case I get Air III on Liches and Archmages because of Air Elementals' movement range and visibility. Tweak your mana nodes accordingly. </text:p>
      <text:p text:style-name="P5"/>
      <text:p text:style-name="P5"><text:span text:style-name="T2">10. Victory.</text:span> Keelyn's Stack of (Literally) Death makes for an effortless Conquest. Domination and ToM victories benefit from her Creative trait, but ToM doesn't happen very quickly. There aren't any advantages compared to other civs for Cultural or Altar victories.</text:p>
      <text:p text:style-name="P5"/>
      <text:p text:style-name="P6">Other notes</text:p>
      <text:p text:style-name="P5">If you capture (through dominate or command promotions), you can get units of different race. You <text:soft-page-break/>can then turn these into "Human Pen" and "Dwarf Pen", etc. These of course add happiness and culture. Another thing to note is the balsferas tend to have very strong culture, especially with keyleen. Why? Every city gets free culture from cultural, and even more free culture from freak shows. </text:p>
      <text:p text:style-name="P5"/>
      <text:p text:style-name="P5"><text:span text:style-name="T2">Most important for Balseraphs are puppets</text:span>, and I would like to reiterate. A unit with twincast under a summoning leader can twincast puppets, who each have twincast, and they stick around for 2 turns. I have been able to (with hemah), get a total of 140 water elementals (spellstaff, tower of elements, summon 2 puppets, use spellstaff, summon 2 more. puppets each summon 2 water elementals, total of 8, which stick around for a turn. Next turn, summon 2 more puppets, 6 puppets summon water elementals, total of 20. Water elementals have strong promotion, attack, die, turn into 40 damaged water elementals. When they attack and die, turns into 80 damaged weak water elementals, who upon dying, die for good). A regular archmage with spellstaff can only get a total of 28 water elementals.</text:p>
      <text:p text:style-name="P5"/>
      <text:p text:style-name="P5">Another trick. Archmage with mind 3, summons puppets. The puppets cast dominate, and even if they loose, the archmage doesn't loose dominate. With a twincasting archmage (hemah, gibbon), you can dominate 4 units per turn (8 using FF's twincast mechanics).</text:p>
      <text:p text:style-name="P6"/>
      <text:p text:style-name="P6">Other Notes</text:p>
      <text:p text:style-name="P5"/>
      <text:p text:style-name="P5"><text:span text:style-name="T2">When playing Perpentach</text:span>, take advantage of your current traits! Suddenly being able to get Command Posts up, pump Settlers out at double speed, or getting Potency on arcane units can be huge!</text:p>
      <text:p text:style-name="P5"/>
      <text:p text:style-name="P5">If you find yourself with excess hammers early-midgame with no means of expansion, the <text:span text:style-name="T2">free Mind Mana</text:span> means that spamming Adepts for their Inspiration spell is a viable tactic.</text:p>
      <text:p text:style-name="P5"/>
      <text:p text:style-name="P5"><text:span text:style-name="T2">The Balseraph fit well with almost every religion</text:span>, pick one that suits your situation; RoK for Iron, AV for tech and damage spells, Order for maintaining a large empire, Empyrean for, well, Chalid really, OO for water-heavy maps or FoL for forested ones.</text:p>
      <text:p text:style-name="P5"/>
      <text:p text:style-name="P5"><text:span text:style-name="T2">1: (ab)use Freaks:</text:span> The good mutations can make soldiers that are far superior to those of other nations. The promotions to be most aware of are Heroic Attack I, Heroic Defense I, Strong, Heavy, Light, Mobility I, Immune to Disease. The weak freaks can be used to create entertainment in your cities (Freak Shows).</text:p>
      <text:p text:style-name="P5"/>
      <text:p text:style-name="P5"><text:span text:style-name="T2">2: Loki is situational:</text:span> Loki is a special "hero"; He's available right off the bat, but he's not a combat hero, and he's not capable of levelling. This means he basically has two uses; in peace, he can convert enemy cities with no culture (this is a good way of barring in civs - especially those who tend not to be strong enough to punish you. Remember the diplomatic penalty from using this ability), or he can serve as an early caster of Chaos I (1 FS chance). Always consider if you can spend the <text:s/>better on other things.</text:p>
      <text:p text:style-name="P5"/>
      <text:p text:style-name="P5"><text:span text:style-name="T2">3: Make the most of your traits (obviously):</text:span> This is nation-specific because, well, as Balseraph you will sometimes be playing as Perpentach, the only leader whose traits are changing. Especially using the "half cost of..."-attributes of the different traits is smart when you have a lot of improvements from your cities to chose from.</text:p>
      <text:p text:style-name="P5"/>
      <text:p text:style-name="P5"><text:span text:style-name="T2">4: The Balseraph lean towards early war:</text:span> Mostly due to the Freak mutations, but also because <text:soft-page-break/>they (unlike a number of other civs) do not have a 'favourite' path you can venture down, tech-wise; No need to rush for a religion or for arcane techs. Instead, you can kill off those who would try this and become a problem further down the line.</text:p>
      <text:p text:style-name="P5">5: The Arena's special ability is mostly useless: Your armies will not benefit from this kind of training. The mortality rate is far too high for Arena fights.</text:p>
      <text:p text:style-name="P5"/>
      <text:p text:style-name="P5"><text:span text:style-name="T2">6: If possible, get your hands on a unit with Medic II early (priests):</text:span> This will allow them to remove diseases and witherings, making a far wider percentage of mutated units viable soldiers.</text:p>
      <text:p text:style-name="P5"/>
      <text:p text:style-name="P5"><text:span text:style-name="T2">7: Mimics are fun, but they need support:</text:span> You need to compensate for the initial weakness of Mimics by helping them win those first fights and collect their abilities; whether you have iron weapons against enemy copper weapons, have a few fireball-mages along, or use siege weapons and ordinary soldiers, your mimics are the most fun when they live to see a second battle. Upgrading elite units to mimics is also a good way to increase their odds.</text:p>
      <text:p text:style-name="P5"/>
      <text:p text:style-name="P5"><text:span text:style-name="T2">8: Mimics need special promotion patterns:</text:span> Odds are that your mimics will, at some point, run into an enemy who has only Combat promotions. In fact, most of the enemy army is likely consisting of this. This means that giving the Mimic these combat promotions is often wasting a promotion (apart from giving him better survival odds, of course). A good tactic is to give Mimics Drill promotions; early on it may be outshined by Combat, but once you have a Drill IV Combat III mimic at 17 XP, it'll pay off. Ultimately, this also means that your mimics will see more combat (as drill will minimize the damage they take when they've grown powerful), which means they'll grow stronger, which means they will see more combat, etc...</text:p>
      <text:p text:style-name="P5"/>
      <text:p text:style-name="P5"><text:span text:style-name="T2">9: Nothing is prohibited:</text:span> You're insane, remember? If you want to found Order and turn good; be welcome. Do you want to have an Elven Cage in every city you own? Give it a try! Want to create a legion of captured bears? Feel free! One of the things I love most about the Balseraph is that doing odds things or following crazy whims feels more "allowed".</text:p>
      <text:p text:style-name="P5"/>
      <text:p text:style-name="P5"><text:span text:style-name="T2">10: Have fun!</text:span> ... Point 9 sorts of leads to this. One of the selling points for the Balseraph, in my opinion, is the opportunities of fun. Of all the civilizations in FFH II, the Balseraph are those that provide me with the most opportunities for funny games.</text:p>
      <text:p text:style-name="P5"/>
      <text:p text:style-name="P5"/>
      <text:h text:style-name="P27" text:outline-level="1">Bannor</text:h>
      <text:p text:style-name="Standard"/>
      <text:p text:style-name="Standard">Ok, I guess I should give a stab at the Bannor because they are my favorite. I'm not the best player here so take my suggestions with a grain of salt. Having said that, my son says I'm so good with them because my play style is ideal for the Bannor (and bad for anyone else)! Anyway, I usually win with these on immortal, standard size, random maps, and sorry to go a tad long:</text:p>
      <text:p text:style-name="Standard"/>
      <text:p text:style-name="P1">10 Tips for the Bannor</text:p>
      <text:p text:style-name="Standard"/>
      <text:p text:style-name="Standard">1. The overriding tip – if the Bannor pull off the crusade correctly, with everything going as planned, it is beautiful to behold. They are certainly one of the most powerful civilizations in the endgame.</text:p>
      <text:p text:style-name="Standard"/>
      <text:p text:style-name="Standard">2. The Bannor’s second advantage (often overlooked) is that with so many units getting guardsmen, they are effectively assassin proof. </text:p>
      <text:p text:style-name="Standard"/>
      <text:p text:style-name="Standard">Let’s work backwards – the ‘ultimate’ Bannor game (especially with Sabathiel, see below) is to build, build, build, and then unleash your armies on the world right when you are ready. The right point, in a perfect world, is after you have built the key money making buildings, after you have priests, and a variety of first and second level magic usersand at elast iron. If you have Sabathiel or Decius, you also have command posts.</text:p>
      <text:p text:style-name="Standard"/>
      <text:p text:style-name="Standard">3. An ‘ideal’ late game is Donal with 2 religious heroes, a huge stack of melee units/demagogues, some catapults, an adept casting magic weapon, one casting chaos blade, a few casting rust, a stonewarden casting shield of faith, a flagbearer casting morale, and a confessor casting bless. If you have second level spells, then use them appropriately as stack enhancers as appropriate.</text:p>
      <text:p text:style-name="Standard"/>
      <text:p text:style-name="Standard">If you can pull this off, you WILL win the game and perhaps no one can just sweep opponents off the board by pure mass like the Bannor; they can get cheap untis that are strong with promotions faster/better than practically anyone. The bad news is that neither your AI opponents nor especially your human opponents will let you get away with this strategy easily.</text:p>
      <text:p text:style-name="Standard"/>
      <text:p text:style-name="Standard">The crusade gives units from towns (20% each turn), your power comes from a cottage economy. We all know that cottage economies ALSO are powerhouses in the late game but much weaker early game.</text:p>
      <text:p text:style-name="Standard"/>
      <text:p text:style-name="Standard">4. Therefore, the key to winning with the Bannor is to survive long enough to go to crusade, cast your world spell, and churn out demagogues. And have your cottages grow. If the Bannor are the strongest Civ in the late game, they are perhaps the weakest in the early game.</text:p>
      <text:p text:style-name="Standard"/>
      <text:p text:style-name="Standard">5. Since you are running a cottage economy, get education quickly and try to get the upgrades to village, town, etc. going fast. After that, get bronze working. Chop forest for early needed production after mining.</text:p>
      <text:p text:style-name="Standard"/>
      <text:p text:style-name="Standard">6. Since the cottage economy takes a while to get moving, put early emphasis on settling sites with gold, gems, or wine. Although this idea is usually good, it means with the Bannor put even more emphasis over other city site features.</text:p>
      <text:p text:style-name="Standard"/>
      <text:p text:style-name="Standard">7. After the early techs, get Runes of Kilmorph. RoK will give you some early needed money also, <text:soft-page-break/>and give the ability to get early heroes like Bambur. His ability to cast enchanted blade and repair are useful.</text:p>
      <text:p text:style-name="Standard"/>
      <text:p text:style-name="Standard">8. Have the capital with some specialists to get the ‘easy’ great men, but this is secondary benefit for the Bannor.</text:p>
      <text:p text:style-name="Standard"/>
      <text:p text:style-name="Standard">9. Build catapults. They are very good defenders especially and if you get Bambur they can be repaired. Remember, you are practically assassin free. Try to stick with RoK until you have 2 or 3 stonewardens. </text:p>
      <text:p text:style-name="Standard"/>
      <text:p text:style-name="Standard">10. You probably won’t have time to build a lot of wonders. Consider Form of the Titan if the AI gives you a reprieve, your strength is building a lot of units.</text:p>
      <text:p text:style-name="Standard"/>
      <text:p text:style-name="Standard">11. Research priorities are the obvious early ones, the money making ones, and smelting early. If you have iron, get priesthood, build the stonewardens, and then switch to Order or Empyrean (I prefer Order). Order spreads like wild fire. Build the confessors. If you don’t have iron, you probably want to build the Mines of Gul-dur. </text:p>
      <text:p text:style-name="Standard"/>
      <text:p text:style-name="Standard">12. By middle game Bambur will be missed but he isn’t too powerful then, Valin and of course Sphener are powerhouses. Sphener’s ability to cast heal on the whole stack is thematic and his non-living status won’t hurt him.</text:p>
      <text:p text:style-name="Standard"/>
      <text:p text:style-name="Standard">13. Obviously, once all of the ‘necessary’ techs are researched, go for fanaticism. </text:p>
      <text:p text:style-name="Standard"/>
      <text:p text:style-name="Standard"/>
      <text:p text:style-name="Standard">14. Leaders –</text:p>
      <text:p text:style-name="Standard"/>
      <text:p text:style-name="Standard">a. Sabathiel at charismatic and organized is the ‘ultimate’ Bannor leader. He wants to build as long as possible with as much preamble, with his faster advancing units and command posts. He can consider theology, apprenticeship, and if he has form of the titan gets some tough units. Most of the above strategy works best for Sabathiel.</text:p>
      <text:p text:style-name="Standard"/>
      <text:p text:style-name="Standard">b. Capria plays a little differently. Since she is spiritual, she can go into and out of the crusade easily; therefore, she doesn’t need the build up the way Sabathiel does. Conversely, since she is industrious, she should build wonders. But she can’t match Sabathiel’s pure ‘Bannor’ power so she has to be more adaptable. </text:p>
      <text:p text:style-name="Standard"/>
      <text:p text:style-name="P3">c. Decius has two of the best characteristics, raiders and organized. Unfortunately, they don’t mesh with the Bannor ‘pure power’ game well. With Decius, then, try to get horsemen early – raid enemy lands, this should slow down their attacking and give you needed money. Decius will find less use of catapults (they will weaken his commando promotions). So Decius should play ‘mobile defense’ early. Later in the game, he has to decide how much of a ‘raiders’ game and how much of a ‘crusade’ game he adopts. </text:p>
      <text:p text:style-name="P2"/>
      <text:h text:style-name="P28" text:outline-level="1">Calabim</text:h>
      <text:p text:style-name="P4">I'm no expert, but the Calabim would have to qualify as my favorite. Their special features have a great synergy: grow big, spread out, win. Someone will probably shoot these tips full of holes, but:</text:p>
      <text:p text:style-name="P4"><text:line-break/>1. <text:span text:style-name="T1">It's all about the vampires.</text:span> OK, it's a champion that's 50% more expensive than normal, and -1 base strength: how is that a good thing? The answer is that vampires are born with the ability to cast Haste and summon skeletons. With one promotion, they can summon spectres. They can also Feast their way to essentially infinite experience. Think of these guys as heroes that get buckets of promotions in a few turns instead of 100. The other ability of vampires is the Gift Vampirism spell, which gives Vampirism to any level 6 unit (or level 4 Moroi, the Calabim Axeman unit). This gives the target unit an extra 10% strength, faster healing, and the ability to Feast (see below). No summoning ability, though: that would be just too much.<text:line-break/><text:line-break/>2. <text:span text:style-name="T1">Governor's Manor ASAP.</text:span> The governor's manor provides a hammer for each unhappy face in your city. This is huge: your early size-4 cities will have an extra five hammers from the governor's manor (4 unhappy from "it's too crowded", 1 from "some buildings are making us unhappy"). The tech that enables the governor's manor building (Code of Laws) also enables the Aristocracy civic, which, combined with Agrarianism fits the Calabim like a glove:<text:line-break/><text:line-break/>3. <text:span text:style-name="T1">Population = power.</text:span> As stated above, each population point is worth another hammer to your governor's manor. Also, the Feast spell lets you convert city population into experience for your vampires. The bigger the city, the greater the experience gain; for example, feasting a size 15 city down to size 10 will give 50 experience.<text:line-break/><text:line-break/>The Calabim have a unique building called the Breeding Pit that gives +2 food, -1 health, and +20% retained population after growth (meaning your cities can grow back to normal size more quickly after feasting or whipping). Worst case, this is +1 food; with enough health resources (see tip #10), it's an extra person. It can be worthwhile for Calabim cities to grow into unhappiness, since the extra population will provide some benefit even while it's rioting.<text:line-break/><text:line-break/>Sanitation and Construction are great techs for the Calabim, since they allow for more productive farms and fresh water propogation via farms, respectively. Farm every tile you can; more food = faster growth after whipping or feasting, and each farm gives commerce under Aristocracy. Sanitation also enables the Public Bath building, which gives a whopping +3 happy at the price of -1 health.<text:line-break/><text:line-break/>4. <text:span text:style-name="T1">Summons are the ultimate cannon fodder.</text:span> Attack sequence: move adjacent to target, summon one skeleton per vampire. Next turn, summon one spectre per vampire, cast enchantment spells (enchanted blade and shield of faith are nice, since they work on both living and undead units). Attack with the summoned units: if they die, so what? Their death doesn't increase your war weariness, and you can summon some more next turn. Now, kill the softened-up units with your vampires. This won't work against really tough targets unless you have lots of death mana:<text:line-break/><text:line-break/>5. <text:span text:style-name="T1">Spectres love Death mana.</text:span> Spectres have death affinity, which means their strength increases by +1 for every death mana node you control. Create three death mana nodes and your summoned troops are suddenly twice as powerful. With lots of death mana (see tip #10), empower 5 (easy enough to Feast combat 5 onto your vampires), and some additional buffs, your disposable summons can do some damage to pretty tough opponents. Using Death mana will give a diplomacy penalty with lots of AI leaders, but you're going to kill them anyway, right (see tip #10)?</text:p>
      <text:p text:style-name="P4"><text:soft-page-break/></text:p>
      <text:p text:style-name="P4"/>
      <text:p text:style-name="P5">6. <text:span text:style-name="T2">Be Flauros. </text:span>Financial and Organized (half-price governor's manors!) are great traits for someone who's planning to conquer the world (see tip #10). Alexis's traits (Aggressive and Philosophical) run exactly counter to the way I play the vampires: who needs free combat 1 when you can get all the promotions you need by feasting? And the high-food cities that could support specialists are exactly the ones that are ideal for feasting. Decius is an interesting alternative, but I usually need all the financial help I can get:<text:line-break/><text:line-break/>7. <text:span text:style-name="T2">Don't crash your economy.</text:span> Governor's manors only provide half the city maintenance reduction of regular courthouses, and the Calabim can't construct the buildings that give extra research per city (Elder Council and Alchemy Lab). It's pretty easy to overexpand and reach the point where your research is stagnant and your troops are revolting. One of your research priorities is Education; spam cottages if your economy is in trouble (or take over some of your neighbor's cities). Once you get Aristograrianism cranking, your money troubles should be over.<text:line-break/><text:line-break/>8. <text:span text:style-name="T2">Pick the right moment for your world spell.</text:span> The Calabim world spell increases the population of all Calabim cities by two, and decreases the population of all other cities by two. It's a nice double-edged sword, helping you and hurting your opponents. There are two schools of thought on this spell: cast it as soon as your capital reaches size 3, giving you an early game boost and your opponents an early setback. Or, wait until mid game when you've connected a couple new happy resources or built some public baths and all your cities are at least +2 happy. I usually shoot for the later timing.<text:line-break/><text:line-break/>9. <text:span text:style-name="T2">Burning Blood is nice, but use it carefully.</text:span> When you're attacking at long odds with a Moroi, the Burning Blood spell will give +20% strength, +1 move, and blitz. Beware, though: if it survives, there's a 20% chance per turn that the unit will turn into a barbarian and attack your units (and a 10% chance that it will lose the burning blood promotion, but that never seems to happen).<text:line-break/><text:line-break/>10. <text:span text:style-name="T2">Conquer the world.</text:span> More happy and healthy resources = bigger cities = more hammers and more powerful vampires. More death nodes = stronger spectres.</text:p>
      <text:p text:style-name="P5"/>
      <text:p text:style-name="P5"/>
      <text:p text:style-name="P5"/>
      <text:h text:style-name="P27" text:outline-level="1">Clan of Embers</text:h>
      <text:p text:style-name="P5"/>
      <text:p text:style-name="P5">You have 3 major weaknesses: Since you have the Barbarian trait (-10% science) and can't build libraries, you'll be weak in the tech department. Which affects everything else.</text:p>
      <text:p text:style-name="P5">And no higher level cavalry, and no Raiders trait (so they're tardy barbarians).</text:p>
      <text:p text:style-name="P5"/>
      <text:p text:style-name="P5">Strengths: wolf riders, warrens, shamans, Rantine and For the Horde.</text:p>
      <text:p text:style-name="P5"/>
      <text:p text:style-name="P5">1) Since you have a natural research disadvantage, you need to use your strengths to get an early lead. Be bigger than everyone else, or perish. (Someone mentioned that if you haven't won by the time T3 units come out, it's over, though I have some doubts over that)</text:p>
      <text:p text:style-name="P5"/>
      <text:p text:style-name="P5">2) You start at peace with the barbarians, which is fun(ny). It means that at goblin forts you can hire goblins for 30 gold, you *can't* explore dungeons until you declare war on the barbarians (though you'll want to hold off on that) and you can walk through Acheron's territory undisturbed. You *can* however rob graveyards. It's funny to see spectres appear, who then go harass your nearest neighbour.</text:p>
      <text:p text:style-name="P5"/>
      <text:p text:style-name="P5">3) the peace with the barbarians ended for me when I had 50% more score than the #2 in the world. "You have become too civilized" </text:p>
      <text:p text:style-name="P5">Not a problem at that point, unless the armageddon counter is creeping up..then it might provide 'issues' with horsemen of the apocalypse.</text:p>
      <text:p text:style-name="P5"/>
      <text:p text:style-name="P5">4) Speaking of barbarians...you'll want to beeline bronze working. Firstly for the bonus to your main force consisting of melee units, secondly for the production bonus of having mineable copper near your city, thirdly to get Rantine. Not a super-strong hero at base str 4, but with him you can take over any barbarian city unless there's an Acheron or some freak high strength monster in it. Until you grow 'too civilized' of course. But that's some major advantage early game when those barbarian cities are hard/costly to crack with archers in them!</text:p>
      <text:p text:style-name="P5"/>
      <text:p text:style-name="P5">5) I waited with casting For The Horde until after I had Rantine. The extra units you're getting outside of your cultural borders will make your unit maintenance shoot up which you can't really afford with just 1 or 2 cities. It will also mean the Barbarians had time to establish themselves, without the risk of them being annihilated already. Of course it depends on map-settings. With the units scattered all over the map you'll be able to scout out various places quickly. The main use? Knowing where to send Rantine to convert cities </text:p>
      <text:p text:style-name="P5"/>
      <text:p text:style-name="P5">No idea btw if FTH has any chance of converting Orthus/Acheron/Disciples of Acheron, but I didn't get any, and I suspect the anwer is no.</text:p>
      <text:p text:style-name="P5"/>
      <text:p text:style-name="P5">6) You can spam goblins at the start of the game and send them to forests or tundra's. If they defeat a wolf there, they become goblin wolf-riders; basically the earliest cavalry possible. I didn't have much luck with this however; my goblins kept being eaten by bears.</text:p>
      <text:p text:style-name="P5"/>
      <text:p text:style-name="P5">7) Another thing you'll want relatively early besides bronze working is Construction, because it allows you to build Warrens. Not a huge diversion, and although the buildings are expensive to build (180 hammers), they're what makes the Clan what they are. It basically doubles any basic troop you build. The encyclopedia mentions some exceptions: national units, naval and siege units. HOWEVER: it also does nothing for settlers/workers (oh the disappointment) nor hawks. But it <text:soft-page-break/>does make it so your cities can be spamming 2 warriors/axemen per turn if your production is sufficiently high. </text:p>
      <text:p text:style-name="P5"/>
      <text:p text:style-name="P5">7) Speaking of spamming units: neither your wolfmen, nor your shamans (adept replacement) need a special building to build. So any city you conquer gets to spam useful units the moment you build a warrens there.</text:p>
      <text:p text:style-name="P5"/>
      <text:p text:style-name="P5">8) Given that the Clan's strongest point is swarming tactics, you'll need something to pay for all that army. Which leads us to...Runes of Kilmorph. Since you'll want Mining and Mysticism (for Godking and shamans eventually) anyway it's not that unimaginable to rush it, and Arete could help a lot with keeping production high. And though I definitely couldn't spare the production (too busy making warrens+troops and warring Khazad in my game) the Mines of Gal-Dur + Bambur would be a huge boon to your melee army.</text:p>
      <text:p text:style-name="P5"/>
      <text:p text:style-name="P5">But tbh I'm too addicted to free xp/Apprenticeship to switch to Arete.</text:p>
      <text:p text:style-name="P5"/>
      <text:p text:style-name="P5">9) Reasons you might want another religion? Each time you conquer a city, you need to build a monument first, since RoK doesn't spread culture automatically. Add a warren and other 'necessary' buildings (no worthwhile economy/science without some markets/elder councils!) and it takes a lot of time before you can use the city for adding to your war-effort. And since Thane's/disciples are cheap to build (they come in packets of 2!) I rather start sooner with the non-monument buildings :P</text:p>
      <text:p text:style-name="P5"/>
      <text:p text:style-name="P5">A religion you might consider is Fellowship of Leaves. If your orcs start with a flavor start like with the Erebus or ErebusContinent maps, you might start close to jungle. Jungle is quite useless to start in (scout around! find a better spot!), but with FoL those jungles turn into ancient forests. That's significantly better, and probably quicker than putting your lazy goblin gits to work with their -10% workspeed!</text:p>
      <text:p text:style-name="P5">Then again, getting hunting is expensive in terms of science.</text:p>
      <text:p text:style-name="P5"/>
      <text:p text:style-name="P5">Another option for the jungle problem is shamans. Your palace has body/fire/nature, which is pretty nifty since it allows your shamans to get to the desired location hasted (also solves some of the mobility problems your melee army without the raider trait has) and then you can blaze the hell out of that jungle. Burning jungle turns to burnt forest, which turns to new forest. Step 3 is 'profit!'</text:p>
      <text:p text:style-name="P5"/>
      <text:h text:style-name="Heading_20_2" text:outline-level="2">Economy</text:h>
      <text:p text:style-name="P5"/>
      <text:p text:style-name="P5">Clan don't just swarm they can also build an exceptionally powerful economy.</text:p>
      <text:p text:style-name="P5"/>
      <text:p text:style-name="P5">The warrens and RoK make for a powerful production combination, if you start spamming Soldiers of Kilmorph. Each SoK costs 90 hammers and returns 45 hammers when you sacrifice it to help build a building or a wonder. But warrens gives 2 SoK for the price of one. And production modifiers apply <text:s/>So with Jonas you can switch civics to get +25% production bonus for military units and an Order temple adds another +10% (so 67 raw hammers is needed to produce 90 output hammers) These cheap SoK can be moved to other cities and used to get a new city established much faster. They also mean that, if for instance you want to build a forge in a Clan city, it is better to build several SoK and use those for most of the hammers needed for the forge. Sheelba is Organised and so she can spam Command Posts to give another 20% production bonus and both leaders can use the Heroic Epic to make one city produce 2 SoK every turns with fairly low base hammers. The Clan economy can grow its infrastructure faster and more effectively than any other <text:soft-page-break/>civ in the mid game using this technique. Jonas is Spiritual and so he can switch back and forth between RoK and other religions with impunity. I haven't done the sums, and it depends on how many mines your cities have, but I suspect that Military State is as good as Arete for production. Of course Military State will combine with any religion, which brings me to the next point.</text:p>
      <text:p text:style-name="P5"/>
      <text:p text:style-name="P5">Once you're researched Priesthood as the Clan you can use the warrens to spam 2 priests of your current religion for about 100 base hammers (depending on the production bonuses). You can use some priests to buff the army and others to build temples. The warrens enables a religion to be spread and temples built very efficiently. Jonas can switch religions every few turns and Sheelba can use a Golden age or two to switch and spread religions. Each temple has different bonuses but all can add happiness and some culture and two specialist slots all of which can be useful.</text:p>
      <text:p text:style-name="P5"/>
      <text:p text:style-name="P5">So the Clan can build a very powerful economy based on buildings built with SoK and temples from doubled priests. The warrens are an exceptional economic building as well as a military one.</text:p>
      <text:p text:style-name="P5"/>
      <text:h text:style-name="Heading_20_2" text:outline-level="2">Some more tips</text:h>
      <text:p text:style-name="P5"/>
      <text:p text:style-name="P5">1. Grr Axemen good Rantine also good get fast and chop stuff!</text:p>
      <text:p text:style-name="P5"/>
      <text:p text:style-name="P5">2. Sheelba good lots of cities for units Rarghh</text:p>
      <text:p text:style-name="P5"/>
      <text:p text:style-name="P5">3. Fire is good burn stuff lots! siege stuff for weak humans hahaha Haste also good fast armies to crush things! Get shaman early so they strong later! Fire body you start with so make good use.</text:p>
      <text:p text:style-name="P5"/>
      <text:p text:style-name="P5">3. If Illians make statis then you use For the Horde! FREE UNITS make lots of war PILLAGE STUFF GRRR</text:p>
      <text:p text:style-name="P5"/>
      <text:p text:style-name="P5">4. Make good army cities, conquest lots of food and make men fast with lots of warrens!</text:p>
      <text:p text:style-name="P5"/>
      <text:p text:style-name="P5">5. Rantine gets free cities from stupid orcs take them!</text:p>
      <text:p text:style-name="P5"/>
      <text:p text:style-name="P5">6. Watch barbarian orcs, they make big attack you follow and pillage stuff!</text:p>
      <text:p text:style-name="P5"/>
      <text:p text:style-name="P5">7. Cut out a strong empire early and then get lots of gold to make more cities with warrens to make a lot of orcs!!</text:p>
      <text:p text:style-name="P5"/>
      <text:p text:style-name="P5">8. Early religion dumb get more orcs and fire mages then take somebody elses. Council of Esus is good you fight them all and kill them stupid casters with hidden assassins hahaha! Spread council all over map and hit armies where they are weak. Attack fast and smash stuff before they rally.</text:p>
      <text:p text:style-name="P5"/>
      <text:p text:style-name="P5">9. Late game Nexus is good pump out two ogres at once and teleport them to front lines you have big swarm they die now.</text:p>
      <text:p text:style-name="P5"/>
      <text:p text:style-name="P5">10. No more talking go kill stuff stupid.</text:p>
      <text:p text:style-name="P5"/>
      <text:p text:style-name="P5"/>
      <text:h text:style-name="P27" text:outline-level="1">Doviello</text:h>
      <text:p text:style-name="P5">The Doviello are the secret civilization that few people ever get. Don't play Charadon. Hes a cut price Sheelba that has a better early rush and... little else really.</text:p>
      <text:p text:style-name="P5"/>
      <text:p text:style-name="P5"><text:span text:style-name="T2">Mahala is the real Doviello.</text:span> Her traits are Raiders/Ingenious. Except Doviello units already upgrade for cheaper, so its more like Rai/Ing/Ing. Ing trait also starts with 50 gold which goes some way to replacing beginning with no starting tech.</text:p>
      <text:p text:style-name="P5"/>
      <text:p text:style-name="P5">You may have seen some threads recently about warriors being too good and breaking game balance. <text:span text:style-name="T2">The Doviello have a better warrior (+20% to city attack),</text:span> Mahala's warriors have an extra first strike so they have a good chance to cause big damage in suicide attacks, and they upgrade to Axemen for 20 gold. Normal upgrade price is closer to 75 I think. You're not an Aggressive leader though so don't rely on them for more than one early rush and use your worldspell alongside.</text:p>
      <text:p text:style-name="P5"/>
      <text:p text:style-name="P5">So, the <text:span text:style-name="T2">Doviello don't need Training yards to make Axemen</text:span> (100 hammers saved) and can upgrade warriors cheaply (loads of hammers saved). This pushes you towards a commerce emphasis than a hammer one which is unusual in a warmonger. Go hard Agristocracy with first priority being Tech: Calendar, next Code of Laws and finally Bronze Working --&gt; Sanitation. Don't build many cottages, instead spam farms and try to raise your happy caps. There are lots of easy ways to do so. Public Baths, Civic: Religion, Civic: Consumption with Markets which are another good build to support Doviello upgrading, finally Gambling houses making an appearance late game.</text:p>
      <text:p text:style-name="P5"/>
      <text:p text:style-name="P5">Thats your economy. Your military can take several forms. Melee line with Adepts, Melee line with Ashen Veil, OO melee line, Mounted line transitioning into Melee.</text:p>
      <text:p text:style-name="P5"/>
      <text:p text:style-name="P5"><text:span text:style-name="T2">Mahala's Adepts don't need a Mage Guild</text:span> to build and begin with 3 good spells. Melee + Adepts will never be a wrong choice unless you have no metals. </text:p>
      <text:p text:style-name="P5"/>
      <text:p text:style-name="P5">If you believe that you can be first to <text:span text:style-name="T2">Ashen Veil</text:span> or can steal it from a neighbour then its a good choice. Ritualists move at the same speed as Melee units and replace the need for Siege, Sacrifice the Weak is a good economic civic although it is short on happiness in its column, the Infernal Grimoire is a good way to get Iron Working. The source of Entropy mana is more important than you might think. Rush spell is incredibly useful.</text:p>
      <text:p text:style-name="P5"/>
      <text:p text:style-name="P5"><text:span text:style-name="T2">Octopus Overlords</text:span> Doviello is all about abusing the Ingenius trait. Warriors --&gt; Drowns usually costs 60 but the Doviello do it for 30. They're also a 90 hammer unit so the upgrade to Stygian Guard is also cheaper. Heres the upgrade path: Worker/Slave +10 --&gt; Warriors +30 --&gt; Drown +25 --&gt; Stygian Guard. Stygs are available with Fanaticism which is cheaper than Iron Working even after you've picked up OO and Priesthood on the way, which give you a hero and a good priest unit. Stygs are also better than the Doviello Champion replacement which doesn't get +25% vs. melee. </text:p>
      <text:p text:style-name="P5"/>
      <text:p text:style-name="P5"><text:span text:style-name="T2">Council of Esus</text:span> always suits raiders and Mahala gets very good value. The undercouncil will help with financial buildings, slaves, and hidden nationality units for raiding. Gibbon Goetia can vitalize the tundra earlier than other casters. All other religions can still provide good value, especially since the Doviello units are so unremarkable that you can do better with the religious package. Live units are good for raiding, especially horsemen and chariots.</text:p>
      <text:p text:style-name="P5"/>
      <text:p text:style-name="P5"><text:soft-page-break/>Finally, <text:span text:style-name="T2">the mounted Doviello</text:span> is a surprise I just discovered recently. Doing some experimental games I formed the opinion that what made warriors good was their cheapness in hammers. Therefore, any civ which could somehow produce units with commerce instead of hammers might have a chance against them. Picking the second strongest unit line (mounted) and the Doviello cheap upgrades (because the Khazad don't have a mounted line I think) gave me a nice little game. I won on a Standard Emperor Pangaea vs. 7 opponents by turn 254. You have to win by being a bully and running a <text:span text:style-name="T2">pillage economy</text:span>. I opened by upgrading about 7 scouts to Horsemen soon after building my first Stables and sending them off to attack the weakest opponent on the map. 3 movement and Raiders trait makes this easily possible. Theres usually one weak opponent who has no metal and mostly warriors. As quickly as possible you should pillage all their improvements, steal their workers and burn their outlying cities. Casualties are not acceptable, but you should try to get as much XP from safe kills as you can. You're attacking to make a profit from pillaging and razing cities, not to win, so make peace as soon as theres no more profit to be made. You then move onto the next weakest civ and repeat until you've made it to Stirrups and have enough gold to upgrade all your Horsemen to Horse Archers. This is when you can start thinking about conquest instead of pillage. Declare war, capture their workers, upgrade them to warriors and start raiding with them, get their army to chase the raiding warriors and attack those weak stacks that leave themselves open with your whole invasion force, retreat to heal, repeat. </text:p>
      <text:p text:style-name="P5"/>
      <text:p text:style-name="P5">I'd happily use Mahala in a game against anybody that wasn't Flauros or Kandros Fir. Don't expect miracles though. With a Financial trait all you have to do is turn up to the game. To win with the Doviello you have to work for it.</text:p>
      <text:p text:style-name="P5"/>
      <text:p text:style-name="P5"/>
      <text:p text:style-name="P7">More tips</text:p>
      <text:p text:style-name="P5"/>
      <text:p text:style-name="P5"><text:span text:style-name="T2">1) Play Mahala,</text:span> because Charadon (Aggressive &amp; Barbarian) doesn't have the same synergy. Being allied to Barbarians is "handy", but only really useful if you're Clan of Embers since you'll have Rantine to convert Barbarian cities. If you're playing with high barbarian presence, the barbarians might be pounding your neighbors rather hard making them easier to conquer, but where's the fun in having them do the pounding?</text:p>
      <text:p text:style-name="P5"/>
      <text:p text:style-name="P5"><text:span text:style-name="T2">2)</text:span> If you followed 1), then <text:span text:style-name="T2">you're Raider/Ingenious</text:span>, both immensely strong traits for the Doviello. Cheap upgrading will allow you to bring your army up to date at every key tech and raider lets you invade the lands of your targets and keep up momentum.</text:p>
      <text:p text:style-name="P5"/>
      <text:p text:style-name="P5"><text:span text:style-name="T2">3)</text:span> <text:span text:style-name="T2">Economically, the Doviello have nothing special working for them.</text:span> Early on, you'll have some starting money from Ingenious. This, and some lucky money from goodie huts, will allow you to run a small deficit for quite a while early on. Money isn't important at this stage, so don't worry about it.</text:p>
      <text:p text:style-name="P5"/>
      <text:p text:style-name="P5">But note that instead of fighting against the lack of research buildings you've an option to create a cash economy, amass a khazad sized treasury, then spend liberally on promotions and technology trades. You can specialize your cities for commerce, build low level units with small production, and promote up as necessary. This lets you be selective later in the game as you can promote based on mutations, promotions, religion, etc. You're likely to be at a tech disadvantage for most of the game so the Eyes and Ears Network could be very valuable. Slavery is an option. Agrarian/Aristocracy will allow the raiding of enemy lands with quick reconstruction after conquest.</text:p>
      <text:p text:style-name="P5"/>
      <text:p text:style-name="P5"><text:soft-page-break/><text:span text:style-name="T2">4)</text:span> Warriors are generally a waste of hammers so you're inclined to build the absolute minimum needed for defending. The Doviello is (on of) the exception(s) on this: those lowly warriors can be cheaply upgraded to <text:span text:style-name="T2">Sons of Asena</text:span>. So cheaply that building warriors and upgrading them is much quicker than building Sons of Asena directly. The 10% city attack isn't bad either.</text:p>
      <text:p text:style-name="P5"/>
      <text:p text:style-name="P5"><text:span text:style-name="T2">5) Fight barbarians and animals.</text:span> Not only will you gain precious experience that carries over when you upgrade your units, but you can also get random promotions. The first few promotions are hard to reach as most barbarians and animals have the same strength, but once you have the first few, the rest will roll in easily. I find that having a few high levels and many low levels outweighs the benefit of many mid level units, especially when targeting cities. You'll want Combat and Shock.</text:p>
      <text:p text:style-name="P5"/>
      <text:p text:style-name="P5"><text:span text:style-name="T2">6) Once you reach Bronze Working</text:span>, you're going to need some cash to upgrade all those Beastmen you've been pumping out. If you can found a religion and get its holy building, then spread it. If it's RoK, get some temples up. On higher difficulties, that's not an option though. The easy alternative is declaring war to the first neighbor to get his workers and start pillaging. Making the Beastmen work to finance their own promotion seems oddly fitting for a tribe of savages. If you run out of things to pillage, move on to the next Civ and let the first rebuild.</text:p>
      <text:p text:style-name="P5"/>
      <text:p text:style-name="P5"><text:span text:style-name="T2">7) If you've teched up to Bronze working, the upgrading can start.</text:span> If you have the money, upgrade all of them, leave some defense and let the rest head for the nearest neighbor. On higher difficulties, you might not have a tech lead on everyone so pick on weaker foes first. If you lucked out on getting Copper really close, your 5str SoA will make quick work of their 3str warriors. If you're low on cash, upgrade the high level ones first and move the slider down for some quick money. After all, this is your key tech, so better make the most of it.</text:p>
      <text:p text:style-name="P5"/>
      <text:p text:style-name="P5">At the moment you tech Bronze Working, there might be several weaker Civs. By the time you've conquered one, there might not be, so it can be in your best interest to take on several weak Civs at once. This is where your World Spell comes in handy: it basically doubles your army. Time it well (After every Beastman is upgraded to SoA, when you've connected Copper, ...) and your army should be sufficiently large to spread around.</text:p>
      <text:p text:style-name="P5"/>
      <text:p text:style-name="P5"><text:span text:style-name="T2">8) Before attacking a city,</text:span> think about whether you're going to take it over or raze it. In the latter case, you might as well do some quick pillaging. Send out single unit stacks to pillage outlying improvements, because attacking you would cost them several units. Your opponent should have mostly Warriors, so your Shock&amp;Combat should easily beat them. (SoA with Bronze (5str, +10% city), Combat I (+20%) and Shock I (40%)= 5*1.7=8.5, while fortified Warriors on a mountain with Combat I don't even have 6.) If they have some high experience units, you might have to suicide some 0xp units.</text:p>
      <text:p text:style-name="P5"/>
      <text:p text:style-name="P5"><text:span text:style-name="T2">9) Once you captured/razed your first few cities,</text:span> you should have the income to upgrade warriors consistently. You should be pumping out beastmen at a high pace and send out pillaging parties to Civs you don't feel comfortable attacking head-on. Your palace gives -40% War Weariness, so you can easily wage war with several Civs. Pillage as if your life depends on it, because it probably does. Also mind that every city can directly start producing any unit, so a freshly captured city can start refilling your ranks as soon as it's pacified.</text:p>
      <text:p text:style-name="P5"/>
      <text:p text:style-name="P5"><text:span text:style-name="T2">10) Remember, your moment of glory is at Bronze Working.</text:span> After that, it just goes downhill. You have barely any +% buildings, so large cities won't benefit you much. Spread out quickly and build those Markets &amp; Councils (and RoK temples!) to sustain your economy, but more <text:soft-page-break/>importantly: keep pillaging! You can't lag behind if your rivals can't get ahead!</text:p>
      <text:p text:style-name="P5"/>
      <text:p text:style-name="P5">All in all, the Doviello are straightforward. Basically, they are a human-controlled Barbarian tribe: savage warriors ravaging your lands early on, but they just can't keep up with the others. If you can't take out half the map before T3 comes, it's over.</text:p>
      <text:p text:style-name="P5"/>
      <text:p text:style-name="P5"/>
      <text:h text:style-name="P27" text:outline-level="1">Elohim</text:h>
      <text:p text:style-name="Standard"/>
      <text:p text:style-name="P1">Overview</text:p>
      <text:p text:style-name="Standard"/>
      <text:p text:style-name="Standard">The Elohim are a good-aligned human civ. Their defining traits are Tolerant and Defender. By default they can build all standard units in the game, except the Assassin which is replaced by the Devout. Except for the Devout, all their unique units, buildings and abilties are acquired along the divine tech path.</text:p>
      <text:p text:style-name="Standard"/>
      <text:p text:style-name="Standard">The Elohim are particularly strong against undead and demon units, and have a unique ritual to lower the AC as well.</text:p>
      <text:p text:style-name="Standard"/>
      <text:p text:style-name="Standard">Diplomacy and trade play vital roles in Elohim games. They are mainly geared toward the peaceful victories, especially the cultural and altar victories.</text:p>
      <text:p text:style-name="Standard"/>
      <text:p text:style-name="Standard">Though the Elohim are quite capable in war, they do suffer from extra war weariness. The Elohim palace gives a +20% war weariness penalty. However there are ways to deal with this.</text:p>
      <text:p text:style-name="Standard"/>
      <text:p text:style-name="Standard">Because the Elohim have access to all standard human units and buildings, they can be played in many ways. This post is more of a general guideline.</text:p>
      <text:p text:style-name="Standard"/>
      <text:p text:style-name="Standard"/>
      <text:p text:style-name="P1">The Tolerant Trait</text:p>
      <text:p text:style-name="Standard"/>
      <text:p text:style-name="Standard">The Elohim are the only civ with the Tolerant trait. When you acquire another civ's city either by conquest or culture flip, it retains the ability to build units and buildings of the original owner. While it doesn't make the Elohim warmongers per se, it makes the spoils of war extremely rewarding.</text:p>
      <text:p text:style-name="Standard"/>
      <text:p text:style-name="Standard">This is the only way for the Elohim to get Assassins.</text:p>
      <text:p text:style-name="Standard"/>
      <text:p text:style-name="Standard">The downside is that acquired cities can't build Elohim units or buildings. Which can be a disadvantage in certain cases.</text:p>
      <text:p text:style-name="Standard"/>
      <text:p text:style-name="Standard">You can't build another civ's heroes.</text:p>
      <text:p text:style-name="Standard"/>
      <text:p text:style-name="Standard">You can build another civ's palace, however you lose your original palace doing so since you can only have 1 palace at a time.</text:p>
      <text:p text:style-name="Standard"/>
      <text:p text:style-name="Standard">Tolerant is a potentially powerful trait and makes every game unique, as it depends on what civs you end up acquiring cities from. The ability to build other palaces is a huge benefit. It gives you access to other types of mana and certain civ wide palace effects (ie: Lanun +1 in water tiles). It also makes the Tower victory easier.</text:p>
      <text:p text:style-name="Standard"/>
      <text:p text:style-name="Standard">Some players claim that Tolerant invites the Elohim to be warmongers. I say it makes them very good rulers. When playing at high difficulty, the AI will declare war on you anyway. And even if your objective is a peaceful victory, some conquest is necessary to have a respectably sized empire at higher difficulties.</text:p>
      <text:p text:style-name="Standard"/>
      <text:p text:style-name="Standard"><text:soft-page-break/></text:p>
      <text:p text:style-name="Standard"/>
      <text:p text:style-name="Standard"/>
      <text:p text:style-name="P1">Unique features on the map</text:p>
      <text:p text:style-name="Standard"/>
      <text:p text:style-name="Standard">At the start of the game, the Elohim know the location of all the unique features on the map. Though the usefulness of this ability is unreliable, it makes a huge difference when you're lucky enough to have certain unique features nearby.</text:p>
      <text:p text:style-name="Standard"/>
      <text:p text:style-name="Standard">The most useful ones at the beginning of the game is the Remnants of Patria, Yggdrasil, and the Dragon Bones.</text:p>
      <text:p text:style-name="Standard"/>
      <text:p text:style-name="Standard"/>
      <text:section text:style-name="Sect2" text:name="Section1">
        <text:p text:style-name="Standard"><text:bookmark text:name="post8584791"/></text:p>
      </text:section>
      <text:section text:style-name="Sect2" text:name="Section2">
        <table:table table:name="Table1" table:style-name="Table1">
          <table:table-column table:style-name="Table1.A"/>
          <table:table-row table:style-name="Table1.1">
            <table:table-cell table:style-name="Table1.A1" office:value-type="string">
              <text:p text:style-name="P18"><text:span text:style-name="T1">Starting Tech</text:span>: Ancient Chants<text:line-break/><text:line-break/>The Elohim have access to all regular buildings and units, except Assassin which is replaced by the Devout.<text:line-break/><text:line-break/><text:span text:style-name="T1">Unique Buildings</text:span><text:line-break/><text:line-break/>Elohim Palace: </text:p>
              <text:p text:style-name="P20">Produces Spirit, Nature and Water mana.<text:line-break/>Also gives +20% war <draw:frame draw:style-name="fr1" draw:name="graphics1" text:anchor-type="as-char" svg:width="0.397cm" svg:height="0.397cm" draw:z-index="0"><draw:image xlink:href="http://forums.civfanatics.com/images/smilies/mad.gif" xlink:type="simple" xlink:show="embed" xlink:actuate="onLoad"/></draw:frame> <text:s text:c="2"/>in all your cities. This prevents the Elohim from being hardcore warmongers.</text:p>
              <text:p text:style-name="P17">Reliquary: </text:p>
              <text:p text:style-name="P20">Available at Way of the Wise<text:line-break/>100 <draw:frame draw:style-name="fr1" draw:name="graphics2" text:anchor-type="as-char" svg:width="0.45cm" svg:height="0.423cm" draw:z-index="1"><draw:image xlink:href="http://forums.civfanatics.com/images/smilies/civ4/hammer.gif" xlink:type="simple" xlink:show="embed" xlink:actuate="onLoad"/></draw:frame> <text:s/><text:line-break/>+2 <draw:frame draw:style-name="fr1" draw:name="graphics3" text:anchor-type="as-char" svg:width="0.423cm" svg:height="0.423cm" draw:z-index="2"><draw:image xlink:href="http://forums.civfanatics.com/images/smilies/civ4/culture.gif" xlink:type="simple" xlink:show="embed" xlink:actuate="onLoad"/></draw:frame> <text:s/>, +1 <draw:frame draw:style-name="fr1" draw:name="graphics4" text:anchor-type="as-char" svg:width="0.423cm" svg:height="0.423cm" draw:z-index="3"><draw:image xlink:href="http://forums.civfanatics.com/images/smilies/civ4/yuck.gif" xlink:type="simple" xlink:show="embed" xlink:actuate="onLoad"/></draw:frame> <text:s/>, +1 priest <draw:frame draw:style-name="fr1" draw:name="graphics5" text:anchor-type="as-char" svg:width="0.423cm" svg:height="0.423cm" draw:z-index="4"><draw:image xlink:href="http://forums.civfanatics.com/images/smilies/civ4/greatperson.gif" xlink:type="simple" xlink:show="embed" xlink:actuate="onLoad"/></draw:frame> <text:s/><text:line-break/>Bestows Spirit Guide to units. This is a multi-purpose building, as it provides <draw:frame draw:style-name="fr1" draw:name="graphics6" text:anchor-type="as-char" svg:width="0.423cm" svg:height="0.423cm" draw:z-index="5"><draw:image xlink:href="http://forums.civfanatics.com/images/smilies/civ4/culture.gif" xlink:type="simple" xlink:show="embed" xlink:actuate="onLoad"/></draw:frame> <text:s/>, <draw:frame draw:style-name="fr1" draw:name="graphics7" text:anchor-type="as-char" svg:width="0.423cm" svg:height="0.423cm" draw:z-index="6"><draw:image xlink:href="http://forums.civfanatics.com/images/smilies/civ4/greatperson.gif" xlink:type="simple" xlink:show="embed" xlink:actuate="onLoad"/></draw:frame> <text:s/>, and special abilities. </text:p>
              <text:p text:style-name="P17">Chancel of Guardians: </text:p>
              <text:p text:style-name="P22">Available at Priesthood<text:line-break/>120<draw:frame draw:style-name="fr1" draw:name="graphics8" text:anchor-type="as-char" svg:width="0.45cm" svg:height="0.423cm" draw:z-index="7"><draw:image xlink:href="http://forums.civfanatics.com/images/smilies/civ4/hammer.gif" xlink:type="simple" xlink:show="embed" xlink:actuate="onLoad"/></draw:frame> <text:s/><text:line-break/>+25% city defense<text:line-break/>20% chance of bestowing Defensive to units.</text:p>
            </table:table-cell>
          </table:table-row>
        </table:table>
      </text:section>
      <text:p text:style-name="Standard"/>
      <text:p text:style-name="P17"><text:bookmark-start text:name="posts"/><text:span text:style-name="T1">Hero</text:span><text:bookmark-end text:name="posts"/><text:line-break/><text:line-break/>Corlindale: </text:p>
      <text:p text:style-name="P17"/>
      <text:p text:style-name="P22">Available at Fanaticism<text:line-break/>0 <draw:frame draw:style-name="fr1" draw:name="graphics9" text:anchor-type="as-char" svg:width="0.476cm" svg:height="0.476cm" draw:z-index="8"><draw:image xlink:href="http://forums.civfanatics.com/images/smilies/civ4/strength.gif" xlink:type="simple" xlink:show="embed" xlink:actuate="onLoad"/></draw:frame> <text:s/>, 2 <draw:frame draw:style-name="fr1" draw:name="graphics10" text:anchor-type="as-char" svg:width="0.476cm" svg:height="0.476cm" draw:z-index="9"><draw:image xlink:href="http://forums.civfanatics.com/images/smilies/civ4/move.gif" xlink:type="simple" xlink:show="embed" xlink:actuate="onLoad"/></draw:frame> <text:s/>, arcane unit, 300<draw:frame draw:style-name="fr1" draw:name="graphics11" text:anchor-type="as-char" svg:width="0.45cm" svg:height="0.423cm" draw:z-index="10"><draw:image xlink:href="http://forums.civfanatics.com/images/smilies/civ4/hammer.gif" xlink:type="simple" xlink:show="embed" xlink:actuate="onLoad"/></draw:frame> <text:s/><text:line-break/>Starts with Hero, Channelling I-II-III, Earth I, Mind I, Spirit I<text:line-break/><text:line-break/>Corlindale starts with alot of free promotions and can specialize in as many as 4 <text:soft-page-break/>magic spheres. <text:line-break/><text:line-break/>Focusing on Mind and Spirit sphere he can quickly gain Domination and Trust. Trust helps you stay at peace to continue your builder strat. Domination is great spell for wartime. That leaves room for 1 more magic sphere at your discretion, though I highly suggest Nature for Vitalize. The Earth sphere for Corlindale sucks, unless you turn him into a Lich.<text:line-break/><text:line-break/>Usual "default" Corlindale is Mind III, Spirit III, Nature III. I often leave 1 promotion extra in case Mind III gets resisted.<text:line-break/><text:line-break/>Also, he has a special one-time ability to force a peace treaty with every civ who is currently at war with you. However you have to sacrifice Corlindale. Thematically it's a cool ability, but I've never been in a situation where sacrificing him was worth it...if it weren't for Resurrection! <draw:frame draw:style-name="fr1" draw:name="graphics12" text:anchor-type="as-char" svg:width="0.397cm" svg:height="0.397cm" draw:z-index="11"><draw:image xlink:href="http://forums.civfanatics.com/images/smilies/biggrin.gif" xlink:type="simple" xlink:show="embed" xlink:actuate="onLoad"/></draw:frame> <text:s/></text:p>
      <text:p text:style-name="P22"/>
      <text:p text:style-name="P22"/>
      <text:p text:style-name="P19"><text:span text:style-name="T1">World Spell</text:span><text:line-break/><text:line-break/>Sanctuary: </text:p>
      <text:p text:style-name="P19"/>
      <text:p text:style-name="P21">Forces every non-Elohim unit outside your borders, and prevents them from entering your territory for 30 turns.<text:line-break/><text:line-break/>The ultimate defense for 30 turns. However don't be fooled, it's also a good offensive world spell. With Sanctuary active, you don't need to defend your cities, which leaves all your units available for offense. Just leave your newly captured cities empty and keep going. Like alot of World Spells, this one is best used mid-late in the game because more stuff can happen in 30 turns the later you are in the game.</text:p>
      <text:p text:style-name="P19"><text:span text:style-name="T1">Unique Unit</text:span><text:line-break/><text:line-break/>Monk: </text:p>
      <text:p text:style-name="P19"/>
      <text:p text:style-name="P21">Available at Priesthood<text:line-break/>6 <draw:frame draw:style-name="fr1" draw:name="graphics13" text:anchor-type="as-char" svg:width="0.476cm" svg:height="0.476cm" draw:z-index="12"><draw:image xlink:href="http://forums.civfanatics.com/images/smilies/civ4/strength.gif" xlink:type="simple" xlink:show="embed" xlink:actuate="onLoad"/></draw:frame> <text:s/>, 2 <draw:frame draw:style-name="fr1" draw:name="graphics14" text:anchor-type="as-char" svg:width="0.476cm" svg:height="0.476cm" draw:z-index="13"><draw:image xlink:href="http://forums.civfanatics.com/images/smilies/civ4/move.gif" xlink:type="simple" xlink:show="embed" xlink:actuate="onLoad"/></draw:frame> <text:s/>, disciple unit, 120<draw:frame draw:style-name="fr1" draw:name="graphics15" text:anchor-type="as-char" svg:width="0.45cm" svg:height="0.423cm" draw:z-index="14"><draw:image xlink:href="http://forums.civfanatics.com/images/smilies/civ4/hammer.gif" xlink:type="simple" xlink:show="embed" xlink:actuate="onLoad"/></draw:frame> <text:s/><text:line-break/>Starts with Demon Slaying and Medic I<text:line-break/><text:line-break/>The Elohim jack-of-all-trades unit, with no building requirements to boot. Is useful for attack and defense. In the early game he's good for spearheading attacks, and later he remains useful as a mobile grunt/medic unit or against Demon units. The only thing he can't do is pillage.<text:line-break/><text:line-break/>As of patch "z" Monk can be upgraded to Paladin or Immortal.</text:p>
      <text:p text:style-name="P21"/>
      <text:p text:style-name="P19">Devout:</text:p>
      <text:p text:style-name="P19"/>
      <text:p text:style-name="P22"><text:soft-page-break/>Available at Poisons<text:line-break/>Replaces Assassin<text:line-break/>5 <draw:frame draw:style-name="fr1" draw:name="graphics16" text:anchor-type="as-char" svg:width="0.476cm" svg:height="0.476cm" draw:z-index="15"><draw:image xlink:href="http://forums.civfanatics.com/images/smilies/civ4/strength.gif" xlink:type="simple" xlink:show="embed" xlink:actuate="onLoad"/></draw:frame> <text:s/>, 2 <draw:frame draw:style-name="fr1" draw:name="graphics17" text:anchor-type="as-char" svg:width="0.476cm" svg:height="0.476cm" draw:z-index="16"><draw:image xlink:href="http://forums.civfanatics.com/images/smilies/civ4/move.gif" xlink:type="simple" xlink:show="embed" xlink:actuate="onLoad"/></draw:frame> <text:s/>, recon unit, 120<draw:frame draw:style-name="fr1" draw:name="graphics18" text:anchor-type="as-char" svg:width="0.45cm" svg:height="0.423cm" draw:z-index="17"><draw:image xlink:href="http://forums.civfanatics.com/images/smilies/civ4/hammer.gif" xlink:type="simple" xlink:show="embed" xlink:actuate="onLoad"/></draw:frame> <text:s/><text:line-break/>-50% city strength<text:line-break/>Starts with Life I, Channelling I<text:line-break/>Can see hidden animals<text:line-break/>Can explore rival territory<text:line-break/>Upgrades to Shadow, Priest of Leaves, Confessor, Stonewarden, Vicar<text:line-break/><text:line-break/>The Devout is a non-assassin unit. A generally useless unit in itself, <text:span text:style-name="T5">except</text:span> that he can upgrade to a priest unit, retaining Life I. This grants priest units access to the Life spells, Destroy Undead being the most useful one. Especially when fighting against AV, OO and Sheaim units.<text:line-break/><text:line-break/>Note that the Devout can <text:span text:style-name="T5">only</text:span> be upgraded to Priest of Leaves, Stonewarden, Confessor, or Vicar. As such it favours FoL, RoK, Order, and Empyrean.<text:line-break/><text:line-break/>However, even if you don't research Poisons you can still upgrade Hunters directly to Priests.<text:line-break/><text:line-break/>As of patch "z" Devout can be upgraded to Vicars too.</text:p>
      <text:p text:style-name="P22"/>
      <text:p text:style-name="P22"/>
      <text:p text:style-name="P9">Starting Strategies</text:p>
      <text:p text:style-name="P22"/>
      <text:p text:style-name="P22">First thing to do is switch out of Pacifism since it slows down Warrior production.</text:p>
      <text:p text:style-name="P22"/>
      <text:p text:style-name="P22">The Elohim start with Ancient Chants, which gives them easy access Mysticism or Education.</text:p>
      <text:p text:style-name="P22"/>
      <text:p text:style-name="P11">God King vs Aristocracy:</text:p>
      <text:p text:style-name="P22">First tech to research is either Mysticism or Agriculture.</text:p>
      <text:p text:style-name="P22"/>
      <text:p text:style-name="P22">Mysticism first works best in a forested area. Starting economy is driven by God King (GK) and Elder Council.</text:p>
      <text:p text:style-name="P22"/>
      <text:p text:style-name="P22">Agriculture first works best on flatland next to fresh water. Followed by a beeling to Aristocracy.</text:p>
      <text:p text:style-name="P22"/>
      <text:p text:style-name="P22">In general, Agriculture first works better with Ethne since Aristocracy is all about grabbing as much land as you can and farming it. Mysticism first usually works better with Einion Logos because his Philosophical trait allows for an early specialist economy. The big deciding factor is terrain.</text:p>
      <text:p text:style-name="P22"/>
      <text:p text:style-name="P11">Early game military:</text:p>
      <text:p text:style-name="P22"/>
      <text:p text:style-name="P22">Barbarians shouldn't be too much of a problem due to Defender. Just keep the fighting within your borders.</text:p>
      <text:p text:style-name="P22"/>
      <text:p text:style-name="P22">IMHO Horsemen + Archer (then leading to Horse Archer) is the best overall <text:soft-page-break/>choice. Mounted units are the only ones that truly benefit from the +10% withdrawal of Homeland, and you can build Archery Range faster. It also naturally leads to Stirrups for Horse Archer. Unfortunately this is resource dependent.</text:p>
      <text:p text:style-name="P22"/>
      <text:p text:style-name="P22">Monks via Priesthood bulb around turn 100-120 is possible with Einion. Monk are strong and fast when you get them early but the main disadvantage is they are expensive, plus beelining Priesthood is bad for your long term economy.</text:p>
      <text:p text:style-name="P22"/>
      <text:p text:style-name="P22">Ever since the Hunting <text:s/>cost increase, Hunters is only a viable option as an early military unit for Einion Logos. Try to get 4 Hunters to lvl 6 so you can upgrade them to high priests.</text:p>
      <text:p text:style-name="P22"/>
      <text:p text:style-name="P22">Axemen are usually the last choice as early military. Usually because there are no Horses around, or you need Bronze Working to clear jungles.</text:p>
      <text:p text:style-name="P22"/>
      <text:p text:style-name="P22">The cornerstone of Elohim military strategy is high city defense. This allows for more offensive units and gives you more time to respond to attacks. Forts also make good additions but aren't strictly necessary. Wall of Stone is nice if you have Standing Stones or founded RoK, but usually isn't worth building an Earth node for. The highest city defense I've ever gotten is +150%, with Ethne.</text:p>
      <text:p text:style-name="P22"/>
      <text:p text:style-name="P22"/>
      <text:p text:style-name="P9">Leader Specific Strategy</text:p>
      <text:p text:style-name="P9"/>
      <text:p text:style-name="P11">Ethne The White:</text:p>
      <text:p text:style-name="P22">Creative, Defender</text:p>
      <text:p text:style-name="P22"/>
      <text:p text:style-name="P22">Creative makes early land grabbing alot easier, usually resulting in a larger empire. It allows newly captured cities to get up and running faster, as well as making them easier to defend. All of which makes Ethne more suited to conquest, either by military or cultural means.</text:p>
      <text:p text:style-name="P22"/>
      <text:p text:style-name="P22">Ethne's advantages are mainly in the early game:</text:p>
      <text:p text:style-name="P22">In terms of economy, Creative lets you place cities in optimal locations and access resources more easily. </text:p>
      <text:p text:style-name="P22">In terms of military, more culture means higher city defense and larger borders. Large borders forces opponents to cross more space to get to your cities, which gives you more time to respond to sneak attacks. The Homeland combat bonus also covers a larger area. </text:p>
      <text:p text:style-name="P22">Aristocracy-Agrarian is the usual civics for Ethne, Republic-Liberty if going for cultural victory. When terrain permits, an early beeline to Aristocracy is often the best course.</text:p>
      <text:p text:style-name="P22"/>
      <text:p text:style-name="P11">Einion Logos:</text:p>
      <text:p text:style-name="P22">Philosophical, Defender</text:p>
      <text:p text:style-name="P22"/>
      <text:p text:style-name="P22">The double production of Elder Councils and Library are all in line with being a good builder. Einion Logos is the leader most suited to the Altar victory.</text:p>
      <text:p text:style-name="P22"/>
      <text:p text:style-name="P22"><text:soft-page-break/>Usual early civic is God King to speed expansion. In those cases, early economy is based on an early Academy, Elder Councils and Sages.</text:p>
      <text:p text:style-name="P22"/>
      <text:p text:style-name="P22">Because of the benefits of the Altar of Luonnotar, Einion should usually run a specialist economy with an emphasis on Sages AND Prophets, even if not going for an Altar victory. The Great Library is also a good wonder to build.</text:p>
      <text:p text:style-name="P22"/>
      <text:p text:style-name="P22">Once God King outlives its usefulness, City States or Republic are the usual alternatives, combined with Scholarship or Liberty. Aristocracy is suboptimal since is reduces the amount of specialists.</text:p>
      <text:p text:style-name="P22"/>
      <text:p text:style-name="P22"/>
      <text:p text:style-name="P9">Corlindale</text:p>
      <text:p text:style-name="P22">The biggest benefit of Corlindale is access to archmage spells without having to research arcane techs.</text:p>
      <text:p text:style-name="P22"/>
      <text:p text:style-name="P22">As of 0.34, units with 0 are no longer targeted by marksman units (Assassins, Shadows, etc). Which is a complete reversal of fortunes for Corlindale. He now makes a great front line archmage, since Assassins won't target him! It's still almost impossible to level him past lvl 10 though.</text:p>
      <text:p text:style-name="P22"/>
      <text:p text:style-name="P22">Corlindale starts with Mind I, Earth I, and Spirit I. Which makes specializing in those spheres natural for him. But since he's no longer vulnerable to assassination, you no longer have to restrict yourself to buffing spells. Anything goes with Corlindale now.</text:p>
      <text:p text:style-name="P22"/>
      <text:p text:style-name="P22">Using only palace mana, he can cast Trust and Vitalize. Those 2 spells are very powerful for peacemongers. Or twincast Water Elementals if you want a more combative Corlindale.</text:p>
      <text:p text:style-name="P22"/>
      <text:p text:style-name="P22">However, Corlindale's true potential is unlocked with the Resurrection spell (Life III). There are many nifty tricks with Corlindale using Resurrection:</text:p>
      <text:p text:style-name="P22"/>
      <text:list xml:id="list1309766614596627087" text:style-name="WW8Num1">
        <text:list-item>
          <text:p text:style-name="P24">Cast Peace over and over. (needs to be verified for 0.40) </text:p>
        </text:list-item>
        <text:list-item>
          <text:p text:style-name="P24">Build Corlindale with Spirit Guide, then get him killed so his xp transfer over. Corlindale must be killed in combat for this to work and this only works the first time he dies. </text:p>
        </text:list-item>
        <text:list-item>
          <text:p text:style-name="P24">Build the Shrine of the Champion. </text:p>
        </text:list-item>
        <text:list-item>
          <text:p text:style-name="P24">Corlindale is always resurrected at lvl 1, which means you can change his magic spheres each time. </text:p>
        </text:list-item>
      </text:list>
      <text:p text:style-name="P22"/>
      <text:p text:style-name="P22">There are various ways to get Resurrection:</text:p>
      <text:p text:style-name="P22"/>
      <text:list xml:id="list4815163959821107020" text:style-name="WW8Num2">
        <text:list-item>
          <text:p text:style-name="P25">Druids or FoL/RoK/Order/Empyrean High Priests upgraded from Devouts. High Priests require incense, except RoK which requires gems, and Druids require neutral alignment. </text:p>
        </text:list-item>
        <text:list-item>
          <text:p text:style-name="P25">Religious heroes: Sphener, Yvain, Hemah, Gibbon Goetia. Yvain and Sphener start with Life I so don't need Life mana. Hemah and Gibbon require Life mana to get Resurrection. </text:p>
        </text:list-item>
        <text:list-item>
          <text:p text:style-name="P25">Archmages. This is the longest and least efficient method, and requires reagents. </text:p>
        </text:list-item>
      </text:list>
      <text:p text:style-name="P22"><text:soft-page-break/></text:p>
      <text:p text:style-name="P22"/>
      <text:p text:style-name="P9">Specific Strategies/Tactics</text:p>
      <text:p text:style-name="P8"/>
      <text:p text:style-name="P8"><text:span text:style-name="T3">Settling the Arctic:</text:span> Since you're guaranteed to get Vitalize via Corlindale and Nature mana from your palace, you can expand into snow and tundra.</text:p>
      <text:p text:style-name="P8"/>
      <text:p text:style-name="P8"><text:span text:style-name="T3">The Reliquary:</text:span> Spirit Guide is powerful when combined with the Altar for training religious grunts (Monk, Paramander, Crusader), or Ride of Nine Kings with mounted units.</text:p>
      <text:p text:style-name="P8"/>
      <text:p text:style-name="P11">The Devout:</text:p>
      <text:p text:style-name="P8">The Elohim's Assassin replacement seems like a pointless unit...until you look at what it can upgrade to.</text:p>
      <text:p text:style-name="P8"/>
      <text:p text:style-name="P8"/>
      <text:p text:style-name="P8"/>
      <text:p text:style-name="P8"><text:s text:c="32"/>--- Confessor -------- <text:s text:c="4"/>-- Druid</text:p>
      <text:p text:style-name="P8">Scout -- Hunter -- <text:s text:c="12"/>/ <text:s text:c="21"/>\ <text:s text:c="2"/>/</text:p>
      <text:p text:style-name="P8"><text:s text:c="18"/>\ <text:s text:c="10"/>/---- Priest of Leaves --\ /--- Paladin</text:p>
      <text:p text:style-name="P8"><text:s text:c="19"/>-- Devout - <text:s text:c="25"/>-</text:p>
      <text:p text:style-name="P8"><text:s text:c="18"/>/ <text:s text:c="10"/>\---- Vicar -------------/ \--- Eidolon</text:p>
      <text:p text:style-name="P8"><text:s text:c="5"/>Nightwatch -- <text:s text:c="12"/>\ <text:s text:c="21"/>/ <text:s text:c="2"/>\</text:p>
      <text:p text:style-name="P8"><text:s text:c="32"/>\-- Stonewarden ------ <text:s text:c="4"/>-- High Priest</text:p>
      <text:p text:style-name="P8"><text:s text:c="33"/>\ <text:s text:c="21"/></text:p>
      <text:p text:style-name="P8"><text:s text:c="34"/>- Shadow</text:p>
      <text:p text:style-name="P8"/>
      <text:p text:style-name="P8"/>
      <text:p text:style-name="P8">Basically it tranfers Hunters and Nightwatch into the Priest line of units. With the added bonus of a free Life I promotion.</text:p>
      <text:p text:style-name="P8"/>
      <text:p text:style-name="P8">First of all, it allows priests to gain the Life II promotion for Destroy Undead. Ideal against the Sheaim and AV. They can also eventually gain Life III for Resurrection when they upgrade to T4 disciple units.</text:p>
      <text:p text:style-name="P8"/>
      <text:p text:style-name="P8">Second, Devout ungraded from Nightwatch can enter other civs' territory without open borders, cast Mask and kill workers/pick off units without declaring war.</text:p>
      <text:p text:style-name="P8"/>
      <text:p text:style-name="P8">Third, you can get Hunters or Esus Devouts, level them up fighting barbarians or fighting under hidden nationality up to lvl 6, then upgrade them to high priests without having to wait for regular priests to level up passively. You can quickly get Luridus (Empyrean) this way. This is the main benefit of using Hunters as early military.</text:p>
      <text:p text:style-name="P8"/>
      <text:p text:style-name="P8">Or else Hunters and Nightwatch can be upgraded to Druids. If you're neutral, you can get religious Druids with access to lvl 3 divine spells.</text:p>
      <text:p text:style-name="P8"/>
      <text:p text:style-name="P8"/>
      <text:p text:style-name="P9">Notes</text:p>
      <text:p text:style-name="P9"/>
      <text:p text:style-name="P8">Elohim have a bundle of weak abilities that come together to form a (sometimes) strong package. They often seem weak as their natural unit lines (fanatacism/priests) pack less <text:soft-page-break/>punch than some more popular unit lines (arcane/melee/assassins). Their defensive bonuses aren't much good when attack is the best form of defence. They're much better at fighting evil opponents than neutrals so try to sideline nasty opponents such as Tasunke rather than fight them head on.</text:p>
      <text:p text:style-name="P8"/>
      <text:p text:style-name="P8">The Elohim get the monks from priesthood and Corlindale from fanatacism so that's where you should direct your research. This ties in very well with a few religious strategies, such as the Octopus Overlords or Order. This will also lead you to the Mercurian Gate, which should be a key asset but is let down by Basium's AI. Since an Elohim strategy relies on religion there isn't a single best Elohim economy. You can tailor your economy and civics to your religion.</text:p>
      <text:p text:style-name="P8"/>
      <text:p text:style-name="P8">Ethne and Einon Logos can play quite differently. EL can work with the Altar of Luonnatar, producing monks and priests with high experience. Ethne can push borders out with culture and try to claim enemy cities. Don't play like a hippy; put the hammer down if you get the chance and don't let the financial nations get ahead. Have a big standing army with catapults at the ready.</text:p>
      <text:p text:style-name="P8"/>
      <text:p text:style-name="P8">Sanctuary is great for buying time when war starts but you need to turn the tables on your opponents during this period. Use the time to build up your military, counter attack, pick off weak cities, pillage, or even collect money to buy off your enemies, but do something. If you have strong culture you get the best options with sanctuary since you can attack across your borders without response. A strong navy can help too for attacking safely along the coast. If Ethne uses sanctuary in an early war she can capture cities and see their borders spread quickly, grabbing a lot of land. Sanctuary is a dull spell with inventive uses.</text:p>
      <text:p text:style-name="P8"/>
      <text:p text:style-name="P8">Take control of the armageddon counter and use it to punish your evil enemies. Build the Prophecy of Ragnarok. Build granaries to stave off the blight. Devouts give you sanctify and can destroy undead when promoted to priests. Monks and other disciple units will kill the demons and can't be rusted. If things get out of hand you can use the harrowing ritual to bring things back to normal. You're good a fighting demons, bad at fighting raiders and pirates, so get some demons into the world. </text:p>
      <text:p text:style-name="P8"/>
      <text:p text:style-name="P8">Tolerant lets you build units in captured cities. This means you need some captured cities, so don't overlook the chance to get some through cultural revolts with Ethne. You can also do upgrades, such as hunters to assassins, in captured cities so make sure you have the required buildings in these cities even if you don't produce there. A strong economy running a healthy cash surplus will help as well.</text:p>
      <text:p text:style-name="P8"/>
      <text:p text:style-name="P8">Corlindale is a major asset as a tier 3 caster and you don't need arcane techs to get him. He is a handy person to be resurrected, possibly with Sphener. Devouts are peculiar units so don't assume you need them just because they're nation specific. Devouts are handy at scouting past closed borders and have that excellent promotion to priests but offer little else. The reliquaries and defensive buildings become good value if you can concentrate your unit production in a few cities. </text:p>
      <text:p text:style-name="P8"/>
      <text:p text:style-name="P8"/>
      <text:p text:style-name="P9">More Elohim tips:</text:p>
      <text:p text:style-name="P8"/>
      <text:p text:style-name="P8">In addition to the excellent tips above, here's my list of top ten tips for the Elohim:</text:p>
      <text:p text:style-name="P8"><text:soft-page-break/></text:p>
      <text:p text:style-name="P8">1) Either leader is fine. If you end up with Einion Logos (Defender/Philosophical/Tolerant) push for engineers, scientists, or priests (great people) for obvious/previously stated reasons. If you get Ethene (Defender/Creative/Tolerant) you’ll get a cultural push that will help later on in the game.</text:p>
      <text:p text:style-name="P8"/>
      <text:p text:style-name="P8">2) Believe it or not the Elohim are best played as a warmonger. Unless you're next to the Sheaim, expand early and often using axmen and cats. By the midgame you’ll want to have as many of your neighbor’s cities as possible. Take out your most dangerous neighbors first (Hippus, Calabim, Lanun, Khazad). The earlier you hit those civs the better. Plus, planning for early expansion keeps you strong enough to survive an unexpected attack from your neighbors.</text:p>
      <text:p text:style-name="P8"/>
      <text:p text:style-name="P8">3) With most civs its typically better to finish off an opponent then move on to the next. With the Elohim taking a variety of cities is better than taking one civ out. The exception to this rule is with the civs listed above. They need to be crippled if left standing.</text:p>
      <text:p text:style-name="P8"/>
      <text:p text:style-name="P8">4) During the early war phase I typically separate my units into keepers and cannon fodder. The keepers get promoted up the drill line until they get blitz. Then they get mobility &amp; combat promotions. The cannon fodder get promoted in the opposite way (combat/march/mobility, then drill if they last that long). A tier 4 unit without blitz is a wasted opportunity.</text:p>
      <text:p text:style-name="P8"/>
      <text:p text:style-name="P8">5) Make peace with your neighbors (or don’t – your call) and start to specialize your cities. This is where the Tolerant trait pays off. Set cities that were formerly Ljosalfar to build archers &amp; those archers will have all of the benefits that true Ljos archers have (dexterous promotion &amp; elvish race). Likewise the Svartalfar build assassins, Hippus/Kurios cavalry units, Doviello/Clan melee units, Khazad melee/cannons, Grigori melee/medics, Calabim vamps, Amurite adepts, etc. Each of these units retains its innate strengths. Tailor your new army to your neighbor’s strengths. </text:p>
      <text:p text:style-name="P8"/>
      <text:p text:style-name="P8">6) You’ll also need to mix in appropriate economic &amp; especially cultural buildings during this phase. I typically religion hop during the midgame to get as many priests/temples in my outer ring of cities as possible. If I can't switch during a golden age I just deal with the anarchy. The goal is to push my culture to (or past) as many of my neighbors cities as possible.</text:p>
      <text:p text:style-name="P8"/>
      <text:p text:style-name="P8">7) Use the Elohim’s unique upgrade paths as necessary. You can upgrade Elohim archers into Elvish flurries or Calabim vampires into Hippus knights. Flurries are one unit where you get blitz immediately, so you can go up the combat/march promotion line with them. You can also upgrade hunters to disciple units (at least when following the Fellowship of the Leaves).</text:p>
      <text:p text:style-name="P8"/>
      <text:p text:style-name="P8">8) You can also upgrade Devouts (Elohim assassin) into priests of whatever religion you follow. You can have high priests of any religion within a turn or two of switching (as long as you have enough highly promoted devouts).</text:p>
      <text:p text:style-name="P8"/>
      <text:p text:style-name="P8">9) Once you have a mobile force, it’s time to use it &amp; the Elohim’s world spell – Sanctuary. Sanctuary is a defensive spell that prevents enemies (and friends) from entering your borders. It can also be used offensively, as your enemies cannot attack cities you conquer <text:soft-page-break/>during Sanctuary’s 30 turns. This makes a blitzkrieg while Sanctuary is in effect devastating. This blitzkrieg is another reason for religion hopping – you end up with lots of mobile disciple units &amp; they have the best area/damage spells (with minor exceptions). Think of them as mobile siege units. I like druids with crown of brilliance or dwarvish druids with crush. Then I finish everyone off with my blitz promoted units.</text:p>
      <text:p text:style-name="P8"/>
      <text:p text:style-name="P8">10) Once Sanctuary is over keep pushing or capitulate your targets if you can. Or sue for peace if you’re overextended. If the terms aren’t good &amp; you’re in dire straits use Corlindale to force peace. Then cast resurrect &amp; bring Corlindale back. Rinse &amp; repeat as necessary. </text:p>
      <text:p text:style-name="P8"/>
      <text:p text:style-name="P13">PS - I'd deviate from the early attack scenario if you're next to the Sheaim. In that case, I'd beeline poisons (for devouts) and priesthood (for priests) &amp; upgrade those devouts to priests for destroy undead. If you get those in time, you should be able to withstand the inevitable pyre zombie assault. </text:p>
      <text:p text:style-name="P13"/>
      <text:p text:style-name="P13"/>
      <text:h text:style-name="P27" text:outline-level="1">Grigori</text:h>
      <text:p text:style-name="P13"><text:span text:style-name="T2">1. Adventurers. </text:span>Adventurers are THE reason to play as the Grigori. An adventurer is a hero who can upgrade along ANY upgrade path. That means that you can have heroic archmages, heroic phalinxes, heroic knights, etc. Most of your game will be built around whichever strategy you decide to pursue with the adventurers.</text:p>
      <text:p text:style-name="P13"/>
      <text:p text:style-name="P13"><text:span text:style-name="T2">2. Agnostic. </text:span>As an agnostic, you cannot convert to any religion, you cannot spread any religion, you can have nothing at all to do with any religion. Basically, you can scratch that entire research line off your list and ignore it unless you decide to pursue an altar of the lunnotar victory.</text:p>
      <text:p text:style-name="P13"/>
      <text:p text:style-name="P13"><text:span text:style-name="T2">3. Adaptive.</text:span> Cassiel is an adaptive leader. That means that every 100 turns or so (on normal), he can change his traits. He is always philosophical, but he is only industrious for the first 95 turns. After that, he can change to whatever he wants. Change according to what you're planning on doing. Financial is great if you need to research those vital techs. Aggressive is good if you're going to go to war. Charismatic is great to get your adventurers a few extra upgrades without risking them in combat. Pick whatever you need most.</text:p>
      <text:p text:style-name="P13"/>
      <text:p text:style-name="P13"><text:span text:style-name="T2">4. Adventurer spawning. </text:span>In orbis and FF+, adventurers are spawned automatically, there are a few things you can do to increase the chance, but nothing worth basing an entire strategy around. In all the other mods however, adventurers are spawned via great people points. This means that running a specialist economy severely hampers your ability to get your heros. And considering the power of the hero's, its generally better to spawn them than other great people. However, there is a second problem with this. The greatest amount of adventurer points you can get is 5. Your palace provides 1. An adventurers guild provides 2 (and +2 xp for units built in the city), a grigori tavern provides another 1, and there is one more building that I can't remember. So, in order to get adventurers at a reasonable rate, you need to boost your great person spawn rate. Building the buildings that increase the adventurer points is one way of doing this. Building the national epic (preferably in your capital), provides a 100% boost to their spawning, in addition to the 100% from a philosophical leader. You can run pacifism to get another 50% boost. And there are a few more buildings here and there that boost the spawn chance. I have maxed out at about 20 adventurer points in my capital before.</text:p>
      <text:p text:style-name="P13"/>
      <text:p text:style-name="P13"><text:span text:style-name="T2">5. Your world spell.</text:span> There is a bright side to all of this however. The Grigori world spell resets all your great person counters, making it possible to rapidly get more adventurers if you need them. It does have other uses however. If you go for a AotL victory, you can grab theocracy, run it for a little while, then cast your world spell. You will rapidly assemble lots of great prophets, allowing you to nearly instantly build the first six stages of the altar. You can of course apply this strategy wherever it seems appropriate.</text:p>
      <text:p text:style-name="P13"/>
      <text:p text:style-name="P13"><text:span text:style-name="T2">6. Adventurer points.</text:span> The downside of going for adventurers is that all the buildings that unlock adventurer points are down the government lines. That means that you have to run a balancing act. Do you go down the government lines to unlock the buildings that allow more adventurers, or do you go down the other lines to provide more units that your adventurers can upgrade into.</text:p>
      <text:p text:style-name="P13"/>
      <text:p text:style-name="P13"><text:span text:style-name="T2">7. Choosing the lines of specialization. </text:span>You are going to have to figure out at what point <text:soft-page-break/>you are going to try to conquer the world, or achieve whatever other victory you are aiming for. Then you are going to have to decide what you aim your adventurers down. It makes little sense to send your adventurers down the magical line if you are going to win the game before you ever get archmages. On the same note, it wouldn't be a good idea to send a bunch of adventurers down the recon line if the game is going to end very late, as you can only have 4 beastmasters (and rangers can't upgrade to anything else).</text:p>
      <text:p text:style-name="P13"/>
      <text:p text:style-name="P13"><text:span text:style-name="T2">8. The early game. </text:span>The Grigori will generally get their first adventurer around turn 50 or so. Their next adventurer will probably come around turn 100 to 150 or so. If you are playing in an isolated start, you can just leave your adventurers alone, and later upgrade them into whatever you want. If you are playing in a crowded start however, you often can't do this as someone is going to come knocking on your door, and you'll need a hero to hold them back. The grigori don't get any special mechanics other than the adventurer system, so all the other civs will be better than them in one way or another. Use your adventurers if you need to or you want to go up the metal or recon/horse lines. Otherwise, avoid using them unless you have to.</text:p>
      <text:p text:style-name="P13"/>
      <text:p text:style-name="P13"><text:span text:style-name="T2">9. Magic. </text:span>There are two ways to do magic. Use your adventurers, or use it as support. If you are using it as support, you are going to want to consider which tier 1 or tier 2 spells are most useful to you. Maelstrom, fireball, enchanted blade, etc. If you're using your adventurers for magic, you are going to want at least 1 death node so that you can have 4 heroic archmages and 4 heroic adventurers. And remember, a heroic adept class unit, with combat 5, gets twincast. That means that you can have 8 summoners, all summoning 2 summons. And because they are so powerful, it makes lots of sense to go deep. Sun mana is especially powerful, as is metamagic if you have lots of mana nodes.</text:p>
      <text:p text:style-name="P13"/>
      <text:p text:style-name="P13"><text:span text:style-name="T2">10. Have fun.</text:span> Most important rule of all. The grigori aren't restricted from anything except religion, so go ahead and play around with them. Feel free to experiment.</text:p>
      <text:p text:style-name="P13"/>
      <text:p text:style-name="P13"/>
      <text:h text:style-name="P27" text:outline-level="1">Hippus</text:h>
      <text:p text:style-name="P10"/>
      <text:p text:style-name="P13"><text:span text:style-name="T2">#1 Rule: Attack. Attack Attack Attack.</text:span> Thats how they win, and as Tasunke, how they support their economy. If you're not in a war, you need to be on your way to one. No need to capture enemy cities, just pillage away and get techs off of your defeated enemies. Nothing stopping you from re-declaring war 10 turns later.</text:p>
      <text:p text:style-name="P13"/>
      <text:p text:style-name="P13"><text:span text:style-name="T2">Leader: </text:span>Tasunke needs to pretty much just build troops and keep pillaging. Rohanna can support a much bigger empire and army and can survive longer without pillaging, much better at setting up precision strikes with key units.</text:p>
      <text:p text:style-name="P13"/>
      <text:p text:style-name="P13"><text:span text:style-name="T2">Civics:</text:span> Both leaders are good with Aristograrianism, Rohanna is perfect for it. And Royal Guards are one of the best units in the game. Keeps your attacking stacks safe, and newly captured cities enough culture to pop their borders. The -40% distance costs are nice too. </text:p>
      <text:p text:style-name="P13"/>
      <text:p text:style-name="P13"><text:span text:style-name="T2">Religions:</text:span> All religions work pretty well. </text:p>
      <text:p text:style-name="P13">Top of the list are Empy and CoE. Rathas and Shadowriders are some of the best units in the game. With Horselord are even better, and they both have very good Heroes and nice Shrines.</text:p>
      <text:p text:style-name="P13">FoL, Order and AV each have a Mounted Religious Hero that becomes a complete powerhouse with Horselord. Ancient Forests also help with Food/Production.</text:p>
      <text:p text:style-name="P13">RoK and OO don't have any mounted units, but extra Cash or Culture becomes very very useful with a big empire.</text:p>
      <text:p text:style-name="P13"/>
      <text:p text:style-name="P13"><text:span text:style-name="T2">Wonders:</text:span> Guild of the Nine and Ride of the Nine Kings are the two you want. The two you MUST get. Someone else builds it first? No problem, just take it from them.</text:p>
      <text:p text:style-name="P13"/>
      <text:p text:style-name="P13"><text:span text:style-name="T2">Misc tips:</text:span> With Horses coming from the Palace I usualy get Horseback riding as soon as I can and basically use Horsemen on Defense. They can get your Settlers to places far quicker and you can just attack any Barbs on the way. Nothing stopping you from sending a few warriors after them aswell.</text:p>
      <text:p text:style-name="P13"/>
      <text:p text:style-name="P13">And I cannot remember If I have documented this anywhere before, but I'll do it now. Its my <text:span text:style-name="T2">Invincible Mounted Force trick</text:span>.</text:p>
      <text:p text:style-name="P13"/>
      <text:p text:style-name="P13">Step 1: You need a leader with Defensive, or playing as the Hippus.</text:p>
      <text:p text:style-name="P13">Step 2: Build horsemen. Get them to Level 3 with Flanking 3.</text:p>
      <text:p text:style-name="P13">Step 3: Upgrade to Horse Archers or Knights.</text:p>
      <text:p text:style-name="P13">Step 4: Victory.</text:p>
      <text:p text:style-name="P13"/>
      <text:p text:style-name="P13">The mechanics? The max withdrawal rate for normal units is 85%. That's a Horse Archer or Knight (base Withdrawal 35%) and Flanking 3 (total withdrawal + 50%). Now, as a leader with Defensive or Horselord, you units get an extra 10%. Still, your units are capped at 85%, a Horse Archer or Knight cannot upgrade to Flanking 3, but a Horseman can. Horseman (base withdrawal 25%) with Defensive or Horselord (+10%) and Flanking 3 (+50%) gives them a withdrawal of 85%. Upgrade them, they keep their promotions but their base withdrawal rises to 35%. Voila, your Horse Archers and Knights now have a 95% Withdrawal rate.</text:p>
      <text:p text:style-name="P13"/>
      <text:p text:style-name="P13"><text:soft-page-break/></text:p>
      <text:p text:style-name="P10">Alternative Notes</text:p>
      <text:p text:style-name="P13"/>
      <text:p text:style-name="P13">I'll give an alternative Hippus view. You can basically play the two leaders according to their traits. With Rohanna you're looking to get a quick start, strong economy, and press that advantage home when a good opportunity arises. With Tasunke you need to get involved in conflict so you can make use of those fantastic aggressive/raiders traits. Your focus will be on mounted units but you shouldn't forgo other units that are fit for purpose. You don't even need to research horse riding ahead of bronze working, archery, sailing, or construction if you need those other techs for development. If you do get horse riding quickly you should use it to capture any barbarian cities. You start with nature mana which gives you an option to develop your recon line but it's only an option. By the mid game you should have built up an army with a core of mounted units.</text:p>
      <text:p text:style-name="P13"/>
      <text:p text:style-name="P13">The Hippus can use any religion and civics. Mounted units need some promotions to be useful so ensure they get some starting xp from somewhere. You probably don't need any special military units from your religion as your mounted forces can often be special enough. Use any mana types needed to support your economy or warfare, fire/body being common favourites for a raider nation. Pick the right times to go to war: horse archers vs axemen is good, horse archers vs champions is poor. Use the world spell in any conflict that looks pivotal. Take care of your war cry units, the buff can sometimes last longer than you might expect.</text:p>
      <text:p text:style-name="P13"/>
      <text:p text:style-name="P13">By the endgame the lack of alchemy labs and gunpowder units should be a disadvantage. You can pretty much make up for those losses however with other technologies.</text:p>
      <text:p text:style-name="P13"/>
      <text:p text:style-name="P13"/>
      <text:p text:style-name="P12">More tips</text:p>
      <text:p text:style-name="P13"/>
      <text:p text:style-name="P13"><text:span text:style-name="T2">1.</text:span> I haven't done too much playing with Rhoanna, so I cant comment too much on her. But I will say <text:span text:style-name="T2">Tasunke rocks</text:span>: combining his Raiding ability with the innate Hippus Horselord trait (you can use enemy roads and get +1 movement on cavalry) makes Hippus cavalry forces perfect for raiding and/or sacking smaller cities.</text:p>
      <text:p text:style-name="P13"/>
      <text:p text:style-name="P13"><text:span text:style-name="T2">2.</text:span> If you are playing as Tasunke, <text:span text:style-name="T2">raid, raid and raid</text:span>. You're faster, you can use enemy roads, and you get double gold from pillaging. You can easily enter your rival's lands, pillage every single improvement, capture every single unprotected worker within a couple turns if you have a big enough force. You can pretty much base your economy on burning and pillaging (to an extent). </text:p>
      <text:p text:style-name="P13"/>
      <text:p text:style-name="P13"><text:span text:style-name="T2">3.</text:span> <text:span text:style-name="T2">Pick your battles.</text:span> As the Hippus, your cavalry is much faster, giving you the luxury of choosing which cities to hit and which improvements to pillage. Seize and keep the initiative. </text:p>
      <text:p text:style-name="P13"/>
      <text:p text:style-name="P13"><text:span text:style-name="T2">4. Beeline Horseback Riding.</text:span> This is easy cuz its an early tech. Get it and you can Horseman rush your neighbors and can knock them out of the game early. At the very least you could wipe out their improvements, maybe some of their smaller cities and kidnap their entire workforce (I once played an entire game as the Hippus having only built one or two workers: I stole or enslaved the rest).</text:p>
      <text:p text:style-name="P13"/>
      <text:p text:style-name="P13"><text:soft-page-break/><text:span text:style-name="T2">5. Beeline Stirrups.</text:span> Getting this tech will make your already formiddable Horsemen even more powerful.</text:p>
      <text:p text:style-name="P13"/>
      <text:p text:style-name="P13"><text:span text:style-name="T2">6. Beeline Currency.</text:span> You absolutely NEED the Guild of the Nine. It gives you access to Mounted Mercenaries, which can be an awesome way to replenish your forces after you take an enemy city. </text:p>
      <text:p text:style-name="P13"/>
      <text:p text:style-name="P13"><text:span text:style-name="T2">7. As far as Civics go..</text:span>.I tend to use Aristocracy (as it gives access to the Royal Guard, which are mounted and thus fit with the Hippus flavor and give you a more versatile mounted force). Aristocracy is especially useful in those modmods that have that civic grant mounted units extra XP. Undercouncil is nice (especially in the modmod that gives you an even greater chance to get slaves from combat).</text:p>
      <text:p text:style-name="P13"/>
      <text:p text:style-name="P13"><text:span text:style-name="T2">8. Religions:</text:span> I like to use Council of Esus, as it fits in with the whole Mercenary flavor of the Hippus. It also lets you declare war from within enemy borders, which can be a huge boost, as it lets you get in amongst the enemy and run amuck before they can get their military on full war footing. Runes was also nice because of the Gold bonus, which can help offset a weak economy during a period when you arent raiding.</text:p>
      <text:p text:style-name="P13"/>
      <text:p text:style-name="P13"><text:span text:style-name="T2">9. As far as the Warcry Worldspell.</text:span> I generally use it when I am going up against my primary, most powerful rival. After I've wrapped up his countryside and weaker cities, I'll often use Warcry to take out his more heavily fortified capital or bigger cities.</text:p>
      <text:p text:style-name="P13"/>
      <text:p text:style-name="P13"><text:span text:style-name="T2">10. As far as magic goes,</text:span> I've actually rarely used Adepts, as they could never keep up with my horsemen. UNLESS you are using the Hippus FlavourMod, which I believe gives you mounted mages, which are glorious. Especially when combined with Body Mana (which grants haste if I'm not mistaken).</text:p>
      <text:p text:style-name="P13"/>
      <text:p text:style-name="P13">So, in summation: Raid, Get Stirrups, Get Currency.</text:p>
      <text:h text:style-name="P27" text:outline-level="1">Illians</text:h>
      <text:p text:style-name="P13">Play the Illians! They are one of the most unique Civ's in the game - if you don't know what you are doing, you will be in trouble, but if you know how to use their advantages, then they are very powerful.</text:p>
      <text:p text:style-name="P13"/>
      <text:p text:style-name="P13"><text:span text:style-name="T2">1. The first thing the Illians get is the temples of the hand.</text:span> Temples of the hand turn every tile within 2 squares (note, thats 2 squares, not the BFC) to ice. This has several benefits. First off, the illians treat all ice as grassland, and every tile in their BFC is ice. Your opponents can't do anything with ice. </text:p>
      <text:p text:style-name="P13">Second off, they can settle anywhere. Desert? Turn it to ice. Jungle? Guess what, jungle can't survive on ice - it turns to forest. The only reason not to build them is the loss of trade on river tiles.</text:p>
      <text:p text:style-name="P13"/>
      <text:p text:style-name="P13"><text:span text:style-name="T2">2. The second thing that they get is Priests of Winter,</text:span> which they get at philosophy. They can only get three, but getting them is often enough to win you an early war. You can get them before anyone else gets past warriors. That is, these are strength 7 units with strength 5 summons that you can get before your neighbors advance past strength 3 units. I've never failed to wipe out at least two nearby civilizations almost immediately once I get them.</text:p>
      <text:p text:style-name="P13"/>
      <text:p text:style-name="P13"><text:span text:style-name="T2">3. The third thing is the worldspell - stasis.</text:span> This means (on normal), that no one can do anything for 20 turns. There are a number of ways to use this, but which way you choose is up to you - personally, I use it right before declaring war on someone, as it allows me to attack without having to worry about them getting reinforcements, but you can always do it twenty turns before your war so you can do an arms race, do it while building a wonder, do it on the first turn, plenty of options. </text:p>
      <text:p text:style-name="P13">I'm not convinced that the <text:span text:style-name="T2">deepening</text:span> and <text:span text:style-name="T2">samhain</text:span> are that useful. I'd tend to get them ready (leave them with 1 turn to build) then unleash them at a good time to cause trouble, perhaps during war or stasis. The deepening does wear off, very slowly.</text:p>
      <text:p text:style-name="P13"/>
      <text:p text:style-name="P13"><text:span text:style-name="T2">4. Traits.</text:span> Aurics traits are defensive and charismatic. However, he can also get aggressive if he beats the amurites to Legatum Frigus (the amurites get a golden age out of it). These traits mean that his units get +10% withdraw, and anywhere between +0 and +30% strength depending upon where they are and whether or not Legatum Frigus has been found. This makes Auric a very good warmonger, and gives him a pretty good reason to use mounted units as well.</text:p>
      <text:p text:style-name="P13"/>
      <text:p text:style-name="P13"><text:span text:style-name="T2">5. Unit Lines.</text:span> You are going to need to go down the metal line in order to get two of your heros. You're going to need to go down the divine line to get 1 of them, and your high priests of winter. You'll need to go down the recon line and the magic line to get Auric (Omniscience requires Commune with Nature, and strength of will or pass through the ether). Basically, to get all your benefits, you'll be all over the place. I suggest the mounted line as a strong basis for your army (defensive + horse archers, 2 upgrades and they have an 80ish% chance of withdrawing from combat). Usually, I use warriors for a while, get priests of winter early, then go for axmen, then adepts (you start with enchantment mana, use it). Once I have them, I'll generally find out if I have horses, and if I do go horsemen-horsearchers next, followed by mages, then champions. Once I have them, then archmages are usually my next priority, followed by high priests of winter, then Drifta, and lastly Auric. If you have different preferences however, feel free to go for them - the illians have <text:soft-page-break/>a great deal of freedom, only being blocked from religions.</text:p>
      <text:p text:style-name="P13"/>
      <text:p text:style-name="P13"><text:span text:style-name="T2">6. Heros.</text:span> Auric gets 3 heros. The first one is his primary, <text:span text:style-name="T2">Wilboman</text:span>. Wilboman is a strength 7 hero who comes along at iron working, but otherwise is rather meh. He's nice, but not awsome. The other two are though. The first one is <text:span text:style-name="T2">Drifta</text:span>, who is available at divine essence, and requires that you have killed a civ already (hey, do it early, do it often, right?). He is a dragon, magic immune, strength 14+7cold, and makes a great munching machine. Make sure that you escort him early on though, as it really sucks to loose him shortly after building - after he has combat 5/drill 4 etc. though, he can easily just wander off and eat entire civs on his own. The last hero is probably the most important though - <text:span text:style-name="T2">Auric Ascended</text:span>. He requires omnipotence, the draw, and if you get him, you have probably already won the game anyways. Just don't loose him, or you'll lose your traits. Because of his inability to get promotions, he isn't good to use as a regular attacker - what makes him powerful is that his spell can kill. Use him as mobile artillery.</text:p>
      <text:p text:style-name="P13">Prepare well if you're going to use the Draw as all the other nations will declare war on you. You'll need to get Auric ascended fast, perhaps with a golden age. You should find however that your casters with level 3 ice spells can give you victory without resorting to ascension. </text:p>
      <text:p text:style-name="P13"/>
      <text:p text:style-name="P13"><text:span text:style-name="T2">7. Ice.</text:span> There are two ways to get ice mana - you can get 1 from legatum frigus, and 1 from the illian palace. The first spell, slow, removes 1 movement from enemy units nearby - the earliest stack stopper in the game. The second spell, summon ice elemental, summons a strength 2 + 2 cold, +1 ice mana affinity unit - nice to give to your mages, but nothing super special (it would be, but you can only get 2 ice mana...). The important one is Ice 3. Ice 3 is snowfall - the strongest direct damage spell in the game. It does 40% damage, with a maximum of 80%. This spell can be gotten by: 4 archmages, 4 liches, 3 high priests of winter. Because of how strong this is, you can actually afford to run 3 seperate offensive stacks. I like to run one stack with the liches with Auric (liches cast snowfall, auric casts his, all units within 1 square now dead), 1 stack with drifta (usually use archmages here), and 1 stack with my primary army (usually use the high priests here, as they can cast heal and medic 3 is very nice for a stack to have. It makes lategame mopping up VERY easy.</text:p>
      <text:p text:style-name="P13"/>
      <text:p text:style-name="P13"><text:span text:style-name="T2">8. Reaching the lategame.</text:span> Early game, you have no advantages, except stasis, and if you rush it, the priests of winter. Midgame, you can have ice 2 casters, wilbowman, and that is pretty much your only advantages. Lategame is where your power is. Therefore, you need to get to the lategame, preferably before anyone else does. The best ways to do this are to kill your nearest neighbor early (stasis, fast priests of winter, and a big stack work well for this). Then, spend the midgame teching up in peace, and building up your lategame army. Lategame, come out like a storm and drown the world in ice.</text:p>
      <text:p text:style-name="P13"/>
      <text:p text:style-name="P13"><text:span text:style-name="T2">9. Work your economy hard.</text:span> You need more workers as they get slowed down by the snow. With the ice tiles you can specialize your cities through farms, workshops, villages, whatever, so do it. </text:p>
      <text:p text:style-name="P13">Every square can be treated as grassland. This is nice, in that you don't need to worry about food much. However, it is not so nice in that you will be short on hammers, and you don't get any bonus commerce. Therefore, I would try to settle near hills for production, and its your choice on whether to run Aristograrianism, or to try for a cottage economy. You don't really have any bonuses for either one, but aristograrianism will probably work better if you have nearby sources of freshwater. Standard city planning takes place here.</text:p>
      <text:p text:style-name="P13">Auric isn't a financial genius so make sure he's not left behind in tech.</text:p>
      <text:p text:style-name="P13"><text:soft-page-break/></text:p>
      <text:p text:style-name="P13"><text:span text:style-name="T2">10. Have fun,</text:span> and don't forget that your job isn't done until the world is buried under at least 3 feet of ice, minimum :P</text:p>
      <text:p text:style-name="P13"/>
      <text:p text:style-name="P12">Additional Notes</text:p>
      <text:p text:style-name="P13"/>
      <text:p text:style-name="P13"><text:span text:style-name="T2">1. With Defender as a trai</text:span>t and with all of your untis being winterborn, you are a defensive powerhouse. With outrageously powerful late game rituals, a builder style fits the Illians well.</text:p>
      <text:p text:style-name="P13"/>
      <text:p text:style-name="P13"><text:span text:style-name="T2">2. Charismatic is a very nice trait</text:span>. If you find the Letum Frigus berfore the Amorites, you are Defender, Charismatic, and Aggressive) Talk about a powerhouse!</text:p>
      <text:p text:style-name="P13"/>
      <text:p text:style-name="P13"><text:span text:style-name="T2">3. Temples of the hand are very nice for you</text:span> - you can settle anywhere and should. Indeed, this is one of the truly powerful Illian advantages. Because working the ice is hard, it may pay to work the tiles first, and then turn them to ice. </text:p>
      <text:p text:style-name="P13"/>
      <text:p text:style-name="P13"><text:span text:style-name="T2">4. You should decide if you are going to try to have Auric ascend or not fairly early.</text:span> My personal feeling is that it usually isn't worth it. Once the draw is cast, it takes a long time to cast Asend as all of your cities are halved in population and they will be emphasizing rebuilding up more than hammer production early.</text:p>
      <text:p text:style-name="P13"/>
      <text:p text:style-name="P13">On maps where you start isolated and at high difficulty, though, ascending may be helpful. Here, you often find the enemy AI is many times as powerful, but the isolated start allows building in relative peace so waiting for Auric to ascend virtually assures victory. Hit everyone who shouldn't have the Godslayer and watch Auric Ascended and a relatively small army defeat 400 stacks of the Clan! On Pangaea, you probalby will either win or lose the game before ascent is completed. </text:p>
      <text:p text:style-name="P13"/>
      <text:p text:style-name="P13">I always play to have Auric ascend, my view is that his the 'point' of having the Illians! (Yes, I role play!)</text:p>
      <text:p text:style-name="P13"/>
      <text:p text:style-name="P13"><text:span text:style-name="T2">5. In either case, the other Illian rituals</text:span> (Samhain, the White Hand, the Deepening, Stir from Slumber) <text:span text:style-name="T2">are recommended.</text:span> Samuin will hurt everyone else more than you, the deepening will hurt them badly eventually. The White Hand is a 10,000% no brainer, the high priests can can heal and snowfall, a devastating spell. Remember the Stir from Slumber require that you destroy one Civilization. A dragon is a dragon!</text:p>
      <text:p text:style-name="P13"/>
      <text:p text:style-name="P13"><text:span text:style-name="T2">5a. If you do plan to have Auric ascend it is a different game.</text:span> The draw now only destroys a large part of your army (including some archmages, berserkers, etc.) and destroys your cities, by declaring war on everyone, it will kill all of your trade. You won't have trade income, you won't have trade resources. These are bad facts if you are isolated! Finally, you are at war for the rest of the games (unless you get Seven Pines). </text:p>
      <text:p text:style-name="P13"/>
      <text:p text:style-name="P13"><text:span text:style-name="T2">6. Since the Draw kills a large part of your army,</text:span> halves your cities, and shuts off all trade, the key is to build as few troops as necessary before casting it - try to build as much infrastructure as possible to survive it, like smokehosues, granaries, and temples of the hand. If war weariness is hurting, you may not run city states, in which case courthouses are a must. </text:p>
      <text:p text:style-name="P13"/>
      <text:p text:style-name="P13"><text:soft-page-break/><text:span text:style-name="T2">7. Since we are ritual building,</text:span> the one MUST wonder is the <text:span text:style-name="T2">Celestial Compass</text:span>. I strongly recommend the killer late game rituals, Blood of the Phoenix and Birthright Regained. Blood is pretty much a no brainer, it WILL restore archmages killed by The Draw. </text:p>
      <text:p text:style-name="P13"/>
      <text:p text:style-name="P13"><text:span text:style-name="T2">8. With all of these rituals,</text:span> it may make sense to build a city, probably the capital, as a hammer monstrosity. Depending on how much you expand god-king can make sense. Other wonders can make sense too, especially wonders giving health and happiness if you cast The Draw.</text:p>
      <text:p text:style-name="P13"/>
      <text:p text:style-name="P13"><text:span text:style-name="T2">9. Magic and mana nodes offer interesting choices.</text:span> Your priest of winter casting snowfall will do tremendous damage, so you will likely be less inclined for air for maelstorm than you usually are. However, giving an archmage the ability to cast snowfall can be helpful since it will free up a priest of winter to cast heal. </text:p>
      <text:p text:style-name="P13"/>
      <text:p text:style-name="P13">You start with ice, enchantment, and law. Body is almost certainly recommended. Other nodes may be chosen for support. For example, life for a health and to allow Aquae Secullus can be helpful.</text:p>
      <text:p text:style-name="P13"/>
      <text:p text:style-name="P13"><text:span text:style-name="T2">10. As for stasis</text:span>, I've not seen a reason not to just pop it at the outset of the game every game. It costs your opponents the same number of production/commerce-turns regardless, but if you pop it at the beginning of the game they also have a minimum number of units, so it costs more unit-turns.</text:p>
      <text:p text:style-name="P13"/>
      <text:p text:style-name="P13">The Illians are very effective at early rushes because of a) priests of winter, b) stasis (to give you a turn advantage), and c) +2 base happy cap (your starting city has that much more production).</text:p>
      <text:p text:style-name="P13"/>
      <text:p text:style-name="P13"><text:span text:style-name="T2">11. If you use ErebusContinent mapscript</text:span> it will start you in the ice. Don't settle there. Just head south until you find a standard (e.g. grassland) city spot. The commerce deficit on ice is very significant early on and you won't find any resources on ice or tundra that don't require hunting. Additionally, moving far from your starting spot will likely put you near a number of other civilizations, prime rush targets once you get priests.</text:p>
      <text:h text:style-name="P27" text:outline-level="1">Infernals</text:h>
      <text:p text:style-name="P13"/>
      <text:p text:style-name="P13"><text:span text:style-name="T2">1. War and war early.</text:span> Before you even switch to Infernals, make sure your mother race declares war on its evil neighbours. This will generate manes as they slaughter one another. As the Infernals you will want to kill your mother race anyways because they have your Holy City and that means they have Meshabber of Dis until you take it back. This presents an interesting option, if you were the Malakim before summoning (and were in a desert), their cities will surrounded by a sea of fire (it's very amusing) which makes them ripe for the taking.</text:p>
      <text:p text:style-name="P13"/>
      <text:p text:style-name="P13"><text:span text:style-name="T2">2. War war war.</text:span> Your first targets should be evil civs, you'll want manes to fuel your infrastructure. Good civs are generally useless to war against other than they hate you and you them. (But Infernals should hate everyone until they are good little slaves or serve as manes)</text:p>
      <text:p text:style-name="P13">Try to make peace with Good civs and follow tip 4 and 3 on making them useful enemies first.</text:p>
      <text:p text:style-name="P13"/>
      <text:p text:style-name="P13"><text:span text:style-name="T2">3. Not Evil? Convert the bastards!</text:span> This is important to keep fuel on your economic fire. Remember those Good civs that were useless for making manes? Next time you ask for peace demand they switch to Ashen Veil! Next time you declare war (which should be immediately after the treaty ends) they will now generate manes when razing cities! &gt;: )</text:p>
      <text:p text:style-name="P13"/>
      <text:p text:style-name="P13"><text:span text:style-name="T2">4. Spread Ashen Veil far and wide.</text:span> Take that extra effort to spread the Veil, I cannot stress enough that Infernals wholly depend on manes, manes come from evil and neutral civs. If everyone is Good then you will LOSE. The more Ashen Veil you spread the greater the chance other civs will change their religion to veil, especially if they don't have a state religion yet!</text:p>
      <text:p text:style-name="P13"/>
      <text:p text:style-name="P13"><text:span text:style-name="T2">5. Raze or not?</text:span> Generally, this is whether you're going for a specialist economy with Guilds or if you're going to want more cities to build more units. If you are going to be building a specialist economy, you'll normally going to want to keep 3-4 cities around your capital with God King each with high populations. Generally I keep 2 production cities (hammer focus), 2 commerce cities (money focus) and one massive city (research focus) that has over 60 population. Your hammer cities will only need 10-15 pop surrounded by mines and workshops. Your commerce cities should spam cottages and spam merchant specialists. Your research/specialist city will probably be ALL specialists pumping out great people in under 20 turns each! <text:s/>The rest of the cities you have will be very low pop and used to transport your armies to the front lines using gates.</text:p>
      <text:p text:style-name="P13"/>
      <text:p text:style-name="P13"><text:span text:style-name="T2">6. Small armies.</text:span> It's very tempting to have a 50 person stack with all your heroes. That's a nono, not only are they a nice collateral damage target but they will have mobility problems. Normally I make stacks for each of my heroes, supported by longbowmen, diseased corpses (cured of disease and not) and 3-4 Ritualists. Speaking of which, Ritualists = your siege weapons. Diseased Corpses=your fodder (champions that come with AV and have almost the same attack). Stacks of 10 split across 5 armies will give you a highly mobile army, you can crush multiple cities, respond to threats on your own cities try to take Mobility and make sure each unit moves 2 spaces at least to keep your momentum going.</text:p>
      <text:p text:style-name="P13"/>
      <text:p text:style-name="P13"><text:soft-page-break/><text:span text:style-name="T2">7. Hybo's Whisper! </text:span>I generally save this until I find out where everyone is. Use this to gain access to a second continient or a civ that is otherwise out of your reach. You could also use this to get access to a city close to the AV holy city, perhaps the city itself (never done that before, not sure if it's possible)</text:p>
      <text:p text:style-name="P13"/>
      <text:p text:style-name="P13">Actually that's about it, you generally don't need advice since the Infernals generally roll most civs at lower difficulties. I normally play on Immortal and my advice for people who are thinking about going to try this on immortal is: Momentum is your strength, especially if you get the Infernals early. DO NOT LET UP. DO NOT STOP. <text:span text:style-name="T2">Convert, burn and kill all your foes (in that order!).</text:span> Nothing is more satisfying than seeing Malakim roasting in a sea of flame or elves surrounded by barren wastelands.</text:p>
      <text:p text:style-name="P13"/>
      <text:p text:style-name="P13"><text:span text:style-name="T4">A few things on techs:</text:span><text:span text:style-name="T2"> </text:span></text:p>
      <text:p text:style-name="P13"><text:span text:style-name="T2">Priesthood</text:span> is a pretty important tech because they enable Ritualists, Ring of Fire and Cure Disease are very important in my strategies, I normally bulb it or rush it with the Grimoire. Don't try to save the Grimoire for later, chances are your Mother Civ might steal it from you. <text:s/></text:p>
      <text:p text:style-name="P13"><text:span text:style-name="T2">Guilds</text:span> is a must if you want to run a specialist economy, since you don't need food to sustain your population you can have an infinitely large city so long as everyone is at eachother's throats.</text:p>
      <text:p text:style-name="P13"><text:span text:style-name="T2">Mining</text:span> is pretty important in that you'll be spamming Mines on every tile you can and Cottages on all the flat land.</text:p>
      <text:p text:style-name="P13"><text:span text:style-name="T2">Mathematics</text:span> is my favourite tech for Infernals, you have huge armies, you need money to support them! Gambling Houses and the Bazaar of Mammon is a welcome addition!</text:p>
      <text:p text:style-name="P13"/>
      <text:p text:style-name="P13"><text:span text:style-name="T2">8. Scorched Earth.</text:span> Any plains tiles you don't need to work should be Scorched to desert. When it converts to hell terrain flames will appear, denying many units access to the tile. If you are fortunate you can even form a complete barrier, such that your foes can't reach your cities at all. Even if there isn't a solid wall of flame you may be able to use forts or fort cities to plug the holes. If you need to recover tiles then Sanctify + Spring will restore Plains (which converts to Fields of Perdition) you can use. Meanwhile as your army advances, burning cities and Scorching the land, if your foes return to settle in your wake they will find much of the potential of the sites lost to them.</text:p>
      <text:p text:style-name="P13"/>
      <text:p text:style-name="P13">Just make sure not to think your cities immune with this wall: just as your demons can pass through, you enemies may be able to as well, including:</text:p>
      <text:p text:style-name="P13"/>
      <text:p text:style-name="P13">1) Mutated Units. While not as likely as the other ones, mutated units with Fire Resistance can walkright through the flames unscathed. This will likely only be a small portion of your opponent's army, but if your city only has one defender that doesn't matter. </text:p>
      <text:p text:style-name="P13"/>
      <text:p text:style-name="P13">2) Orcs. There is only one Orcish civilization in the game, but fi you ever get on their bad side they will walk right through the flames to reach your cities. Barbarians too, when they finally declare war on you. </text:p>
      <text:p text:style-name="P13"/>
      <text:p text:style-name="P13">3) Other Demons. It is likely that you will have most of the demons in the game, but if someone else obtains some(Meshabber, Maredo, Mokka's Cauldron, Lair Exploration) thye can pass right though. </text:p>
      <text:p text:style-name="P13"/>
      <text:p text:style-name="P13">3) Angels. All of Basium's angels(Including Basium himself), as well as heros such as <text:soft-page-break/>Sphener or Bridgit, can easilly pass through. While you have a small break here since Basium doesn't get Angelic Mages, if he equips them with Stoneskin they will also be able to make the journey. </text:p>
      <text:p text:style-name="P13"/>
      <text:p text:style-name="P13"><text:span text:style-name="T2">9. The Horsemen Ride For You.</text:span> Raising the AC is pretty much inevitable for the Infernals. As AC events trigger they are insulated from most of the negative effects thanks to their Demonic nature and the Barbarian trait. Drive the AC as high as you can, to maximize the pain everyone else suffers. Keep any eye on your power level, however, because when you get too powerful the Barbarians will turn on you and all those nice Horsemen doing your dirty work will stop avoiding your cities. It's tempting to leave core cities under-defended, but if you don't anticipate war with the Barbarians in time to bolster your defenses then you can be hit hard by the appearance of a Horseman in a bad spot.</text:p>
      <text:p text:style-name="P13"/>
      <text:p text:style-name="P13"><text:span text:style-name="T2">10. Never Upgrade Manes.</text:span> The option is there to tempt you with instant gratification. Don't do it. Over time that same Mane settled will translate into several, possibly many units (or better units via faster teching, et c.). Patience is a virtue even for Demons.</text:p>
      <text:p text:style-name="P13"/>
      <text:p text:style-name="P13">Protip: If you're running a civic that allows drafting, a mane can settle and be drafted on the same turn, essentially an upgrade for no gold cost.</text:p>
      <text:p text:style-name="P13"/>
      <text:p text:style-name="P13"/>
      <text:p text:style-name="P13"/>
      <text:p text:style-name="P10"/>
      <text:p text:style-name="P10"/>
      <text:h text:style-name="P27" text:outline-level="1">Khazad</text:h>
      <text:p text:style-name="P13"/>
      <text:p text:style-name="P13">1. <text:span text:style-name="T2">Fill your vaults.</text:span> Vaults give production bonuses and happiness bonuses when full, but unhappiness when empty. Early game, you want to try to keep over 100 gold per city - no effect from the vaults, but no unhappiness. Midgame, you want to aim for abundant to full vaults (300 - 400 gold per city), with abundant giving +2 happy and +10% production, and full giving +3 happy and +25% production. Late game, you have no excuse not to have your vaults overflowing (500 gold per city), which gives +3 or +4 happy, but most importantly, +40% production. </text:p>
      <text:p text:style-name="P13"/>
      <text:p text:style-name="P13">2. <text:span text:style-name="T2">Choose your leader.</text:span> Kandros Fir is aggresive and financial, arturus thorne is industrius and organized. Each has its benifits, and arturus is generally better when trying for non-conquest/domination victories, while kandros is better when you want to bring the world together under your dwarven fist. Kandros also tends to synergize more with an aristocracy based economy. </text:p>
      <text:p text:style-name="P13"/>
      <text:p text:style-name="P13">3. <text:span text:style-name="T2">Get a minimum of 1 of each metal.</text:span> The dwarven forge base production bonus is 20% - 5% less than regular forges. However, copper, iron and mithril each add +10% production. This means that with bronze, iron, mithril, 500 gold per city, and a forge in your city, you will be getting a +90% production bonus. Note, until you have iron working, having iron won't give a bonus to this - so having the mines of gal-dur won't help your production until you get iron working.</text:p>
      <text:p text:style-name="P13"/>
      <text:p text:style-name="P13">4. <text:span text:style-name="T2">Your strength lies in the melee line.</text:span> You can't build longbowmen or rangers, and cannot have mages or archmages. While this does limit you in your options, it also means you aren't spread all over the place in your research. This lack of options though also means though that one of your early priorities has to be construction - you will need the dwarven trebuchets to crack heavily defended cities in the midgame. Lategame you can get dwarven druids to do your stack crushing for you, but until then you'll need the trebuchets.</text:p>
      <text:p text:style-name="P13"/>
      <text:p text:style-name="P13">5. <text:span text:style-name="T2">Your hero is Maros</text:span>, unlocked at iron working. On the offense, he is essentially a heroic champion. On the defense, he is a god. Defensive strength of 12, can use metal, +50% city defense, and he can get heroic attack and defense, which with mithril and heroic defense 2 means that he will have a base defensive strength of 18 before any modifiers. Offensively he isn't as awsome, but any city he is defending has no excuse for being taken. Definately consider sending him up the drill line.</text:p>
      <text:p text:style-name="P13"/>
      <text:p text:style-name="P13">6.<text:span text:style-name="T2"> Your adepts, with enchantment, can repair trebuchets and golems.</text:span> As you aren't the lurchip, the primary thing here is repairing your trebuchets. On the subject of adepts, since they are all the magic that you get, you are going to want to specialize on your level 1 spells. Sun and water, for the usual terraforming, enchantment for an extra 20% strength for your army, life for sanctify, spirit for courage, etc.</text:p>
      <text:p text:style-name="P13"/>
      <text:p text:style-name="P13">7. <text:span text:style-name="T2">Religion.</text:span> There are two that work best for the khazad - Runes of Kilmorph, and Order. Runes of kilmorph gives you +3 gold per city while running it, and when you're wanting to fill your vaults, thats very nice. Order is what you use when you end up going on conquest, trying to minimize the costs once you have your new cities up and running. Generally you'll probably spend most of your time with RoK, with order generally used as the backup.</text:p>
      <text:p text:style-name="P13"><text:soft-page-break/></text:p>
      <text:p text:style-name="P13">8. <text:span text:style-name="T2">Druids and beastmasters.</text:span> You get the dwarven druid instead of the regular one. The dwarven druid can't terraform (doesn't get vitalize), and has earth mana affinity instead of nature mana. On the other hand, they make up for that by being extremely powerful on the offense. Instead of getting nature line, they get the earth line of spells, wall of stone, stoneskin, and summon earth elemental. But, their strongest spell is crush - it works like pillar of fire, but does physical damage - its the only spell that can damage magic immune creatures like acheron. The beastmaster is also replaced by a special unit - in this case, the myconid. This unit is pretty much the same as a beastmaster, but it gets the ability to stun units nearby with its spell.</text:p>
      <text:p text:style-name="P13"/>
      <text:p text:style-name="P13">9. <text:span text:style-name="T2">Your world spell.</text:span> If you are on a fairly flat map, its great for getting a few more hills. That however is its only use, as it is a fairly poor world spell.</text:p>
      <text:p text:style-name="P13"/>
      <text:p text:style-name="P13">10. <text:span text:style-name="T2">The single most important resource on the map is gems.</text:span> Gems are the resource that allow you to build RoK priests and that give happiness at RoK temples. If there is absolutely no gems available, consider founding both RoK and another religion, perhaps order.</text:p>
      <text:p text:style-name="P13"/>
      <text:h text:style-name="Heading_20_2" text:outline-level="2">Endgame</text:h>
      <text:p text:style-name="P13"/>
      <text:p text:style-name="P13">With a tremendous amount of gold in the bank, you can build almost any wonder instantly. Use this power with great care, however, as gold spent may take 10s of turns to get back. Of course, this also means that a tower victory or altar victory could be easy -- but because you have no adepts, you cannot easily change any mana nodes. </text:p>
      <text:p text:style-name="P13"/>
      <text:p text:style-name="P13">If you do want to win a Khazad ToM victory you can use Hemah (OO) or Gibbon (CoE) to enable you to change out mana nodes. You can also promote Priests with Command promotions and attempt to take control of enemy Mages and Archmages.</text:p>
      <text:p text:style-name="P13"/>
      <text:p text:style-name="P13">Given a strong economy, you may be able to out-culture everyone and go for a cultural victory.</text:p>
      <text:p text:style-name="P13"/>
      <text:p text:style-name="P13"/>
      <text:p text:style-name="P10">Combat stack for Khazad:</text:p>
      <text:p text:style-name="P13"/>
      <text:p text:style-name="P13">4 Dwarven Druids</text:p>
      <text:p text:style-name="P13">4 Myconids</text:p>
      <text:p text:style-name="P13">4 Stonewardens, which is lately runekeepers (never really seen purpose to change religion)</text:p>
      <text:p text:style-name="P13">1-2 Adepts for haste and stuff</text:p>
      <text:p text:style-name="P13">Maros &amp; Co just for kickin in some hero action</text:p>
      <text:p text:style-name="P13">Whatever amount of champions you want to throw in</text:p>
      <text:p text:style-name="P13"/>
      <text:p text:style-name="P13"/>
      <text:p text:style-name="P13"/>
      <text:p text:style-name="P13"/>
      <text:h text:style-name="Heading_20_2" text:outline-level="2"><text:soft-page-break/>More Khazad tips:</text:h>
      <text:p text:style-name="P13"/>
      <text:p text:style-name="P13">You should always pick Kandros Fir. Financial alone makes him better. Go Aristocracy/Agrarianism as its the best fit for a Financial leader who will have less cities than others. Get Kilmorph early and build your Temples, Markets and anything that gives you hard gold/raises max population. Religion civic gives good happiness. Don't let your Dwarvern Vault give worse than +1 Unhappiness. This may cause you to put hammers into axemen as a production flywheel, so be sure to raid your neighbours to avoid too much standing military costs.</text:p>
      <text:p text:style-name="P13"/>
      <text:p text:style-name="P13">In the middle of the game you need to do a few odd things to make you stand out. First is the timing of the Worldspell. I like to use it as my 3 core cities hit their 4th/3rd culture expansions, assuming they bring a lot of hills in my influence. To contribute to motherlode mines don't need to be in the fat cross. Dwarvern workers are 20% faster so its no bother at all to mine all the extra hills. </text:p>
      <text:p text:style-name="P13"/>
      <text:p text:style-name="P13">Turn off the Science for a while. The hammer bonus from an Overflowing vault is too good to pass up. If you're having trouble rationalising it, ask yourself if you would pay a similar beaker cost for a technology that would get you the same results. Consumption and Money Changers often useful about this time. </text:p>
      <text:p text:style-name="P13"/>
      <text:p text:style-name="P13">Guild of Hammers is a good fit for Khazad. Dwarvern Forges are expensive. This is one worth spamming Soldiers of Kilmorph to transfer production with. If you've built the Heroic Epic already you should have stockpiled a few just as you're finishing Engineering.</text:p>
      <text:p text:style-name="P13"/>
      <text:p text:style-name="P13">Bambur and Arthendain aren't actually that good. Once you've got Stonewardens and temples give consideration to switching away from RoK. You'll probably be late to the religion party, so you may have to make do with whatevers left. Chalid is a good reason to go Empyrean. Ashen Veil somewhat fits as Sacrifice the Weak lets you have bigger populations in your fewer cities. If you can steal the Infernal Grimoire to give you Mithril Working or other Tier 4 its a good choice. </text:p>
      <text:p text:style-name="P13">A personal favorite of mine is Council of Esus. Gibbon Goetia is a good complement to your magic deficient units, I'll frequently just load him up with lots of mid level spells noone else can cast. Dwarvern Shadows cause collateral damage and are an early Tier 4 unit. Sneak Attacks let you haul your siege equipment up to everyones doorstep before attacking. Cheap Gambling Houses are an excellent source of happiness. It keeps you neutral, and gives eight Str13 National Units with Warhorses tech. </text:p>
      <text:p text:style-name="P13"/>
      <text:p text:style-name="P13">A big consideration with religions is how it changes your alignment as Khazad should think carefully about which Tier 4 units they're going for. Dwarvern Druids are a reason to go up the Recon line of techs on their own, being one of the best units in the game. That a small diversion gives you the excellent Beastmasters is a bonus. </text:p>
      <text:p text:style-name="P13"/>
      <text:p text:style-name="P13">Regarding military, if you don't have twice the number of fodder units than anyone else then you're doing it wrong. </text:p>
      <text:p text:style-name="P13"/>
      <text:h text:style-name="P27" text:outline-level="1">Kuriotates</text:h>
      <text:p text:style-name="Standard"/>
      <text:p text:style-name="Standard">I think Kurios are all about city specialization, you'll only have 3 megacities and you gotta get the most out of them.</text:p>
      <text:p text:style-name="Standard"/>
      <text:p text:style-name="Standard">enclaves are awesome but take a lot to get, so you need to start building cottages ASAP. </text:p>
      <text:p text:style-name="Standard"/>
      <text:p text:style-name="Standard">your capital should be placed so that it will become a uber commerce city, so rivers, and enough food to cottage every tile in sight. </text:p>
      <text:p text:style-name="Standard"/>
      <text:p text:style-name="Standard">get education early and start building cottages like there's no tomorrow, the sooner you build them the sooner you'll have enclaves.</text:p>
      <text:p text:style-name="Standard"/>
      <text:p text:style-name="Standard">if done correctly, you don't even have to build a single cottage in your other 2 cities, and you'll only have 1 city which is vulnerable to pillaging.</text:p>
      <text:p text:style-name="Standard"/>
      <text:p text:style-name="Standard">keep some centaurs on nearby hills to look out for potential mischievous bastards, and take advantage of their crazy speed to kill them before they reach your tender, juicy cottages.</text:p>
      <text:p text:style-name="Standard"/>
      <text:p text:style-name="Standard">aside from the capitol, you'll have 2 other cities. one which is all about production ( heroic epic anyone? plus wonders when possible ) and one which imho should be heavily farmed and used as a GP farm.</text:p>
      <text:p text:style-name="Standard"/>
      <text:p text:style-name="Standard">do go 100% science and keep all your science in your first, cottagespammed city, with an academy it will become crazy soon enough.</text:p>
      <text:p text:style-name="Standard"/>
      <text:p text:style-name="Standard">since you only have three cities, you can't afford to suboptimal build order. luckily, your cities will be so specialized that it will be easy to tell useful buildings from useless ones.</text:p>
      <text:p text:style-name="Standard"/>
      <text:p text:style-name="Standard">Centaurs are fantastic. strong, fast, and they get defensive bonuses. they are pretty much perfect, no weakness at all. spam them, love them, do go up the horseback line because if you play it right centaur archers will be available soon, en masse and kickass. eh, that rhymes.</text:p>
      <text:p text:style-name="Standard"/>
      <text:p text:style-name="Standard">you WILL want to run God King all game and change your capitol from your first city. here comes the one big dilemma: GK boosts gold and hammers. hammers is easy, you have a city which is all about that. Gold, since you'll be at 100% science, comes from Merchants and Holy Temples.</text:p>
      <text:p text:style-name="Standard"/>
      <text:p text:style-name="Standard">Evaluate your game and choose where to place your palace in order to get the most out of GK. the choice is easy, either your production city or your specialist city, where you'll want to go merchant heavy if you place your capital there. don't be afraid to move your capital more than once if needed.</text:p>
      <text:p text:style-name="Standard"/>
      <text:p text:style-name="Standard">however, this will soon become suboptimal too. we all know how awesome the Bazaar of Mammon can get, so you'll want to build it soon, and after that you will want to move your capital there and not move it anymore. +150% gold? yes please! </text:p>
      <text:p text:style-name="Standard"/>
      <text:p text:style-name="Standard">since GK boosts both hammers AND gold, I'm not a fan of placing the capital+bazaar in my GP city. which brings me to the next important issue for the Kurios, RELIGION.</text:p>
      <text:p text:style-name="Standard"/>
      <text:p text:style-name="Standard">you will have lots of settlements, there's just no reason not to do that since you can also build <text:soft-page-break/>settlers quickly thanx to expansive. normally, they are useless aside from resources. normally, that is. you WILL want to eventually adopt each religion in the game, and have one temple of each religion in each settlement. this will also give you specialist slots, settlements can benefit from specialists ( one specialist for each settlment actually ) but not from tile yields.</text:p>
      <text:p text:style-name="Standard"/>
      <text:p text:style-name="Standard">second, do try to found as many religions as possible ASAP. with all the religions you'll spread around, holy buildings will give a crapload of gold. gold, the one that gets a nice boost from GK+Bazaar... if you can get a holy building in your hammer city, you're set. more than one, you'll be Uber <text:s/></text:p>
      <text:p text:style-name="Standard"/>
      <text:p text:style-name="Standard">the problem is that this strategy is dependent on luck since you can never really know where religions will spawn. they tend to spawn in the most popolous non-capitol city though, so do try to manipulate them into where you want them </text:p>
      <text:p text:style-name="Standard"/>
      <text:p text:style-name="Standard">of course, different strategies are also available, depending on the situation. you could use scientists as your main science production, guilds to specialize your GP city as much as possible ( or even mercantilism for infinite merchants+bazaar+GK , but mercantilism is generally not a great civic ) ... honestly, the possibilites are many, as is often the case in FFH </text:p>
      <text:p text:style-name="Standard"/>
      <text:p text:style-name="Standard">with all that religion switching, you'll hardly get heroes, but if you can pull it off ( hard ) I like Empy as a state religion, since you WILL be outnumbered by opponents and Chalid fits that fighting theme very well </text:p>
      <text:p text:style-name="Standard"/>
      <text:p text:style-name="Standard">regarding Legends, I generally like to use them late, and culture is easy enough to get as the Kurios so I don't like popping it early, I usually wait until I build all my settlements and then pop it to get as much as possible out of it.</text:p>
      <text:p text:style-name="Standard"/>
      <text:p text:style-name="Standard"/>
      <text:p text:style-name="P1">Notes</text:p>
      <text:p text:style-name="P1"/>
      <text:p text:style-name="Standard">1) Centaurs are your friends. They are one of the most powerful units across all civilizations. They have the mobility and strength of mounted units, but can fortify as well; don't worry about Archers or Longbowmen, Axemen or Hunters; Centaur Archers will do just fine. </text:p>
      <text:p text:style-name="Standard"/>
      <text:p text:style-name="Standard">2) Max out yields in your main cities. I usually try to place my three cities so they have the best allocation of resources/tiles, then pop Legends to have all tiles workable almost immediately. You will want a lot of food so you can work all the tiles.</text:p>
      <text:p text:style-name="Standard"/>
      <text:p text:style-name="Standard">3) Aristogarianism is a good civic choice. Food combines with gold will greatly improve your cities' power. </text:p>
      <text:p text:style-name="Standard"/>
      <text:p text:style-name="Standard">4) Umm... not much left to say. Order and AV are both insanely powerful civics for the Kurios. OO is decent if only because of the Tower of Complacency. Empyrean is good if you want chalid spam, but it lacks the economic bonuses of Order and AV.</text:p>
      <text:p text:style-name="Standard"/>
      <text:p text:style-name="Standard">5) Oh, yeah. If you don't have it already, get Cartography. It eliminates maintenance in your settlements(not cities) even if you aren't in City States. </text:p>
      <text:p text:style-name="Standard"/>
      <text:p text:style-name="Standard">An completely alternative view of the Kurios is to run with God King, you only have 3 cities so the maintenance costs are low. You can probably found a religion given your great starting economy so <text:soft-page-break/>you'll have the option to move your capital to the religious city for extra cash. You probably want to get those high commerce enclaves so build lots of cottages. Build an extra worker at the start as you have lots of land to work in those 3 cities.</text:p>
      <text:p text:style-name="Standard"/>
      <text:p text:style-name="Standard">Make sure you build scouts at the start to find your best 3 city sites and don't let opponents crowd you out. After that grab as many resources as you can with settlements. You'll probably have to use your world spell after you've built your settlements to give them a cultural push, otherwise your opponents could dominate them with culture. You will often want to assign the person in each settlement to be a specialist. This also gives a clue to how you can get more value out of these settlements with wonders and civics. Remember that priests can build a temple in a settlement even though a settlement can't build anything by itself.</text:p>
      <text:p text:style-name="Standard"/>
      <text:p text:style-name="Standard">Militarily you probably want to run with centaurs plus something else fast, so researching fireball casting mages is a good idea. Airships would be great for moving catapults but they come too late. Don't wait around in the mid game assuming your big cities will give you a win as the other nations can get more big cities and overhaul you quite easily. Don't be afraid to move onto an adaptive military trait such as raiders if you want some wartime clout.</text:p>
      <text:p text:style-name="Standard"/>
      <text:p text:style-name="Standard">Basium is an interesting option for the Kurios and he provides the military might to finish off a game started well by the Kurios. The Mercurians can take all the settlements and do something useful with them. The gate will however require one of the big cities and it takes a long time for the replacement third city to be productive. </text:p>
      <text:p text:style-name="Standard"/>
      <text:p text:style-name="Standard"/>
      <text:p text:style-name="P1">Additional notes:</text:p>
      <text:p text:style-name="Standard"/>
      <text:p text:style-name="Standard">I noticed they don't seem to be the most popular Civ but here's a couple of tips to increase the mayhem.</text:p>
      <text:p text:style-name="Standard">I like to build wonders that give you something in every city because they show up in the settlements as well,especially the NEXUS!</text:p>
      <text:p text:style-name="Standard">Why the Nexus you ask other than it's regular wonderfullness. Because the Kuriotates can build the oh so delightful FLYING BOAT!You can load 5 guys on a flying boat and send it thru an Obsidian Gate.10 settlements,5 guys in each 10 flying boats a setter in a slow boat to your buddies continent,pop him there and lickity split 50 centaur archers raping and pillaging.</text:p>
      <text:p text:style-name="Standard">Oh joy oh bliss.</text:p>
      <text:p text:style-name="Standard"/>
      <text:p text:style-name="Standard">Your Mages can also huck fireballs from the flying boats without unloading sort of a mega Arcane Barge.Be careful traveling tho because the boats are weak,a bear can swat them out of the air.I lost all 4 Archmages once learning that one. Now I always send an eyeball out front while on route.</text:p>
      <text:p text:style-name="Standard"/>
      <text:p text:style-name="P1"/>
      <text:p text:style-name="P14"/>
      <text:p text:style-name="P15"/>
      <text:h text:style-name="P27" text:outline-level="1">Lanun</text:h>
      <text:p text:style-name="P15"/>
      <text:p text:style-name="P14">1. Coastal cities</text:p>
      <text:p text:style-name="P15">Always create your cities by the coast. The lanun gain extra commerce and you can deploy your powerful navies from there. Even the Lanun champion replacement requires coast. Also, if your empire is on the hinge of destruction, your raging sea spell will completely wipe out them, and after that, they will either attack if they are stupid, and die, run, and hopefully be overtaken, or take to the seas and be crushed.</text:p>
      <text:p text:style-name="P15"/>
      <text:p text:style-name="P14">2. Falamar</text:p>
      <text:p text:style-name="P15">Play as him for 3 reasons: The Lanun have not one, but 2 heroes, and Falamar's charasmatic trait gives promotions with 25% less xp which may not be much at first, but when the Black Wind or Guybrush Threepwood has 100 XP, that 25% makes a big difference. Another is his Expansive trait. That trait means you can take to the sea early and not have to worry about sickness. When you do have to worry, you own the seas. Falamar also has an attitude bonus for the Female leaders. This is very useful when you want to get some allies or freebies.</text:p>
      <text:p text:style-name="P15"/>
      <text:p text:style-name="P14">3. Make the Guild of the 9</text:p>
      <text:p text:style-name="P15">As the lanun you will find yourself dominating the sea trade and thus very rich. You will also find yourself completely outclassed on land. If you own the guild of the 9 when the enemie davinos are coming, you can bring out a horde of sellswords which are reasonably strong, and the enemies will either retreat, be crushed, or not get the city in time before the Lanun main army gets there</text:p>
      <text:p text:style-name="P15"/>
      <text:p text:style-name="P14">4. Get a lot of heroes</text:p>
      <text:p text:style-name="P15">The Lanun are bad on land. In order to even the odds, get alot of heroes. The Lanun are good researchers. With that advantage, you can get your religion, make their hero(es) and build alot of Alchemy Labs to increase the chances of getting Mary Morbus, whose plague is devestating. Also try for Baron Duin Halfmorn, to get an army of werewolves. </text:p>
      <text:p text:style-name="P15">Also build Saverous early and use him often. A highly promoted Saverous is a very scary thing even far into the mid or late game.</text:p>
      <text:p text:style-name="P15"/>
      <text:p text:style-name="P14">5. Get a religion</text:p>
      <text:p text:style-name="P15">Although this may seem obvious, getting a religion for the Lanun is particularly important because not only to religions give heroes, religions also help the lanun for ground strength which the Lanun seriously lack. Make sure to spam those religious units too, and get their heroes, because they could be the best land units you'll get.</text:p>
      <text:p text:style-name="P15"/>
      <text:p text:style-name="P14">6. Flood the oceans with pirates, and overuse The Black Wind</text:p>
      <text:p text:style-name="P15">The worst thing that can happen to the Lanun is losing the seas. If you have pirates and especially the black wind, you can destroy all of their naval resources and navies, nipping them at the bud. Don't get too cocky with The Black Wind, because although after 100 turns it can destroy anything on the sea, including a Man o' War, even though it has less strength, if the 'enemies' (who could be your allies) flood frigates and Man O' Wars, or even caravels and triremes, eventually, after a lot of enemy deaths, the black wind will sink. It is best to keep 1 or 2 pirates as an escort just in case the black wind gets crippled. Also make sure to circumnavigate the world with the black wind for a further naval advantage.</text:p>
      <text:p text:style-name="P15"><text:soft-page-break/>NB! If you have open boarders with the AI, don't leave your undeclared hero ship in a port.</text:p>
      <text:p text:style-name="P15"/>
      <text:p text:style-name="P14">7. Technology</text:p>
      <text:p text:style-name="P15">Taking a technological advantage as the lanun is easier than with most. keep it. Although they may have their special unique units, when the Lanun have their generic, more advanced units, the enemy will be crushed. It is also a good way to get great people.</text:p>
      <text:p text:style-name="P15">There are 2 techs you will want early on. These are Archery and Message of the Deep. Other than that, focus on economy!</text:p>
      <text:p text:style-name="P15"/>
      <text:p text:style-name="P14">8. Pearls, Pearls, Pearls</text:p>
      <text:p text:style-name="P15">That's right pearls, only the lanun can harvest them, but everybody wants them. They don't care if silk does the same thing, they want pearls. You can give them huge prices and they will buy them. Pearls are one of the best things for the lanun.</text:p>
      <text:p text:style-name="P15"/>
      <text:p text:style-name="P14">9. When at war</text:p>
      <text:p text:style-name="P15">The Lanun can't fight a continued land war, seeing as how their land units will be better than yours. Blockade them, get some arcane barges and throw fireballs at them from sea, and flood them with your ground units, if you wait too long they will start to make their superior units. That is why to flood first. Destroy all the enemy metal and take out their frontier towns. When the enemies start to rally and fight back, make a peace treaty under extremely favorable turns. The AI won't know that they are about to take back their losses, they will just know that you have been giving them a severe thrashing and will agree to surrender. Another strategy is to surround their coastal cities with transport ships and warships. That way you can fight the war at your pace because the enemies won't dare attack. Make sure to use your War Tortises too. They are very useful because they can spread terror on land and sea.</text:p>
      <text:p text:style-name="P15"/>
      <text:p text:style-name="P14">10.Mages</text:p>
      <text:p text:style-name="P15">The Lanun need Mages if they want to make a dent on the enemy. The lanun has Chaos, Water, and Air mana to start which makes a mean combination for the enemy. The mage is one of the things on land where the lanun doesn't have a disadvantage. Use them to soften up the enemies before the storm. </text:p>
      <text:p text:style-name="P15"/>
      <text:p text:style-name="P14">11. Frigate or Man Of War/ boarding party or guybrush threepwood combo</text:p>
      <text:p text:style-name="P15">A nasty combo for the enemy. not only will they lose their ship you will get it. If all else fails, crush them with your ship itself</text:p>
      <text:p text:style-name="P15"/>
      <text:p text:style-name="P15"/>
      <text:p text:style-name="P14">Other Lanun tips</text:p>
      <text:p text:style-name="P15"/>
      <text:p text:style-name="P15">The key difference is mainly between Financial for Hannah (which brings in the third commerce from coasts) and Expansion for Falamar (which allows early quick rexing along the coast)</text:p>
      <text:p text:style-name="P15"/>
      <text:p text:style-name="P15"><text:span text:style-name="T2">1. Pirate coves. </text:span>They are placed at least 3 tiles apart from each other. So when choosing your city spots, spend some time to try to optimize the coves. Naturally, you'd want to settle next to the coast.</text:p>
      <text:p text:style-name="P15"/>
      <text:p text:style-name="P15"><text:span text:style-name="T2">2. Lots of Food, Lots of Commerce, Low Hammers.</text:span> This is usually the case for most of your coastal cities, since water tiles do not yield hammers except for coves and the city <text:soft-page-break/>with the Heron Throne. </text:p>
      <text:p text:style-name="P15">As such, pick civics which help to utilize all that excess food. Two powerful civics to consider for the Lanun are Conquest and Slavery. Both are pretty early accessible civics from Warfare and Way of the Wicked respectively. </text:p>
      <text:p text:style-name="P15">Conquest allows you to turn excess food into hammers when producing military units, and Slavery allows you to whip away the excess citizens to rush buildings.</text:p>
      <text:p text:style-name="P15"/>
      <text:p text:style-name="P15"><text:span text:style-name="T2">3. Religion.</text:span> The Lanun can easily go for any of the religions with their huge commerce output at the start and get its holy. Octopus Overlords seals the Lanun's naval dominance and would be pretty useful in keeping rivals off the coast, and to ensure that no one is able to pillage your pirate ports. Going for a religion early would also help you to increase your happy cap, since your cities should be brimming with food and you cannot yet whip your citizens away.</text:p>
      <text:p text:style-name="P15"/>
      <text:p text:style-name="P15"><text:span text:style-name="T2">4. Boarding parties are weak,</text:span> and are only useful when you want to capture enemy naval units. As such, Octopus Overlords can be a useful religion to follow since they give access to Stygian guards at Fanaticism, which would effectively replace your boarding parties as your mainstay in the mid-lategame.</text:p>
      <text:p text:style-name="P15"/>
      <text:p text:style-name="P15"><text:span text:style-name="T2">5. The Undercouncil</text:span> is much more useful to the Lanun. Having a smuggler's port in your largest cities does bring in a decent bit gold. Also, when desperate for hammers you can always run slave trade just to buy slaves to rush key buildings in new cities--such as lighthouses.</text:p>
      <text:p text:style-name="P15"/>
      <text:p text:style-name="P15"><text:span text:style-name="T2">6. Use your Pirate ships</text:span> to disrupt others' trading routes by blockading during peacetime. You can also prevent others from having any sea-resources, so that they'd trade you some of their other resources for them </text:p>
      <text:p text:style-name="P15"/>
      <text:p text:style-name="P15">Overall, the Lanun is one of the top tier civs with an amazing economy with pirate coves. You should be able to outstrip your rivals tech-wise easily. </text:p>
      <text:p text:style-name="P15"/>
      <text:p text:style-name="P15">Although hammer-starved at the start, once you hit the correct civics, this problem is somewhat resolved, though you probably would still not be able to compete with the production capabilities of the Khazad for example. However, you should be able to quickly get that tech-lead on rivals to field higher tiered units to win.</text:p>
      <text:p text:style-name="P15"/>
      <text:p text:style-name="P15"/>
      <text:p text:style-name="P14">Tech order:</text:p>
      <text:p text:style-name="P14"/>
      <text:p text:style-name="P16">Fishing</text:p>
      <text:p text:style-name="P16">Crafting</text:p>
      <text:p text:style-name="P15"><text:span text:style-name="T3">Mining</text:span> <text:span text:style-name="T3">Ancient Chants</text:span> (order of these two can vary depending on how quickly you can get your first settler out).</text:p>
      <text:p text:style-name="P15"><text:span text:style-name="T3">Mysticism</text:span> </text:p>
      <text:p text:style-name="P15"><text:span text:style-name="T3">Way of the Earthmother</text:span> (I usually cannot found the religion at the levels I play on, but that's ok, the cash it generates and arete is the important part).</text:p>
      <text:p text:style-name="P16">Sailing</text:p>
      <text:p text:style-name="P15"><text:span text:style-name="T3">Agriculture</text:span>, <text:span text:style-name="T3">festivals</text:span>, <text:span text:style-name="T3">exploration</text:span>, <text:span text:style-name="T3">education</text:span>, <text:span text:style-name="T3">code of laws</text:span></text:p>
      <text:p text:style-name="P15"><text:span text:style-name="T3">bronze working</text:span> (by this time barbarians are incredibly numerous and someone will most likely be declaring war on you shortly). </text:p>
      <text:p text:style-name="P15"><text:soft-page-break/><text:span text:style-name="T3">masonry</text:span> (if marble is available)</text:p>
      <text:p text:style-name="P15"><text:span text:style-name="T3">construction</text:span> (catapults for attacking or for taking down large enemy stacks that go after you).</text:p>
      <text:p text:style-name="P15"><text:span text:style-name="T3">Arete</text:span> (Arete is awesome because it not only lets you money-rush production, but provides an extra hammer for mine squares, develop a few hills near your coastal cities into mines and that can help overcome some of the production shortfalls Lanun experience).</text:p>
      <text:p text:style-name="P15"/>
      <text:p text:style-name="P15">This should be enough for you to have an excellent early economy, expand rapidly and defend your holdings. Just keep teching up the economic and metal working trees until you can roll out your enormous army of whatever (or go down the magic line if you want). Have your second coastal city produce black wind once you get optics and use it to decimate your opponents navy and loot their coastal improvements for even more cash).</text:p>
      <text:p text:style-name="P15"/>
      <text:p text:style-name="P15">In general I go agristocracy whenever able (and I usually get this running quicker than other races that directly beeline for it) because I always end up having a few internal cities that could use direct boost although a cottage economy may be more efficient for land near coastal cities. </text:p>
      <text:p text:style-name="P15"/>
      <text:p text:style-name="P15"/>
      <text:h text:style-name="P27" text:outline-level="1">Ljosalfar</text:h>
      <text:p text:style-name="P15"/>
      <text:p text:style-name="P15">Elves are a defensive, slow-growth nation dependent on forests for production and protection. Mostly vulnerable early on, the Elves, if they survive, can raise large armies and cities to back them up. </text:p>
      <text:p text:style-name="P15"/>
      <text:p text:style-name="P14">1. Follow Your Leaders.</text:p>
      <text:p text:style-name="P15"/>
      <text:p text:style-name="P15">There are three Ljosalfar leaders with different traits and alignments that dramatically affect gameplay. Remember that when choosing a strategy, civics or producing units. </text:p>
      <text:p text:style-name="P15"/>
      <text:p text:style-name="P15"><text:span text:style-name="T2">Amelanchier</text:span>’s Raider trait, for example, makes archer/warrior pillagers highly profitable from the start, while his Defender traits increases the survivability of a new Ljo nation.</text:p>
      <text:p text:style-name="P15"/>
      <text:p text:style-name="P15"><text:span text:style-name="T2">Thessa</text:span>'s Arcane trait encourages prioritizing mages and priests with their lightnings and tigers, her Expansive trait offers maintenance free Compassion civics.</text:p>
      <text:p text:style-name="P15"/>
      <text:p text:style-name="P15"><text:span text:style-name="T2">Arendel</text:span>'s traits make cultural victories and magic users more attractive and trade more important. </text:p>
      <text:p text:style-name="P15"/>
      <text:p text:style-name="P14">2. Know The Elven Forest Economy Needs Time. </text:p>
      <text:p text:style-name="P15"/>
      <text:p text:style-name="P15">It's not easy being green: expect defending longer than many other civs. Elven workers are 20% slower than most workers and their Forest improvements take even longer to build. Forests often need to be bloomed and that also takes time.</text:p>
      <text:p text:style-name="P15"/>
      <text:p text:style-name="P15">Early useful economic goals: Farms and Cottages -- research Agriculture, Ancient Chants, Education</text:p>
      <text:p text:style-name="P15">Early useful economic civics: God King, Agrarianism, Apprenticeship</text:p>
      <text:p text:style-name="P15"/>
      <text:p text:style-name="P15">What's particularly cool about these goals and civics is that they "fit" a basic overall Elven strategy using their particular strengths/weaknesses. For example, the Elves do well with FoL religion and the path en route to FoL opens up the powerful early God King civic. Similarly, the slow Ljosalfar economy should be nurtured early by researching Agriculture, Ancient Chants, Education to get those farms and cottages and these techs advance the Elves to the basic (but welcome) Apprenticeship and Agrarianism civics. </text:p>
      <text:p text:style-name="P15"/>
      <text:p text:style-name="P15"/>
      <text:p text:style-name="P14">3. Found Fellowship of Leaves Early. </text:p>
      <text:p text:style-name="P15"/>
      <text:p text:style-name="P15">An early FoL path – including a minor research detour or two for Education &amp; Archery (grabbing cottages, Apprenticeship, archers) - greatly increases defenses with little cost. The World Spell, more treant defenders, religious heroes, religious wonder, holy city, all from one tree-hugging religion. </text:p>
      <text:p text:style-name="P15"/>
      <text:p text:style-name="P15"/>
      <text:p text:style-name="P14">4. Remember Your World Spell. </text:p>
      <text:p text:style-name="P15"/>
      <text:p text:style-name="P15">Either cast early if nearby enemy civs are vulnerable or save as insurance for desperate <text:soft-page-break/>situations. Early summoning means fewer treants, late summoning damages Elven economy as ancient forests die. </text:p>
      <text:p text:style-name="P15"/>
      <text:p text:style-name="P15"/>
      <text:p text:style-name="P14">5. Research Archery Quickly.</text:p>
      <text:p text:style-name="P15"/>
      <text:p text:style-name="P15">Early, inexpensive, strong city defenders, the Ljos archers have a +1 attack strength as well as a forest attack bonus. All Ljosalfar leaders do well with archers but they are a particular favorite of Amelanchier who builds archery ranges, palisades and walls at double speed. Archery also makes available the Elven hero Gilden Silveric whom you'll want to know more about. </text:p>
      <text:p text:style-name="P15"/>
      <text:p text:style-name="P15"/>
      <text:p text:style-name="P14">6. Hire Gilden Silveric Yesterday.</text:p>
      <text:p text:style-name="P15"/>
      <text:p text:style-name="P15">Save your newborn nation or destroy that slow-starting enemy tribe by having Gilden on your side ASAP. A Hero recruitable after Archery, Gilden’s a heavy hitter in the early game. Use him early and often before the other heroes and upper tier troops come out to play. </text:p>
      <text:p text:style-name="P15"/>
      <text:p text:style-name="P15"/>
      <text:p text:style-name="P14">7. Provide Elf Mages 3 Important Spells: Maelstrom, Vitalize, Enchanted Blades/Flaming Arrows. </text:p>
      <text:p text:style-name="P15"/>
      <text:p text:style-name="P15">[Ok, technically that's 4 spells, so sue me.] Why these spells? Since magic schools (Elementalism, Alterations) and Sorcery are expensive to research, one should try to get the most beneficial Elf spells that fill an Ljosalfar need or weakness.</text:p>
      <text:p text:style-name="P15"/>
      <text:p text:style-name="P15"><text:span text:style-name="T2">Siegecraft:</text:span> The Elves can’t build catapults but the Air spell Maelstrom is a good substitute. The Fire spell Fireballs is an alternative, but harder for the Elves to acquire. Most mages should have either.</text:p>
      <text:p text:style-name="P15"/>
      <text:p text:style-name="P15"><text:span text:style-name="T2">Mediocre military</text:span>: The Elves are good defenders but weak relatively weak attackers. Enchantment spells like Enchanted Blades or Flaming Arrows buff up melee troops and archers for city conquests. A single Enchantment mage, assisted by adepts, located in a central recruitment city is enough.</text:p>
      <text:p text:style-name="P15"/>
      <text:p text:style-name="P15"><text:span text:style-name="T2">Improved Lands:</text:span> Often the Elf lands must be improved for forestation, and the Level III Nature spell Vitalize can do that. The need depends on the map, but it’s often better to Vitalize than wait for the Genesis Project. Only one mage need have Vitalize.</text:p>
      <text:p text:style-name="P15"/>
      <text:p text:style-name="P15">BTW, your neutrally-aligned leaders will be able to recruit Druids with useful capabilities like Entanglement and Command. I highly recommend recruiting them.</text:p>
      <text:p text:style-name="P15"/>
      <text:p text:style-name="P15"/>
      <text:p text:style-name="P14">8. Help Your Mages Help You: Leverage The Elves Starting Mana </text:p>
      <text:p text:style-name="P15"/>
      <text:p text:style-name="P15">Use the Elves Palace mana (Air, Nature, Life) for a head start reaching their goals of securing a siegecraft substitute, stronger troops, and better lands. Of the manas, Air is always needed, Nature relatively often, and Life rarely. Enchantment mana is always <text:soft-page-break/>helpful as the Elves military remains mediocre without buffing spells.</text:p>
      <text:p text:style-name="P15"/>
      <text:p text:style-name="P15"><text:span text:style-name="T2">Goal 1 Siegecraft substitute:</text:span> Research Elementalism and build an Air node; this will be the 2nd Air source allowing quicker access to Maelstrom. Fire mana is a decent replacement but 2 nodes are necessary.</text:p>
      <text:p text:style-name="P15"/>
      <text:p text:style-name="P15"><text:span text:style-name="T2">Goal 2 Stronger troops:</text:span> Research Alteration and build one or two Enchantment nodes to release Level I Enchanted Blades and Level II Flaming Arrows.</text:p>
      <text:p text:style-name="P15"/>
      <text:p text:style-name="P15"><text:span text:style-name="T2">Goal 3 Better lands:</text:span> Research Alteration and build two Nature Nodes to unlock the Level III Vitalize spell. Vitalize may not be crucial if Elf lands are forested and good, in which case one may wait for the Genesis project.</text:p>
      <text:p text:style-name="P15"/>
      <text:p text:style-name="P15">The Level I Sanctify spell is the only commonly used Life spell; there’s no need for extra nodes. Water mana is useful mostly in MP games or desert starts. </text:p>
      <text:p text:style-name="P15"/>
      <text:p text:style-name="P15">The ideas here are to leverage starting manas for quicker access to spells, efficiently build a minimum number of nodes, reduce specific Elf weaknesses and limit researching magic spheres..</text:p>
      <text:p text:style-name="P15"/>
      <text:p text:style-name="P15"/>
      <text:p text:style-name="P14">9. Choose Elven civics. </text:p>
      <text:p text:style-name="P15"/>
      <text:p text:style-name="P15">Elven civics are civics a forest-dwelling, mystical, nature folk would generally favor. [Of course, any civ can use any civic but one generally doesn't see Slavery or STW as an Elven civic although... <text:s/>]. These civics enhance Elven goals and units and dovetail nicely with the FoL/Archery research path (Tips 3 and 5) . For instance, Apprenticeship adds 2XPs allowing the FoL-dependent fauns to start with the Woodsman II promo making fauns fairly tough s.o.b.'s. (for an early unit).</text:p>
      <text:p text:style-name="P15"/>
      <text:p text:style-name="P15">Naturally, circumstances vary as empires develop under different leaders (Thessa's No Upkeep Costs for the Compassion Civics, for example, leads you along its own path.) but the early civics and the "final" civics are typical.</text:p>
      <text:p text:style-name="P15"/>
      <text:p text:style-name="P15">Early civics: God King, Apprenticeship, Agrarianism. Ultimate civic: Guardian of Nature. </text:p>
      <text:p text:style-name="P15"/>
      <text:p text:style-name="P15"/>
      <text:p text:style-name="P14">10. Bloom Forests Methodically. </text:p>
      <text:p text:style-name="P15"/>
      <text:p text:style-name="P15">Blooming forests with priests improves the Elf economy,defense and mobility - so start planting purposefully! By the end of the beginning, Priesthood should be researched or well underway. </text:p>
      <text:p text:style-name="P15"/>
      <text:p text:style-name="P15">Remember your Elven troops move double speed through forests, so you generally don't need many roads: limit road building to slow invaders. Siting cities along rivers/coasts to connect to the capitol can further reduce roadwork. </text:p>
      <text:p text:style-name="P15"/>
      <text:p text:style-name="P15">Regarding the Genesis Project: worthwhile but expensive and a bit late, don't wait for it to get forests and better lands. </text:p>
      <text:p text:style-name="P15"/>
      <text:h text:style-name="P27" text:outline-level="1">Luchuirp</text:h>
      <text:p text:style-name="Standard"/>
      <text:p text:style-name="Standard">These tips are focused on one playstyle more than just general play, but I think it makes the most of their uniqueness. </text:p>
      <text:p text:style-name="Standard"/>
      <text:p text:style-name="P1">Leaders</text:p>
      <text:p text:style-name="Standard">Garrim's good for his Defender, if that trait makes you feel more comfortable, but it really doesn't stand up to Beeri's Industrious. I believe that typically building wonders early on is a bad idea, unless it's central to your strategy or you aren't doing much else. Industrious, however, lets you knock out the Heron Throne, which is a great boost especially with Financial, or the Great Library or others without putting a dent in your early-game production. Either way you're financial, which is what really matters. </text:p>
      <text:p text:style-name="Standard"/>
      <text:p text:style-name="Standard">As has been pointed out, Beeri is ideal for rushing the Mercurian Gate. </text:p>
      <text:p text:style-name="Standard"/>
      <text:p text:style-name="P1">Barnaxus</text:p>
      <text:p text:style-name="Standard">The manual suggests waiting till you have Blasting Workshops to build him, but I don't find that necessary. You'll have plenty of Fireballs soon enough. I get him STAT-ASAP. If you have a Barrow or Ruins around let him farm that. Once he's up to C5 all your other Golems will have C2.5, effectively, making them 50% stronger. Huge boon. </text:p>
      <text:p text:style-name="Standard"/>
      <text:p text:style-name="P1">Gargoyles &gt; Iron Golems</text:p>
      <text:p text:style-name="Standard">You could use Fireball-throwing Mud Golems if you wanted. Anyway, Gargoyles are best, assuming you have Blasting Workshops, because a)the Machinery tech line is more useful than the melee, b)they have Defender, and c)they build faster with Marble. They make up the vast majority of my military. </text:p>
      <text:p text:style-name="Standard"/>
      <text:p text:style-name="Standard">If you don't have Blasting Workshops for whatever reason, then you'll benefit from Iron Golems' high strength. Also you'll eventually want Iron for the production, and the top-tier Golems and possibly the Mithril Golem much later on. Still Gargoyles and Clockwork Golems are much more worth the time spent than the melee line. </text:p>
      <text:p text:style-name="Standard"/>
      <text:p text:style-name="P1">Advantages/Disadvantages of Golem Race</text:p>
      <text:p text:style-name="Standard">Golems are immune to Disease, Plague, Death, and Poison. This means that Diseased Corpses and Mary Morbus are great to take along on invasions. It also significantly lessens the threat of the Horsemen and Death summons. </text:p>
      <text:p text:style-name="Standard"/>
      <text:p text:style-name="Standard">AC 90 &amp; 100 will leave you in the perfect position to wipe out all your opponents' cities. </text:p>
      <text:p text:style-name="Standard"/>
      <text:p text:style-name="Standard">The major disadvantage that I find is that you can't speed up your golems, as they aren't affected by Haste and can't receive Mobility or Raider. This applies to other magic buffs and promotions, but movement is what I miss most. This can be made up for by the Mounted line, if you can spare the .</text:p>
      <text:p text:style-name="Standard"/>
      <text:p text:style-name="Standard">It would be kind of cool if some golems, such as the Clockworks, had a sprint-like spell "Overburn" that gave them +1 this turn and -1 the next. I think it really only fits the Clockworks flavor-wise.</text:p>
      <text:p text:style-name="Standard"/>
      <text:p text:style-name="P1">Religions</text:p>
      <text:p text:style-name="Standard">The best religious path for them is AV followed by ROK. This will make you Neutral and eventually able to make Dwarven Druids. Make sure they are upgraded from Stonewardens so they <text:soft-page-break/>get Medic and Divine. They are very powerful. The AV path is not out of your way because you'll want Sorcery, and Wicked gives access to Prophecy of Ragnarok. If you're raising the AC then you can choose between the Mithril Golem and the Meshabber, but you really won't need either. </text:p>
      <text:p text:style-name="Standard"/>
      <text:p text:style-name="Standard">Otherwise, your choice depends on the situation. You can get Druids with Empyrean, OO, and COE, I find ROK is generally more powerful, and Bambur and Arete help a lot. </text:p>
      <text:p text:style-name="Standard"/>
      <text:p text:style-name="P1">Magic</text:p>
      <text:p text:style-name="Standard">I change Garrim to Arcane personally. I like to use a lot of mages (and their art is some of the best) for Repair, Rust, and Dispel Magic for combat and Inspiration, Hope, and Wall of Stone around the home, with Stoneskin of course and Destroy Undead if the situation calls for it. For the Archmages I use Wither, Spellstaff, and Earth Elementals, changing all my mana to Earth at that point. </text:p>
      <text:p text:style-name="Standard"/>
      <text:p text:style-name="Standard">Because your golems don't gain experience, the only ways to get Guardsman are with Barnaxus, Bambur/other heroes, and promoting Warriors to Guardsman and then upgrading through to Slingers/Crossbowmen/Arquebusseses. Plan ahead if you're going to use a lot of mages. </text:p>
      <text:p text:style-name="Standard"/>
      <text:p text:style-name="P1">Armageddon</text:p>
      <text:p text:style-name="Standard">You'll notice I focus on a high AC. This is ideal because the effects are mitigated for you, and you can build the Mithril Golem. All you need for this is the Prophecy of Ragnarok. Although it doesn't affect your golems, you should spam Adepts in this city, as it's useful to have 2 or 3 Repairers in each Golem stack. Diseased Corpses are another option if you stay AV. </text:p>
      <text:p text:style-name="Standard"/>
      <text:p text:style-name="Standard">If you're not going to superexpand and conquer lands, then there's no need to raise the AC. </text:p>
      <text:p text:style-name="Standard"/>
      <text:p text:style-name="P1">Techs</text:p>
      <text:p text:style-name="Standard">Your priorities after your initial improvement, economy, and religion (as appropriate) techs are Construction for Barnaxus and Wood Golems, Sorcery for Blasting Workshops and Alchemy Lab (Mary), and the Engineering/Machinery line. </text:p>
      <text:p text:style-name="Standard"/>
      <text:p text:style-name="P1">Civics</text:p>
      <text:p text:style-name="Standard">The lack of experience for golems reduces the benefit of Theology, Apprenticeship, and Conquest. You're Financial so Agrarocracy or whatever you wanna call it is powerful. I usually go with Arete and Military state as well. </text:p>
      <text:p text:style-name="Standard"/>
      <text:p text:style-name="P1">Worldspell</text:p>
      <text:p text:style-name="Standard">I find that the benefits are less noticeable later on, so I use it after I've settled my first ring of cities (3 or 4 or so). What to do with the Hammers? I usually split them between two cities because I don't like to completely choke my GP production; I'll put at least three in the capital and the rest in my designated GP city. I might give one to Barnaxus, but only if he's really working hard. Even earlier timing of this spell can help with rushing military or wonders. </text:p>
      <text:p text:style-name="Standard"/>
      <text:p text:style-name="Standard"/>
      <text:p text:style-name="P1">Some notes on the Lurchip</text:p>
      <text:p text:style-name="Standard"/>
      <text:p text:style-name="Standard"><text:span text:style-name="T2">Dwarven Druids.</text:span> These guys are DEFINATELY worth switching to neutral for. This can be done as recommended above by switching to ashen veil, then RoK. It can also be done by switching from ashen veil to Empyrian, or switching to OO. My favorite are actually empyrian DD. Upgrading an empyrian priest to a dwarven druid means that the DD will be able to cast both crush AND crown of fire - and crown of fire stays around for a few turns with strength 30% capped at 60%. One <text:soft-page-break/>Dwarven Druid with crown of fire and crush is enough to completely change a battle in your favor.</text:p>
      <text:p text:style-name="Standard"/>
      <text:p text:style-name="Standard">Mages, specifically, adepts. Adepts with enchantment mana should be with every stack. Why? An adept with enchantment mana can cast repair. 5 repairs (or so) can repair a golem from 1 hp to 100hp, allowing your army to always move. This makes up for the fact that golems normally heal slower than a snail.</text:p>
      <text:p text:style-name="Standard"/>
      <text:p text:style-name="Standard"><text:span text:style-name="T2">Iron Golems vs. Gargoyles.</text:span> Gargoyles get defensive (double fortification bonus) and +25% city defense, iron golems have higher strength. With barnaxus at level 5, all golems get +50% strength, and we can assume that you have that by this point in the game. A gargoyle in the field is strength 12, and an iron golem strength 15. A gargoyle and iron golem fortified in the field are strength 16 and 17.5 respectively. A gargoyle and an iron golem fortified in a city are strength 18 and 17.5 respectively. Both cost 180 hammers, though the gargoyle builds 25% faster with marble. Because of its higher strength, if iron golem can somehow get another 50% strength bonus (from being on a hill, from city defense bonus, etc), the iron golem will come out with strength 22.5 to the gargoyles strength 22. That 50% can be easily gotten from 1 wall and 1 wall of stone in any city. These numbers can easily be calculated because in Civ, strength bonus's are additive no matter where they come from (so 50% from empower and 25% from fortification is a 75% bonus, not a multiplicative that comes out as 87.5%). Because of this, and the fact that the iron golems are so much stronger on the offense, I usually only build iron golems, not gargoyles. Gargoyles are only built for me if I don't have a source of iron.</text:p>
      <text:p text:style-name="Standard"/>
      <text:p text:style-name="Standard">The last thing to note about golems (all golems) is that they have no unitcombat. That means that they are unaffected by opponents taking shock, cover, or built in bonuses against melee/ranged units.</text:p>
      <text:p text:style-name="Standard"/>
      <text:p text:style-name="Standard">On your note about guardsmen - there are a few other ways of getting guardsmen. One way is soldiers of kilmorph (melee unit), though you loose that if you research fanaticism as those units are disciple class units. Other ways are diseased corpses (melee unit), drown/Stygan Guards, and the empyrian radiant guards.</text:p>
      <text:p text:style-name="Standard"/>
      <text:p text:style-name="Standard"/>
      <text:p text:style-name="P1">Later notes:</text:p>
      <text:p text:style-name="Standard"/>
      <text:p text:style-name="Standard">I'm relatively recently back and have really benefitted from this thread. Some of the suggestions on here have left gaps that were likely assumed to already be known, but that as a newer player I had to discover for myself. Here's what I've learned from the synthesis of reading this post and playing the Luchuirp in single player, which I realize is broadly regarded as too easy for the veterans even on deity but which can challenge me consistently during the early game on Immortal (or just obliterate me... thanks, 1st Immortal game starting me on a continent with Balseraphs, Doviello, and Clan!). </text:p>
      <text:p text:style-name="Standard"/>
      <text:p text:style-name="Standard"/>
      <text:p text:style-name="P1">I. Faction Advantages: Hybrid Synergy</text:p>
      <text:p text:style-name="P1"/>
      <text:p text:style-name="Standard">In addition to those outlined in the manual, the Luchuirp get exceptional value out of certain tech lines. When I used to play SMAC, the factions were often categorized as Momentum (aggression), Builder, or Hybrid. One of my favorite factions, the Gaians, were exceptionally good at deriving Momentum advantages from tech lines that were more commonly used for Building, killing two birds with one stone. The Luchuirp are likely the best faction in FfH at this kind of doubling up on tech outputs; it begins with Construction, a tech I have a hard time staying away from with any <text:soft-page-break/>faction for the twin bonuses of Siege Workshops and irrigating Farms. The Luchuirp also get their Axemen replacement, Training Yard replacement (with +1 culture), and their Hero at this tech. Engineering and Machinery continue this trend, giving the Luchuirp Momentum AND Builder edges from a single line of techs and giving new, easily confused players clear guidance on what to grab.</text:p>
      <text:p text:style-name="Standard"/>
      <text:p text:style-name="Standard"/>
      <text:p text:style-name="P1">II. Early Techs</text:p>
      <text:p text:style-name="Standard"/>
      <text:p text:style-name="Standard"><text:span text:style-name="T2">- A. Play the map.</text:span> Resource techs (Animal Husbandry, Mining, Fishing) vary by map and blanket statements cannot be made about their priority - usually Agriculture, Calendar, and Education are the typical start, but with enough Gems or Gold Mining may be a valuable grab. Regardless, your early game goals are a mix of teching to Calendar / Code of Laws to get Aristocracy and Agrarian up and running while grabbing Bronze Working* or Archery** if you're seriously threatened by local hostiles. </text:p>
      <text:p text:style-name="Standard"/>
      <text:p text:style-name="Standard">* Bronze Working is pretty bad for Luchuirp in the early game, as their Warriors cannot upgrade to Axemen. However, if you've spammed Warriors early, upgrading them all to strength 4 may help you avoid chronic researchers syndrome i.e. you're just building your first Sculptor's Studio when your opponents BSOD takes your town. Bronze Working is weak for the Luchuirp, but it gives its advantages pretty much instantly. </text:p>
      <text:p text:style-name="Standard"/>
      <text:p text:style-name="Standard">** While Archery is the usual defensive tech of choice, Dwarven Slingers lead you down a bulbing path you may wish to avoid. However, not dying is more important than the damage that Archery does to your bulbing options. </text:p>
      <text:p text:style-name="Standard"/>
      <text:p text:style-name="Standard"><text:span text:style-name="T2">- B. Early victory = Kote and Construction. </text:span>Once you've gotten your economy / bare bones defenses down, your key goals are Knowledge of the Ether and Construction, which will give you everything you need to win your first serious conquests. If you're particularly pressed, moving to KotE 1st will give your Warriors access to Enchanted Blades, which will in conjunction with Bronze Working give your Warriors a little extra oomph; however, Construction 1st is usually beneficial, to give you time to build Sculptors Studios or Siege Workshops in your cities (notice the OR - you want to be building Catapults at the same time as Wood Golems, not all one then all the other). In the pre-Assassin early game, you only need a couple Adepts in your BSoD to give it incredible endurance. </text:p>
      <text:p text:style-name="Standard"/>
      <text:p text:style-name="Standard"><text:span text:style-name="T2">- C. Maximize the spoils of victory.</text:span> I like to research Trade after KotE and Construction, in preparation for wearing my 1st target down to the point where he's willing to give me all his techs. Again, you may wish to avoid Archery if possible - even for free, it throws your Engineer's bulbing priorities in a particular direction. If you're interested in Iron Golems before Gargoyles, you should also avoid Mathematics. One tech the computer often researches early that you're particularly keen to get in this stage is Warfare, which is critical to you for reasons explained below.</text:p>
      <text:p text:style-name="Standard"/>
      <text:p text:style-name="Standard"><text:span text:style-name="T2">- D. Religion. </text:span>I'd avoid early religion, especially since you're probably going to be bulbing so many Engineers it's hard to found most holy cities - try to pick it up a religion in Trade and a holy city in conquest. No single religion is particularly critical to the Luchuirp. Pretty much every religion has something to offer them - the Order and OO are personal favorites. AV works great here as well, having the best synergy with any faction save for the Sheaim, but it makes me sad to corrupt the kindly, befuddled dwarves that profoundly. </text:p>
      <text:p text:style-name="Standard"/>
      <text:p text:style-name="Standard"><text:soft-page-break/></text:p>
      <text:p text:style-name="P1">III. Luchuirps, the Home of the Great Engineer</text:p>
      <text:p text:style-name="Standard"/>
      <text:p text:style-name="Standard"><text:span text:style-name="T2">- A. Wait on your Worldspell.</text:span> While it's tempting, and perhaps necessary in Mp, to spend your worldspell asap, I have found that the Luchuirp can effectively gain an effect similar to the Philosophical trait / Sidar Wane if you can wait until you have 5-7 cities. Barbarian cities are especially tempting targets to make this happen, as it doesn't matter if your city is still in rebellion, Gifts will still trigger. Bringing all the hammers back to a central city with Scouts and deleting them there will allow you to plant all your Engineers in a single locale, which gives you a sizeable increase in hammers and also supercharges the amount of GPP available at the time. Picking up Warfare unlocks the Heroic Epic, which doubles GPP output in its location; you'll be cranking out your first 3-4 great people in no time.</text:p>
      <text:p text:style-name="Standard"/>
      <text:p text:style-name="Standard"><text:span text:style-name="T2">- B. Bulb.</text:span> Once you've got your 5-7 settled Engineers + the Industrious trait + whatever other production resources are located in this city, you really don't need to utilize the Great Engineer's ability to finish off Great Wonders early. Instead, you can use your Great People to lightbulb certain critical techs. The first seven Great Engineer lightbulb techs are:</text:p>
      <text:p text:style-name="Standard">1. Engineering (Gargoyles)</text:p>
      <text:p text:style-name="Standard">2. Mithril Working</text:p>
      <text:p text:style-name="Standard">3. Machinery (Clockwork Golems)</text:p>
      <text:p text:style-name="Standard">4. Smelting</text:p>
      <text:p text:style-name="Standard">5. Blasting Powder</text:p>
      <text:p text:style-name="Standard">6. Bowyers</text:p>
      <text:p text:style-name="Standard">7. Iron Working (Iron Golems)</text:p>
      <text:p text:style-name="Standard">This is a fantastic list for you. The presence of Bowyers ahead of Iron Working is the reason that it's best to wait on Archery/Slingers if at all possible if you want to get Iron Golems asap. You'll need to research Mathematics manually if you're interested in the Gargoyle line - it ranks in #52 on the Great Engineer priority list.</text:p>
      <text:p text:style-name="Standard"/>
      <text:p text:style-name="Standard"><text:span text:style-name="T2">- C. Pick your Path.</text:span> It's either Gargoyles or Iron Golems. The latter are significantly better offensively, but the former offers nice Builder bonuses such as Gambling Houses (for managing happiness without sacrificing health), Guild of Hammers (VERY nice pickup for the Luchuirp, even with Industrious - Forges are necessary for Iron Golem creation and the +1 hammer for Engineers synergizes wonderfully with your Worldspell), City of a Thousand Slums, increased road movment (helps your slooooow Golems a lot), and gets you closer to Taxation/Guilds/Mercantilism/Machinery. At Immortal+, it's easy to miss out on Wonders if you don't push for them.</text:p>
      <text:p text:style-name="Standard"/>
      <text:p text:style-name="Standard">1.Iron Golems probably benefit most from a mix of bulbing and straight research down the same path to grab them asap - strength 10 Iron golems with Empower V are simply overwhelming against Bronze-wielding archers and axemen. Continue the Golem/Adept/Catapult combo.</text:p>
      <text:p text:style-name="Standard"/>
      <text:p text:style-name="Standard">2. Gargoyles are significantly weaker offensively than Iron Golems while costing identical production, with their one significant advantage being that they produce 25% faster with Marble. One implication of this is that you may wish to manually research Elementalism and Sorcery while bulbing your way to Gargoyles, as a Fireball thrown by an Iron Golem = a Fireball thrown by a Gargoyle. Enough Fireballs will kill virtually anything, but the defensive power of a Gargoyle is significantly better than that of a Wood Golem. </text:p>
      <text:p text:style-name="Standard"/>
      <text:p text:style-name="Standard"/>
      <text:p text:style-name="Standard"><text:soft-page-break/></text:p>
      <text:p text:style-name="P1">IV. Combined Arms: What else besides Golems?</text:p>
      <text:p text:style-name="Standard"/>
      <text:p text:style-name="Standard"><text:span text:style-name="T2">- A. Golems Rule (kind of)!</text:span> </text:p>
      <text:p text:style-name="Standard"/>
      <text:p text:style-name="Standard">Golems are fantastic troops - able to be healed by a spell readily available to Adepts while other armies need to wait for their High Priest units for instant healing, resistant to many damage types, pre-upgraded by Barney, and some of the most prolific Fireball-throwers available in the game. On the other hand, they can't learn from experience, can't get better weapons, can't be effected by buffing spells, and never get any faster than a move of one. </text:p>
      <text:p text:style-name="Standard"/>
      <text:p text:style-name="P1">- B. Options for diversifying your forces away from Golems.</text:p>
      <text:p text:style-name="Standard"/>
      <text:p text:style-name="Standard"><text:span text:style-name="T3">1. Chariots.</text:span> Your "horsemen" as the Luchuirp are pretty terrible (contrary to what is shown in the manual, they are strength 4 movement 2). However, your Chariots are the same as everyone else, they unlock with Trade (which you will want to get the most out of your conquests), and they are built at Siege Workshops (which you will want to provide Catapults until you get Blasting Workshops). Therefore, they require minimal additional investment to toss into your forces, making them an attractive option for those looking for quick troops without a lot of fuss. Their speed (3+upgrades) is extremely useful as a complement to all your 1 speed golems, and they are reasonably good offensive units when upgraded with Iron or Mithril. </text:p>
      <text:p text:style-name="Standard"/>
      <text:p text:style-name="Standard"><text:span text:style-name="T3">2. Octopus Overlords.</text:span> Usually a conversion I make as a result of being surrounded by Neutral/Evils. As mentioned earlier in this thread, you can Drown all of your early game experienced Warriors to continue to proceed in parallel to other cultures - Drown for Axemen, Stygian Guard for Champion. This is an especially nice combination with bulbing the Iron Golem path, as this will keep your squamous, non-euclidean hordes armed with superb weaponry all the way through. While others have mentioned the savage Dwarven Druid as a benefit from this path, I'm also particularly fond of gaining access to Slavery for mid-game conquests (which is prohibited by the base Luchuirp good alignment) - newly converted cities are often both cranky and starving due to lack of culture, and whipping their useless population away for your Monument/Market/Sculptor's Studio gives these cities a great intro to life in the Luchuirp Empire. You also get the very unreliable but entertaining option of Slave-&gt;Lunatics through this combo - I find I can virtually never control my Lunatics, but they do hit very, very hard. </text:p>
      <text:p text:style-name="Standard"/>
      <text:p text:style-name="Standard"><text:span text:style-name="T3">3. Crusaders.</text:span> The Order is already a superb choice for managing a large, sprawling Empire due to its Basilicas (especially with a Financial leader whose reliance on Aristrocracy means he doesn't want to have a mega-financial capital through God King). If you wait to switch to The Order until after Fanaticism, you can count on picking up a significant horde of Crusaders, which has to one of the game's best deals - a Confessor for 120 hammers gets you guaranteed city conversion + a Temple of Order worth 120 hammers + a 75% chance of a Crusader worth 120 hammers. If you're converting said large, sprawling empire, you're going to pick up a serious number of Crusaders along the way. The downside, of course, is that once you have a large empire you've often already won - this will help you win faster, however, which still helps on points.</text:p>
      <text:p text:style-name="Standard"/>
      <text:p text:style-name="Standard"><text:span text:style-name="T3">4. Mercenaries. </text:span>Currency isn't a bad tech even without building the Guild of the Nine, but mercs can really tip the balance, if for no other reason than that they allow your golem horde to avoid attrition through city defense to maintain a critical mass of Fireballers. Remember that Industrious + your worldspell really cranks out the Wonder easily; might as well use it for a Wonder that matters the whole game, especially if you're setting your gold rate especially high to benefit from Gambling <text:soft-page-break/>Halls. Bonus stupid fact: Fireballs can summon Mercenaries. </text:p>
      <text:p text:style-name="Standard"/>
      <text:p text:style-name="P1">V. Magic Picks</text:p>
      <text:p text:style-name="Standard"/>
      <text:p text:style-name="Standard"><text:span text:style-name="T2">- A. Golems Love Enchantment 1. </text:span>Ideally you nab an extra source of Enchantment mana, for the additional happiness and so that every one of your Adepts starts with Repair. If you're mana starved, though, skip it - Fire mana is your top priority for Blasting Workshops. </text:p>
      <text:p text:style-name="Standard"/>
      <text:p text:style-name="Standard"><text:span text:style-name="T2">- B. Debuffs: Entropy and Metamagic. </text:span>Your Golems cannot use weapons or benefit from buffing spells, but they are pretty tough customers without them - an Iron Golem has the same base strength as a Mithril Wielding Champion. Wherever possible, you want to strip your opponents of the benefits of their weapons and buffs and force them to fight your Golems naked. Dispel Magic and Rust are therefore extremely useful offensive additions to your repetoire. Entropy 2 and Metamagic 1 are also pretty good - the Eye gives you excellent intel on your enemies, which helps you prevent your slow Golems from proceeding down the wrong paths, while Pit Beasts actually put in good service in conjunction with a hail of Fireballs - they can often stick around for 2-3 rounds in a long siege, grabbing City Raider upgrades to heal themselves and continue bashing away. And, of course, once you get Entropy 3 you've got one of the nastiest offensive spells in the game. </text:p>
      <text:p text:style-name="Standard"/>
      <text:p text:style-name="P1">- C. Mage Protection: Death and Earth</text:p>
      <text:p text:style-name="Standard">Your Golems really want a mage around with Repair. Enemy Marksmen also want you to have mages around to provide them with soft targets, and your Golems can't pick up Guardsmen. I usually just use Royal Guard and a Guardsmen upgraded combat hero (Saverous with Fear is nice). Theorycrafting suggests, although I haven't tried it, that Stoneskin should make your mages tougher than Wood Golems, even discounting the lost point of poison against the Golem. The same theorycrafting suggests that Skeletons should be weaker against Assassins than your Mages even without Stoneskin. </text:p>
      <text:p text:style-name="Standard"/>
      <text:p text:style-name="P1">- D. Grab a Tower of Elements </text:p>
      <text:p text:style-name="Standard">You want Fire Mana for Blasting Workshops. You start with Earth. You want Metamagic for recon and debuffing. You might consider grabbing Water (ideally through the Necronomicon constructed by someone else) and Air to slap Strong on all your Fireballs. If you're going to be tossing dozens of them around every turn, you might as well make them hit as hard as you can, and Metamagic will allow you to respec your mana later. </text:p>
      <text:p text:style-name="Standard"/>
      <text:p text:style-name="Standard"/>
      <text:p text:style-name="P1">VI. Late Game Wonders</text:p>
      <text:p text:style-name="Standard"/>
      <text:p text:style-name="Standard"><text:span text:style-name="T2">- A. Nexus.</text:span> Everyone loves the Nexus for military and financial applications, but the fact that Golems are as slow as it is possible to be and still move means you love it more. </text:p>
      <text:p text:style-name="Standard"/>
      <text:p text:style-name="Standard"><text:span text:style-name="T2">- B. Birthright Regained. </text:span>When you're looking for that last oomph to either invade another continent or power through the Tower of Mastery in record time, casting Gifts on a fully-formed Empire is hard to beat. It's especially easy to shuffle those Hammers around with the Nexus. </text:p>
      <text:p text:style-name="Standard"/>
      <text:p text:style-name="Standard">Ermmm... that's all I got.</text:p>
      <text:p text:style-name="Standard"/>
      <text:p text:style-name="Standard">P.S. Generic tip: If you want to get a city out of revolt faster, throw in a level 1 Disciple and sac them for bonus culture - viola, instant happy. Doesn't work with Savants, for obvious reasons. Not always a good idea if the city in question is still surrounded by enemy culture - better to conquer <text:soft-page-break/>more cities in the duration of the revolt to push back enemy culture.</text:p>
      <text:p text:style-name="Standard"/>
      <text:p text:style-name="Standard"/>
      <text:h text:style-name="P27" text:outline-level="1">Malakim</text:h>
      <text:p text:style-name="Standard"/>
      <text:p text:style-name="Standard"><text:span text:style-name="T2">1) Floodplains are your friend.</text:span> If your settler doesn't start by any, spend a few turns looking for some. They're really good for most civs as is and the Malakim get extra commerce on them. Normal deserts aren't any good for the Malakim though, so spring them like you would for any other civ.</text:p>
      <text:p text:style-name="Standard"/>
      <text:p text:style-name="Standard"><text:span text:style-name="T2">2) Scout through desert.</text:span> Any Malakim unit, even one with only 1 move, which moves onto a desert square first thing in the turn gets to move again. They also don't get combat penalties if attacked on a desert like most civs do, and they utterly smash anything that's standing on a desert when they attack it.</text:p>
      <text:p text:style-name="Standard"/>
      <text:p text:style-name="Standard"><text:span text:style-name="T2">3) Aggressive and Financial are the early adaptive picks.</text:span> Raider and Philosophical are the late ones. Which situations call for which traits should be easy enough to figure. Aggressive early on if you're fighting for your life or want to take down a vulnerable neighbor, financial if your start looks like it'll be peaceful and rexy. Later on, when you've decided on a victory condition, philosophical will give you more GEngineers for a tower victory, more GProphets for an altar victory, or more GBards for a culture victory... or,if you're going to win conquest or domination with an overwhelming military force, pick raider to help your guys blaze through enemy territory at breakneck speed.</text:p>
      <text:p text:style-name="Standard"/>
      <text:p text:style-name="Standard"><text:span text:style-name="T2">4) Switch civics around.</text:span> You're always spiritual, so you don't get anarchy from doing this. Nationhood for war, religion or scholarship for peacetime. Caste system if you have scholarship, guilds if you don't but want lots of specialists, apprenticeship otherwise. Try out the overcouncil, and if it looks like you can't control it and the resolutions are going to hurt you, bail. No harm, no foul.</text:p>
      <text:p text:style-name="Standard"/>
      <text:p text:style-name="Standard"><text:span text:style-name="T2">5) Switch religions around.</text:span> You're always spiritual, so you don't get anarchy from doing this. Your lightbringers can upgrade into the middle priest of your current state religion, so by stockpiling a few before each switch you can have priests of every religion. This is good because each priest fills a different role. Ritualists do mediocre but reliable damage. Cultists do awesome but situational damage. Confessors and stonewardens give buffs that stack. Leaf disciples summon cannon fodder. Vicars dispel invisibility and upgrade into sick killing machines.</text:p>
      <text:p text:style-name="Standard"/>
      <text:p text:style-name="Standard"><text:span text:style-name="T2">6) Have one "main" religion</text:span> which all your cities get and which eventually becomes state. Your world spell, religious fervor, gives you a big gob of free, powerful units if you cast it after spreading a religion around and adopting it as state. RoK priests are kind of crap and you don't need a lot of OO ones to make the most out of them, so I don't recommend those religions, but order, empyrean, FoL and AV are all fine picks. You'll likely get the heroes and such of whichever you pick, so bear that in mind.</text:p>
      <text:p text:style-name="Standard"/>
      <text:p text:style-name="Standard"><text:span text:style-name="T2">7) Try and have a neutral alignment by the late stages.</text:span> Your alignment will be jumping around like a downs kid on crack for much of the game but eventually it's going to settle at something. If neutral, you can have druids. Mid priests upgraded to druids get to use all high priest spells of their religion. So grab a confessor, a vicar, a priest of leaves, and a ritualist, send them to a grove, and upgrade em for a shortcut to high priests that ignores the "state religion only" restriction.</text:p>
      <text:p text:style-name="Standard"/>
      <text:p text:style-name="Standard"><text:span text:style-name="T2">8) Savants can upgrade to mages.</text:span> Exploit this after getting AV. Build lightbringers in a city with disciple experience boosters (desert shrine, Deis Diei if you have it), send them to a city with a temple of the veil, upgrade to savant. They'll have Potency, just like if you had the arcane trait. Give <text:soft-page-break/>'em mobility/combat promos till they're ready to become mages (short road), then whatever you want.</text:p>
      <text:p text:style-name="Standard"/>
      <text:p text:style-name="Standard"><text:span text:style-name="T2">9) Have a couple scorch adepts in your offensive stacks.</text:span> The ability to turn tiles into desert is a big tactical advantage because Malakim mages standing in desert can summon sand lions, a very powerful and fast summon. A sand lion summoned by a savantmage specialized in combat and spell extension hits like a train.</text:p>
      <text:p text:style-name="Standard"/>
      <text:p text:style-name="Standard"><text:span text:style-name="T2">10) Don't worry too much about getting Teutorix.</text:span> He's not that great a hero and abusing the Malakim's spirituality and religion game is much more important than him. Commune with nature, theology, etc. are higher priority techs than blasting powder.</text:p>
      <text:p text:style-name="Standard"/>
      <text:p text:style-name="Standard"/>
      <text:p text:style-name="Standard"/>
      <text:h text:style-name="P27" text:outline-level="1">Mercurians</text:h>
      <text:p text:style-name="P1">1) Summon Early</text:p>
      <text:p text:style-name="Standard">Though it should be obvious, bringing Basium to the field as quickly as you can is a great boon. He starts with a contingent of Angels, which can use any weapon. The Mercurian Palace gives Iron, so this means you get a handful of 7 units immediately. Just remember to move all your Angels into your capital immediately, as they don't start with Iron Weapons. It's easy to forget this, and 5 strength Angels are much less impressive.</text:p>
      <text:p text:style-name="Standard"/>
      <text:p text:style-name="Standard">Luchuirp are the best civilization to summon Basium with. If you use their worldspell right after founding your third city, then use suicide units to move all the hammers into one city(preferably the one you plan on summoning Basium in) then settle them all as Engineers, you can get 2-3 Great Engineers before you even research Fanaticism. I usually use one for Bone Palace, if I have a spare settle him, then use the third to pop the gate.</text:p>
      <text:p text:style-name="Standard"/>
      <text:p text:style-name="Standard">For other civilizations, it takes longer, but still works out well. At the start of the game you will want to research agriculture immediately if you don't have it. If there are commerce producing plantation resources(Cotton, Dye, or especially Incense) get Calendar as well. After that beeline Education and spam cottages. Depending on your civilization/start you may need Mining as well. After that, beeline Fanaticism.</text:p>
      <text:p text:style-name="Standard"/>
      <text:p text:style-name="Standard">Build the gate in your highest production city. Production will be important for Basium to pump out units quickly. You will have a military advantage for a long time, so don't worry about commerce/science until later, after you can conquered a lot of cities and moved your capital. Remember that unlike Hyborem, you are joining with your former civilization, so if possible avoid building the gate were it will inhibit your former empire's expansion(high production is more important than this though).</text:p>
      <text:p text:style-name="Standard"/>
      <text:p text:style-name="P1">2) Horde Angels</text:p>
      <text:p text:style-name="Standard">You will want as many Angels as possible. Any of your living units that die are reborn as an Angel, and they keep their experience. This makes religious heroes very powerful, as you essentially get to use them twice. If an Angel dies however, it is gone for good, so keep your highly promoted Angels safe, and used the fresh ones for cannon fodder - you'll see why later.</text:p>
      <text:p text:style-name="Standard"/>
      <text:p text:style-name="P1">3) Humans Are Wicked</text:p>
      <text:p text:style-name="Standard">Everyone has some sin. Strike out against all who do not stand with you, even of they are "good" and follow the teachings of Kilmorph, Junil or Lugus. When they fall, they will be absolved of their sin and stand with you as Angels. </text:p>
      <text:p text:style-name="Standard"/>
      <text:p text:style-name="P1">4) Understand Your Strengths</text:p>
      <text:p text:style-name="Standard">Basium has Aggressive, Raiders and Ingenuity. Take note of the last two in particular; Commando will give all your Angels(and Basium himself) the Commando promotion, for fast movement in enemy lands. Raiders will also give you extra gold from pillaging, making warfare profitable even if the enemy cities are too tough to crack. Ingenuity will allow you to use this extra gold to cheaply upgrade your living units. Use this combination effectively - spam cheap Warriors, then upgrade them to Axemen. This will give you more units then if you built Axemen outright, and more units means more Angels later on. </text:p>
      <text:p text:style-name="Standard"/>
      <text:p text:style-name="P1">5) Choose Your Religion</text:p>
      <text:p text:style-name="Standard">It is unlikely you will be switching religions much. Even though Basium can adopt any religion <text:soft-page-break/>except AV(Yes, he can adopt OO and CoE, which will make him Neutral) I prefer Order or RoK. Order allows confessors which give extra Holy combat to your angels, and the extra Crusaders give more power to your war machine. RoK gives you gold, and lots of it. As I mentioned earlier, gold is good for upgrading units and holding the cities you will invariably capture. The reason you don't want to switch religions is it causes your heroes to abandon you - You want to keep them until they die and turn into Angels themselves.</text:p>
      <text:p text:style-name="Standard"/>
      <text:p text:style-name="P1">6) Magic Is A Boon</text:p>
      <text:p text:style-name="Standard">Although it seems Basium would frown on the practice of magic at first glance, he doesn't seem to mind as long as the practitioners use it to kill demons. In fact, it works really well with him. As I mentioned earlier, Basium has the Raiders trait. If you use Fireballs and Malstroms in place of Catapults, you will have a very powerful, very mobile force.</text:p>
      <text:p text:style-name="Standard"/>
      <text:p text:style-name="P1">7) Use Your Research Advantage To Your Advantage</text:p>
      <text:p text:style-name="Standard">Because Basium joins with the civilization that summons him, building up a proper empire can lead to quick research times. If needed, move your capital from your starting city to the middle of your conquered cities to reduce maintenance. Angels can use Mithril Weapons, so that is a good technology to go for. </text:p>
      <text:p text:style-name="Standard"/>
      <text:p text:style-name="P1">8) Go For the Hard Hitters</text:p>
      <text:p text:style-name="Standard">Try to unlock the top-tier Angels as soon as possible. Angels of Death are my favorite, and unlike Shadows they do not require, nor have, the Council of Esus religion. Heralds are the best in terms of brute force it, while Ophanim have good mobility. I would advise against Repentant Angels, you want your guys to become more powerful when they kill a lot of units, not less. All of these units can be upgraded for only 5 gold from Angels, with the only requirement of reaching level 4 or more. Now you get why I told you to stockpile those heavily promoted Angels, eh?</text:p>
      <text:p text:style-name="Standard"/>
      <text:p text:style-name="P1">9) Power Belongs To Those Who Claim It</text:p>
      <text:p text:style-name="Standard">Do not hesitate to wage war. Your purpose is to fight. Reap the benefits of plundering the lands of evil. Kill all who oppose you. Never stop fighting, unless you are on the verge of a technological breakthrough that will make you stronger; then continue fighting!</text:p>
      <text:p text:style-name="Standard"/>
      <text:p text:style-name="P1">10) Fear Not Armageddon</text:p>
      <text:p text:style-name="Standard">As most of your army consists of Angels, you will be hurt less by Armageddon than others. Blight still withers your followers, and the Horsemen are powerful, but Angels show no Fear and will overcome any challenges opposed to them. Claiming the Artifacts of Armageddon, previously wielded by the Horsemen, will be a great boon to your army. Any souls converted with the Crown of Command may be sacrificed on the front line as serve as Angels themselves. The raw powers the others hold will help bring you to victory. Your angels can pass through the Burning Sands without harm. Do not worry about protecting humans, they are meaningless. Never stray from the one true goal: Killing Demons.</text:p>
      <text:p text:style-name="Standard"/>
      <text:p text:style-name="Standard"/>
      <text:h text:style-name="P27" text:outline-level="1">Sheaim</text:h>
      <text:p text:style-name="Standard"/>
      <text:p text:style-name="P1">1. Play as Tebryn.</text:p>
      <text:p text:style-name="Standard">Tebryn's simply a better fit for the Sheaim style than Os Gabella. They both have Summoner, which is important for the Sheaim magic-based playstyle, but Gabella's Industrious trait doesn't synergize well at all, as wonders aren't that crucial for them. Whereas Tebryn's magic-based traits allow him to quickly develop a large force of very deadly summoners.</text:p>
      <text:p text:style-name="Standard"/>
      <text:p text:style-name="Standard"/>
      <text:p text:style-name="P1">2. Your hero's name is Pyre Zombie. Build him.</text:p>
      <text:p text:style-name="Standard">Understand that the Sheaim have the single most overpowered unit in the game at their disposal: the Pyre Zombie. This is a replacement for the axeman who explodes when he dies, heavily damaging all units around him (though not the units on his square). To get to the Pyre Zombie, beeline Bronze Working as soon as you've gotten all the basic worker technologies.</text:p>
      <text:p text:style-name="Standard"/>
      <text:p text:style-name="Standard"/>
      <text:p text:style-name="P1">3. Know the proper uses of the Pyre Zombie.</text:p>
      <text:p text:style-name="Standard">The simple mechanic of the Pyre Zombie means three important things for the Sheaim player who has built enough of them. </text:p>
      <text:p text:style-name="Standard">1) A city defended by a decent number of Pyre Zombies almost cannot be captured by the AI. As soon as two of your defending PZs die, the attacker's units are too hurt to continue attacking, no matter how large his stack. </text:p>
      <text:p text:style-name="Standard">2) Almost any city defended by units of equivalent technology can be taken by Pyre Zombies, if you just suicide a few of them first. The remaining defenders will be so hurt that the rest of the PZs will walk over them. </text:p>
      <text:p text:style-name="Standard">3) Keep your Pyre Zombies in one big stack. Do not split the stack! You don't want PZs to injure each other when they die.</text:p>
      <text:p text:style-name="Standard"/>
      <text:p text:style-name="Standard"/>
      <text:p text:style-name="P1">4. Beeline for Necromancy and Sorcery.</text:p>
      <text:p text:style-name="Standard">Once you've secured yourself with a decent force of Pyre Zombies, you should head straight for the magic technologies, because that's where the Sheaim really shine. Get Knowledge of the Ether and build Mage Guilds and Adepts. The adepts will gain xp automatically, and quickly too. Make sure they are all promoted to Death I. Then research Necromancy and Sorcery. The former will allow your Adepts to turn all your raw mana nodes into Death nodes. The latter will allow your Adepts to promote to Mages once they get 10 xp. Make sure your mages are promoted to Death II.</text:p>
      <text:p text:style-name="Standard">Why all the rigamarole? The point is to get the Death II spell, which summons a Spectre. Spectres are temporary units which live for two turns and have 3 strength, and +1 Death mana affinity. This last part is the most important, and it is why you turned all your mana nodes into Death nodes. A Sheaim mage with no Death nodes can summon a 4 strength Spectre for free--not bad. A Sheaim mage with five Death nodes can summon a 9 strength Spectre for free, which is devastating at that stage of the game.</text:p>
      <text:p text:style-name="Standard"/>
      <text:p text:style-name="Standard"/>
      <text:p text:style-name="P1">5. Mass your summoned units before attacking with them.</text:p>
      <text:p text:style-name="Standard">While your mages can still only summon one Spectre per turn, the Summoner trait allows your Spectres to live for two turns instead of one. If you want to attack a fortified city with your Spectres, you can double your attacking force by waiting a turn. Then you can attack with both the Spectres you summoned last turn AND the ones you summoned this turn.</text:p>
      <text:p text:style-name="Standard"><text:soft-page-break/></text:p>
      <text:p text:style-name="Standard"/>
      <text:p text:style-name="P1">6. Found the Ashen Veil religion, and spread it. Then start building Planar Gates.</text:p>
      <text:p text:style-name="Standard">Spreading the Ashen Veil religion raises the Armageddon Counter, bringing the end of the world ever closer. The Sheaim are the only civilization who is actually helped by this looming destruction. This is because their unique building, the Planar Gate, spawns more and more free units when the Counter gets higher.</text:p>
      <text:p text:style-name="Standard"/>
      <text:p text:style-name="Standard"/>
      <text:p text:style-name="P1">7. Get the best units possible from your Planar Gates.</text:p>
      <text:p text:style-name="Standard">Which units which spawn from your Gates depends on the buildings you have built in that city. Mage Guilds cause Mobius Witches to spawn--these are great units who are like instant mages. Gambling Houses cause Revelers to Spawn, who are excellent units very similar to rangers. Having these buildings in cities with Planar Gates is a good idea. On the other hand, Carnivals cause Chaos Marauders (mediocre axeman-like units) to spawn, and Temples of the Veil cause Tar Demons (strong defenders, but horribly slow and useless for attacking) to spawn. To avoid getting these poor units, avoid putting these buildings in Planar Gate cities.</text:p>
      <text:p text:style-name="Standard"/>
      <text:p text:style-name="Standard"/>
      <text:p text:style-name="P1">8. Be aware of the consequences of raising the Armageddon Counter.</text:p>
      <text:p text:style-name="Standard">A high Armageddon Counter helps your Planar Gates, but you're not immune to the horrible effects it has on every other civilization. Know the consequences of pushing the AC past 30 (Blight), and be prepared when the Four Horsemen spawn at AC 40-70. You have an easier time with these effects than most other civs, because so many of your units are undead and immune to the Death damage and Fear that the Horsemen have. But you still need to be prepared with defenses if the Horsemen spawn near your civ.</text:p>
      <text:p text:style-name="Standard"/>
      <text:p text:style-name="Standard"/>
      <text:p text:style-name="P1">9. Don't focus on getting to Abashi.</text:p>
      <text:p text:style-name="Standard">The Sheaim's only real "hero" (who doesn't even have the Hero promotion) is the Dragon Abashi, available at Divine Essence. Abashi is a big tempting prize, as it seems like wonderful fun to stomp your enemies with a Dragon. However, Divine Essence is a VERY long research path to take, and at 21 strength Abashi is simply not that powerful compared to other paths the Sheaim could take. For example, researching to Strength of Will doesn't take as long as Divine Essence, but it gives the Sheaim player access to eight archmages (four archmages and four liches) who can each summon two Death affinity-boosted Wraiths.</text:p>
      <text:p text:style-name="Standard"/>
      <text:p text:style-name="Standard"/>
      <text:p text:style-name="P1">10. Don't summon Hyborem!</text:p>
      <text:p text:style-name="Standard">Since you founded the Ashen Veil, it's very tempting to research Infernal Pact and bring Hyborem and the Infernals into the world. Don't do it! Though Hyborem will be friendly with you because you're Evil and you worship his favorite religion, he will NOT be allied with you. This means that you'll probably have to kill him eventually to win the game. Unfortunately the Sheaim are very poorly suited to killing Demons, as most of your army uses death damage (Spectres) or fire damage (Pyre Zombies), both of which are heavily resisted by the Infernals and other demons.</text:p>
      <text:p text:style-name="Standard"/>
      <text:p text:style-name="Standard"/>
      <text:p text:style-name="P1">11. Catacomb Libralus is a MUST. (and other important wonders)</text:p>
      <text:p text:style-name="Standard">There is no other wonder more important than the Librarius save the Nexus (but thats waaaaaay down the line).</text:p>
      <text:p text:style-name="Standard"><text:soft-page-break/>You WILL want a mage guild in every city with a planar gate, and thus there is no replacement for the Librarius.</text:p>
      <text:p text:style-name="Standard">Which brings me to.... Os Gabella.</text:p>
      <text:p text:style-name="Standard">Against the AI, Tebryn is probably a much better leader. However, against a human player who rushes the Librarius just to screw you over when you are the Sheaim, the Industrious trait does come in handy.</text:p>
      <text:p text:style-name="Standard"/>
      <text:p text:style-name="Standard"/>
      <text:p text:style-name="P1">12. Necromancy is useful, Sorcery can be pushed to a later time.</text:p>
      <text:p text:style-name="Standard">With planar gates and the Catacomb, you would be getting sporadic appearances of Mobius Witches, which has access to the Tier II spells. Sorcery is good to have, if you spam out Adepts as Tebryn to get even more "Mages", but for such an expensive tech, Mobius Witches should be able to hold the line (arcane-wise) till you get the other Planar-gate "enhancing" techs and their respective buildings up.</text:p>
      <text:p text:style-name="Standard"/>
      <text:p text:style-name="Standard">Necromancy is nice when you do have nodes around, and if you go for Sorcery fast to spam death II adepts. But unless you have 2 or more spare nodes lying around, sinking beakers to get an additional source of death mana isn't as efficient imo.</text:p>
      <text:p text:style-name="Standard"/>
      <text:p text:style-name="Standard">An alternative could be to hit: Festivals (Carnivals), Sanitation (very important economically wise and for P.Baths), Gambling Houses.... before going for Sorcery.</text:p>
      <text:p text:style-name="Standard"/>
      <text:p text:style-name="Standard"/>
      <text:p text:style-name="P1">13. Do not build Planar gates early. Yes, I'm serious!</text:p>
      <text:p text:style-name="Standard">Planar gates are VERY expensive buildings. The equivalent "hammerage" of maybe a mini-wonder. Have at least the "base" few planar-gate-tied buildings before building it. Temple, Carnival, Gambling house, Public Baths.</text:p>
      <text:p text:style-name="Standard"/>
      <text:p text:style-name="Standard">Without these, sinking so many beakers for a chance to pop just a mobius witch for example isn't as efficient as spending the hammers on multiple PZs.</text:p>
      <text:p text:style-name="Standard"/>
      <text:p text:style-name="Standard"/>
      <text:p text:style-name="P1">14. Pact. ASAP. Yes.</text:p>
      <text:p text:style-name="Standard">Hyborem is just a pest buzzing around the room while you are trying to eat your cake.</text:p>
      <text:p text:style-name="Standard">Hell terrain is a paltry price to pay for running one of the (debatably) most powerful civics in the game. (thats why its nerfed in FF!)</text:p>
      <text:p text:style-name="Standard">Grimoire is one of the fastest ways to grab that 60 odd turn tech that isn't quite efficient to sink beakers into. Sorcery? Arcane Lore? Manevolent Designs? They are just one 20-30 turn wonder away.</text:p>
      <text:p text:style-name="Standard">Hyborem is that fly which irritates others too! and is a stalwart ally in your quest to end the world. Not to mention that his spawning also drives the AC up!</text:p>
      <text:p text:style-name="Standard">Sac. the Weak (StW) is the perfect counter to Blight. Watch your population go up while everyone else goes down!</text:p>
      <text:p text:style-name="Standard"/>
      <text:p text:style-name="Standard"/>
      <text:p text:style-name="P1"/>
      <text:p text:style-name="P1"/>
      <text:p text:style-name="P1"/>
      <text:p text:style-name="P1"/>
      <text:p text:style-name="P1"/>
      <text:p text:style-name="P1"><text:soft-page-break/>15. Your progression of the mainstay of your armies:</text:p>
      <text:p text:style-name="Standard">Warriors &gt; PZs (never phased out!) &gt; Ritualists with Rosier as the spearhead + Diseased Corpses as weak early Champion replacements &gt; Gate spawns and beyond.</text:p>
      <text:p text:style-name="Standard"/>
      <text:p text:style-name="Standard">Comment:</text:p>
      <text:p text:style-name="Standard">This is the only tip you provide that I actually disagree with. Since Os-Gabella lost Spiritual (and why did she lose it, anyway???), Ritualists are no longer particularly strong in a Sheaim player's hands. Having three or four is absolutely worthwhile, but I would not make them a major part of my army. </text:p>
      <text:p text:style-name="Standard"/>
      <text:p text:style-name="Standard">Diseased Corpses are good units, but I actually prefer Pyre Zombies in almost any situation. As long as you're willing to lose a few, PZs more effective on offense AND defense. In the midgame, I believe a combination of PZs and Mages/Witches, with the occasional Ritualist sprinkled in (plus the early Gate spawn units for filler), is the most effective. </text:p>
      <text:p text:style-name="Standard"/>
      <text:p text:style-name="Standard">Finally, I always have trouble relying on Gate spawns in the late game. The enabling buildings for the strong Gate units are generally deep in the tech tree, along research paths that are generally poor for a Sheaim player. Additionally, you'll likely be putting those buildings into cities which already have several other spawn-enabling buildings, meaning that your rate of spawning the strong units will be pretty low, even with a high AC. Yes, the occasional Manticore is very nice, but I've never been able to spawn enough of them to make them a major component of my army. I don't find it worth taking time to actively pursue these units until I've gotten archmages, Eidolons, and Abashi.</text:p>
      <text:p text:style-name="Standard"/>
      <text:p text:style-name="Standard"/>
      <text:p text:style-name="P1">Alternative tips:</text:p>
      <text:p text:style-name="Standard"/>
      <text:p text:style-name="Standard">1. I slightly prefer Os-gabella to Tebryn. I build my game around summoning, and Tebryn's Arcane trait may seem like the better choice - however, for me the KEY to victory is getting Catacomb Libralis. If you do, and can get the Planar gates going, you should be getting a lot of Mobius Witches which can be the centerpoint of your magic based strategy.</text:p>
      <text:p text:style-name="Standard"/>
      <text:p text:style-name="Standard">I have to admit I like wonders. Some wonders I like for any civ (guild of Hammers, The Nexus, sometimes From of the Titan and the Great Lighthouse). For the Sheaim, I want to get Catacomb Libralis and the Soul Forge. Since Os-gabella is industrious, it is a little easier getting the wonders with her.</text:p>
      <text:p text:style-name="Standard"/>
      <text:p text:style-name="Standard">2. With either leader, you want to go 'deep' with summoning, since both leaders are summoners. The easist is death magic, since you get solid summons with affinity. Since you can only get so many liches and eaters of dreams, you want a solid level 2 summons. Fire is also a reasonable choice but I think death is better.</text:p>
      <text:p text:style-name="Standard"/>
      <text:p text:style-name="Standard">If you go deep with death, you can get the level 2 and 3 promotions for free, incluing the promotion to lich.</text:p>
      <text:p text:style-name="Standard"/>
      <text:p text:style-name="Standard">3. So with your palace, the soul forge, and say 2 or 3 other death nodes, catacomb libralis, you will get magic users and mobius witches to be able to summon powerhouse units for 2 turns that move two. Going deep with death won't cost as much as it does with other civs, since your mobius witches will get some of the other spells you may be missing by random selection, although if you really want one like enchantment it is a little risky. (Early you may need other nodes like enchantment for economic reasons.)</text:p>
      <text:p text:style-name="Standard"><text:soft-page-break/></text:p>
      <text:p text:style-name="Standard">4. Since you don't need to use up promotions on taking the death spells, promotions can be used for combat. In the late game on a standard map you can have 20 Mobius witches and 10 - 15 mages and 8 Eaters and liches. This gives about 30-35 wraiths and spectres, which should be combat 7, with 4 or so strength promotons'; and since they will be sundered, if the AC is up in the 50 - 70 range they are truly a powerhouse. </text:p>
      <text:p text:style-name="Standard"/>
      <text:p text:style-name="Standard">5. I know some people say the Sheaim don't need to pump up the Armageddon Counter, I disagree. The units from the planar gates can be spectacular (especially in volume), and it will make those powerhouse spectres even stronger. When the AC gets to 50 you will be getting a lot of units for free and adding 25% strength. </text:p>
      <text:p text:style-name="Standard"/>
      <text:p text:style-name="Standard">6. I agree getting the planar gates early may be a mistake,the early game is tough. But you want them up and running in the middle game.</text:p>
      <text:p text:style-name="Standard"/>
      <text:p text:style-name="Standard">7. I like to attack in the late middle game, I'm a builder. Early, you can use an army of pyre zombies on defense. If you are attacked, you can use roads to get to the enemy first, and a stack of these guys can take anyone out. </text:p>
      <text:p text:style-name="Standard"/>
      <text:p text:style-name="Standard">8. I've assumed all along that you get the Ashen Veil. The Stigmata of the Unborn is quite good. Mardero is very good and can cast wither to go along with your spectres and pyre zombies. Needless to say having the veil pumps up the AC. If you get close to getting the apocalypse, then build non-living units like pyre zombies and diseased corpses.</text:p>
      <text:p text:style-name="Standard"/>
      <text:p text:style-name="Standard">9. If you get catacomb libralis, then you will be getting a lot of Mobius witches early (which is good). If you get the nexus, you will be getting minotaurs. These are good units to go with a summoned based army (and pyre zombies), you want good defensive units to hold cities. If you use sacrifice the weak, you will probalby get public baths (succubi) and gambling houses (revelers). The succubi are really quite good. With a stack of 7 of them, casting charm, you can stop almost any enemy army in its tracks. You can use them to defend the home country while the SoD goes out to conquer. Revelers are a solid unit but I'm not crazy about them.</text:p>
      <text:p text:style-name="Standard"/>
      <text:p text:style-name="Standard">Manticores are powerhouses, as good a unit as any - but you have to build a grove to get them so they will likely be a specialty. carnivals give Chaos Marauders, not as good as the other units you can get, so don't get a carnival unless you really need it. </text:p>
      <text:p text:style-name="Standard"/>
      <text:p text:style-name="P1">Comment:</text:p>
      <text:p text:style-name="Standard"/>
      <text:p text:style-name="Standard">Breunor; a nice variation on other people's version of how to play Sheaim based on Os-Gabella (Ind + Summoner) rather than the usual Tebryn Arbandi (Arcane + Summoner).</text:p>
      <text:p text:style-name="Standard"/>
      <text:p text:style-name="Standard">I agree with much of your advice but I favour a more flexible use of mana nodes and use Dispell Magic to swap them around. I have never been a fan of the simplistic use of all death nodes and Spectres. That certainly can work but it is limiting and not very interesting. This is mainly because I like to build the Tower of Necromancy to support my Undead troops and that needs Entropy and Shadow mana as well as the Chaos and Death from the Sheaim palace. The Tower of Necromancy gives another source of Death mana and adds the Strong promotion to all Undead (including Spectres and Skeletons). I make a big effort to built that national wonder when ever I use Spectres and then switch my nodes back to Death before going to war. Os-Gabella can build the tower easier with Industrious and I rate it higher than the Soul Forge although you can have both of course </text:p>
      <text:p text:style-name="Standard"><text:soft-page-break/></text:p>
      <text:p text:style-name="Standard">While I'm switching nodes around I often pick up useful level 1 spells for my adepts like Haste, Enchanted Blade, Dance of blades. Some of these level 1 spells can be cast on a stack of spectres before they're used making them a lot more effective. When I upgrade my adepts to mages I make sure I have 3 Death nodes for the free Death2 promotion and 4 Death nodes when upgrading to Archmages.</text:p>
      <text:p text:style-name="Standard"/>
      <text:p text:style-name="Standard">I really do not like the Mobius Witch that Os-Gabella gets, unless I'm very lucky with the free sources of mana. Tebryn Arbandi witches are much better with the Arcane trait, they come with a free promotion and Potency for faster experience gain. Mobius Witches arrive with 14 exp already spent (on mostly useless promotions). If you have 3 sources of death mana then they arrive with Death2 and can immediately cast Spectre and Skeleton which is useful if you're at war but not otherwise. You have to wait for them to gain 3 exp before they get another promotion and then I usually have to pick Mobility so they can keep up with the 2 move stack. Then they have to wait an enormous time for them to gain another 9 exp for another promotion. The Spectres that these witches generate are usually basic and weaker than my best ones made with Battle mages (mages with combat promotions and extension1 for faster and stronger summons).</text:p>
      <text:p text:style-name="Standard"/>
      <text:p text:style-name="Standard"/>
      <text:p text:style-name="Standard">-----------------------------------------------</text:p>
      <text:p text:style-name="Standard">I find the Sheaim one of the hardest civs to get a coherent army that can move together and attack effectively. Many of the units (including those from the Planar Gates) have different movement characteristics. Some can have mobility and some can't, some can be hasted and about half can't, one can't even use roads (Tar Demon). Most units get a range of movements from 1 and 2 up to 3 flying (Manticore) . The living ones can be hasted but not the undead and demons which together make up about half the army if you include skeletons and pyre zombies.</text:p>
      <text:p text:style-name="Standard"/>
      <text:p text:style-name="Standard">Most of the units, except catapults, can take the mobility promotion if they gain enough experience through combat but that does mean you tend to have at least one slow stack confined to 1 move per turn in enemy culture trying to find a target that can give them the necessary experience. In the late game my main combat stack tends to end up with 2 moves in enemy culture with either 2 move demons (succubus) and hasted minotaurs and pyre zombies with mobility.</text:p>
      <text:p text:style-name="Standard"/>
      <text:p text:style-name="Standard">Nevertheless the main striking force is usually my mages, mobius witches and adepts all with mobility and able to be hasted and so able to move 3 tiles in enemy culture if needed. They unleash a barrage of spells that summon a stack of spectres and then boost them with spells before sending them off on a raid deep into enemy territory. With summoner and the extension promotion spectres and fireballs can hit targets 6 tiles away and that means you can usually sit in one captured city while capturing another.</text:p>
      <text:p text:style-name="Standard"/>
      <text:p text:style-name="Standard"/>
      <text:h text:style-name="P27" text:outline-level="1">Sidar</text:h>
      <text:p text:style-name="Standard"><text:span text:style-name="T2">1. Never stop fighting.</text:span> The power of the Sidar comes from the shades. The fastest way to get shades if you're not playing Unrestricted Leaders is to fight. On a standard size Continents or Pangaea map without Raging Barbs, I normally get enough barbs to get 2 shades before enough fog gets busted to dry up the supply around turn 80-90. From there it's necessary to war dec your neighbor. I prefer the strongest one possible that's non-aggressive and not Sheaim. The goal is not to conquer but to get into a constant low level warfare in order to farm XP for your troops. When you finish off your neighbor or aren't getting enough fodder, war dec the next person. Never stop fighting.</text:p>
      <text:p text:style-name="Standard"/>
      <text:p text:style-name="Standard"><text:span text:style-name="T2">2. Your troops are your future economy</text:span> and are much better for it than buildings. Aside from the initial Elder Council for the academy in your science city or pagan temples if you're shooting for the Altar, your cities should be producing troops instead of infrastructure. The reason for this is that 70 nets you 2/ and a specialist slot if you spend it on buildings while a 25-70 investments gets you a reasonably good chance at 7 in your science city or 4+3 or 5+2 etc. The irony in this is that despite SE being Sidar's thing, only 2-3 of your cities will generally be SE oriented. The rest of your cities are like settlements that produce troops and research.</text:p>
      <text:p text:style-name="Standard"/>
      <text:p text:style-name="Standard"><text:span text:style-name="T2">3. Your first research target is Military Strategy.</text:span> Get your farms+resource unlock and beeline. The AI really likes that branch and it's much nicer to get the Command Post from the free Commander than having to RNG it up with GPP. The Heroic Epic is also crucial when your economy is based on generating troops.</text:p>
      <text:p text:style-name="Standard"/>
      <text:p text:style-name="P1">4. Your military options are adept supported warriors/axemen, Horse Archers, and Crusaders/Paramanders if you Altar.</text:p>
      <text:p text:style-name="Standard"/>
      <text:p text:style-name="Standard">The horses are my preference because the extra 10% withdraw from Homeland gets Horse Archers to 85% withdraw in two promotions, making them highly reliable for shades while leaving promotions for mobility to allow them to get to the front line and back to shade quickly. Going horses also makes it easy to get Deception (Loyalty via Gibbon) and Honor (Chalid!). </text:p>
      <text:p text:style-name="Standard"/>
      <text:p text:style-name="Standard">For the metal line, I like to stick with axemen for a long time since the promotions make up for the lack of base strength and they're cheaper. Taking a few turns to grab KoTE pays big dividends since adepts give Enchant Blade, Blur, and Courage from palace mana. </text:p>
      <text:p text:style-name="Standard"/>
      <text:p text:style-name="Standard">There's no real trick to the divine soldiers, they just come out with an extra 8-12 XP over the metal.</text:p>
      <text:p text:style-name="Standard"/>
      <text:p text:style-name="Standard"><text:span text:style-name="T2">5. Rathus is for waning.</text:span> If you get poisons reasonably early (i.e. pick your military line and then go poisons) you can easily have one of your ghosts become Aeron's Chosen. The chosen is a much better assassin than Rathus is due to strength, CoE if desired, the 20% post combat heal, and upgrading to a shadow. Therefore Rathus' main contribution is his equipment, a shade, and the Shrine of the Fallen Champion in your Military Capitol. If enemy targets are convenient, I like to level him up through combat so that I can get Aeron's Chosen with a free promotion from the shrine. </text:p>
      <text:p text:style-name="Standard"/>
      <text:p text:style-name="Standard"><text:span text:style-name="T2">6. In the startup phase, it's God King for production, Aristograrian for research.</text:span> The Sidar are the second best God King civ (behind the Kurios). If you have a capitol with gold, settling your second shade as a merchant in the capitol allows you to run a 6-8 city empire at a 60-70% science slider. You get a decent second production city for your heroic epic and crank out wonders in the <text:soft-page-break/>capitol. You run research by going RoK/Nationhood/Military State/Agrarianism, Soldier of Kilmorph rushing Elder Council+Libraries everywhere and forcing the scientists. SoK rushing is reasonably efficient from your capitol (15% loss) and excellent from your heroic+command city (55% gain) but the main reason to do it is the turn advantage since both cities are normally putting out 60-70/turn at this point versus 8-12 for normal cities. The upside is that this approach produces a huge number of hammers. Wonders are 5 turns. The downside is that it's slower research. I've done a few replays and I'm normally 20 turns or so later to the power phase than with aristograrian.</text:p>
      <text:p text:style-name="Standard"/>
      <text:p text:style-name="Standard"><text:span text:style-name="T2">7. Starting XP is important for reliably producing shades.</text:span> Civics that boost your starting XP significantly reduce the number of fights your units need to win in order to wane, resulting in faster specialist ramping and a higher rate of success. Here's the complete list:</text:p>
      <text:p text:style-name="Standard"/>
      <text:p text:style-name="Standard">* 2 XP - Theocracy</text:p>
      <text:p text:style-name="Standard">* 2 XP - Apprenticeship</text:p>
      <text:p text:style-name="Standard">* 2 XP - Conquest</text:p>
      <text:p text:style-name="Standard">* 2 XP - Form of the Titan</text:p>
      <text:p text:style-name="Standard">* 2 XP - Command Post</text:p>
      <text:p text:style-name="Standard">* 2 XP/level - Altar of the Luonnotar (disciple, 2-12 XP)</text:p>
      <text:p text:style-name="Standard">* 2 XP - Dies Dei (disciple)</text:p>
      <text:p text:style-name="Standard">* 10 XP - Ride of the Nine Kings (mounted) via Tower of Divination Warhorses</text:p>
      <text:p text:style-name="Standard">* Free Promotion - Shrine of the Fallen Champion (indirect boost, the promotion provides extra survivability)</text:p>
      <text:p text:style-name="Standard">* 1 XP/fight - Valor from Law III--Gibbon</text:p>
      <text:p text:style-name="Standard">* 1 XP/fight - Great Commander attached--I use spare GCs to get units through the 20s quickly at &gt;99% odds and convert them to command posts once I move enough engineer shades to a third production city for instant 10 XP units.</text:p>
      <text:p text:style-name="Standard">* 2 XP - Soldiers of Kilmorph with the Brew House national wonder -- not really worth it due to SoK cost</text:p>
      <text:p text:style-name="Standard"/>
      <text:p text:style-name="Standard">Getting them all lined up begins the power phase of Sidar play since you start rapidly approaching 1 super specialist per turn and they're all running through the heaviest set of multipliers possible. I frequently hit 1200in my science city before I run out of techs to research. Culture is even easier at 40 per specialist. For conquest, build your National Epic in the Heroic Epic city for regular Great Commanders and shuffle engineers into your support cities. Waves of 4-5 promotion Tier 3 units aren't quite as good as Vampires, but it's pretty close.</text:p>
      <text:p text:style-name="Standard"/>
      <text:p text:style-name="Standard"><text:span text:style-name="T2">8. Position your troops so you'll be the attacker if possible.</text:span> The rough formula for XP gain is round(P*opponent_str/your_str) where P is 8 for attacking and 4 for defending and the strengths are the ones listed at the top when you alt+hover. It's important to note that it's MORE than twice as good to attack because the rounding at reasonable odds works in your favor. This rule mostly applies to barbarians but also applies if one of your cities is being attacked by a relatively weak stack (use all your defenders but 1-2 ).</text:p>
      <text:p text:style-name="Standard"/>
      <text:p text:style-name="Standard"><text:span text:style-name="T2">9. Understand Jump Points.</text:span> The Civ combat system results in cases where a small increases in strength result in large increases in success rate. The most important one for the Sidar is the one where you're 5-10% stronger than your opponent. In this range, you get 5 XP for winning at 63% odds while you'll only get 3 XP for winning at 75% odds if you're 20-30% stronger. This is the most important advantage of the Homeland promotion. You can decide the level of risk you're comfortable with, but early on, I generally run my warriors twice at these odds if possible before taking all possible promotions. It's a 40% shot at 12-16 XP in two fights while promoting first gets <text:soft-page-break/>you a 56-60% chance at 8-10 XP.</text:p>
      <text:p text:style-name="Standard"/>
      <text:p text:style-name="Standard"><text:span text:style-name="T2">10. Only living units can be waned.</text:span> OO, therefore, is probably the worst religion for the Sidar but the temples can be worth building (trade for the tech) for the scientist slot.</text:p>
      <text:p text:style-name="Standard"/>
      <text:p text:style-name="P1">Bonus tips!</text:p>
      <text:p text:style-name="Standard"/>
      <text:p text:style-name="Standard">** If you are playing Unrestricted Leaders, Varn is the strongest leader for the Sidar by a mile (spiritual+charismatic+altar+confessors = ). I also like Faeryl for a change of pace from Sandalphon since the strengths change to Arcane+Recon.</text:p>
      <text:p text:style-name="Standard"/>
      <text:p text:style-name="Standard">** An easy way to get Knights with march is to avoid a training yard/archery range in your military capitol, build warriors once you can train them with 4 promotions, promote them Combat III+March and upgrade them to Horse Archers.</text:p>
      <text:p text:style-name="Standard"/>
      <text:p text:style-name="Standard">** Building the Altar up to V (fanaticism) is frequently a goal for me even when I'm not going for an Altar victory due to the +2 to priest specialists in conjunction with Theocracy. Add in the Hall of Kings and it's a one-stop new city assimilation package.</text:p>
      <text:p text:style-name="Standard"/>
      <text:p text:style-name="Standard"/>
      <text:p text:style-name="Standard"/>
      <text:p text:style-name="Standard"/>
      <text:h text:style-name="P27" text:outline-level="1">Svartalfar</text:h>
      <text:p text:style-name="Standard"><text:span text:style-name="T2">1. Recon Recon Recon.</text:span> Since all of our recon units get an extra attack point, the recon line is heads and shoulders above what most others can build in the early game. in many of my deity games hunters and fawns take the place of swords and archers since they have such crazy movement and strength.</text:p>
      <text:p text:style-name="Standard"/>
      <text:p text:style-name="Standard"><text:span text:style-name="T2">2. Take the fight outta town.</text:span> Since we have more mobility than most, there is no reason why we should be holed-up in our cities. I regularly give my troops woodsmen promo and my fawns woodsmen 2. Attack them with hit and run moves before they get to the cities. with a few lucky battles you'll have a few troops that are really leveled and can take on the toughies while the fresh troops sort out the rest.</text:p>
      <text:p text:style-name="Standard"/>
      <text:p text:style-name="Standard">Given your many troops with marksman, using a lot of collateral-damage-spells will aid you in your conquest, which the recon-disadvantage vs cities will not.</text:p>
      <text:p text:style-name="Standard">Taking the battle out of the cities is a good idea however be mindful so that the bonuses you get from fighting in forests are not mitigated by the defense bonuses given by the same forests (to your opponents).</text:p>
      <text:p text:style-name="Standard">Your elves' double movement in forests make them very good in the early game on many maps, often enabling them to strike a town the same turn you declare war, quickly move cross the land and return home if backstabbed.</text:p>
      <text:p text:style-name="Standard"/>
      <text:p text:style-name="Standard"><text:span text:style-name="T2">3. Tier 2 is where we take the lead.</text:span> While defending our forested homeland with forest-fighters is great, taking out defended installations is gonna cost you heavily. Warrior spam may get you a city or two in the Early game, but a full scale attack should wait for tier 2. That's where the mages and assassins come in. which brings me to my biggest and most awesome point, which is.....</text:p>
      <text:p text:style-name="Standard"/>
      <text:p text:style-name="Standard"><text:span text:style-name="T2">4. ASSASSINS.</text:span> This is where the svarts got it right. strength 8 with poison and move 4 are just nasty for the "come outta nowhere, now you're dead" attack! I spam assassins like they're going outta style(which for us, they never do). a stack of doom for me consists of 10-12 assassins 5-6 mages and 3-4 of those leveled up fawns/melee from earlier, to protect from those rare counter attacks. Since our mages have set their magic to "stun" instead of "kill", assassins get to clean up for free exp all the time. assassins are really the only units that can stay alive long enough without too much babysitting that can get to blitz and nation-kill by themselves.</text:p>
      <text:p text:style-name="Standard"/>
      <text:p text:style-name="Standard"><text:span text:style-name="T2">5.Alazkan.</text:span> He's definitely (I'd say) the best national hero in the game. If only for his black mirror. that thing is just awesome...in someone elses hands! give it to someone who doesn't have the marksmen trait. basically the way i fight is weaken from the top and shave off the bottom with assassins. ALSO, if you have open borders with anyone, either break them or declare nationality with alazkan or its gonna be a free for all to see which of your friendly neighbors can kill of that darned super assassin of yours.</text:p>
      <text:p text:style-name="Standard"/>
      <text:p text:style-name="Standard"><text:span text:style-name="T2">6. Your racing for both FoL and CoE.</text:span> You're not gonna beat the ljos to FoL on anything above monarch, but at the very least, you gotta get yvain, he is just nasty. hopped up on nature mana and given a certain black mirror makes him uber-fun. as far as CoE goes... remember earlier when i said that your domain needs to be a recon inhabited forest land of doom, that no one should make it to your cities? well, with Nox Noctis, the sheer amount of death should cause death nodes to spawn up outta nowhere(just a figure of speech). I think NN boosts the svarts more so than any other civ. I have been on my last leg in deity games, got NN and immediately turned it all around. just keep the archer/longbows in the cities and everyone else on "sneak attack" duty.</text:p>
      <text:p text:style-name="Standard"><text:soft-page-break/></text:p>
      <text:p text:style-name="Standard"><text:span text:style-name="T2">7. The General Way of things.</text:span> Basically here's how it goes for me. in the early game, warrior spam. hunters and fawns are gonna keep you alive against those annoying catapults and promo'd axemen, just make sure you attack them before they attack you. stave off dying until you can research poisons and things will get a whole hell of alot easier. with assassins.. no more catapult fear and you ensure that the units you weaken will not get to heal. I usually give everyone movement first before combat and woodsmen and then later drill to blitz. during tier 2 is when you're gonna turn the tides and take out a neighbor or 2. while they are struggling to find iron and pay costly upgrades to champions, you're (literally!)running from city to city with strength 8 assassins and commando promo'd mages. Alazkan can gorge himself on neighbors you're not at war with yet and shadows are just around the corner. Throw in NN and you can call it a day.</text:p>
      <text:p text:style-name="Standard"/>
      <text:p text:style-name="Standard"><text:span text:style-name="T2">8. Whatever you do, don't chop forests</text:span>, as that free 1 hammer makes them much better than anything else you can do. In addition, following FoL will allow you to have all those forests give +1 food, so your real problem is going to be the happy cap. As such, aside from food resources, its usually not best to build farms unless absolutely necessary, and never chop down a forest to do it. Also, if you run agrarianism, don't plant farms under forests if you can help it, and switch out to something else once you have FoL.</text:p>
      <text:p text:style-name="Standard"/>
      <text:p text:style-name="P1">Other Notes</text:p>
      <text:p text:style-name="Standard">After the early game, there are two important things to remember. First, your mages are illusionists. That means that everything that they summon will be an illusion. An illusion can't kill something, it can only damage it up to 90%. This is when attacking. I'm not sure, but it may be able to kill while defending. In addition to this, after winning a round of combat, the illusion is healed completely. </text:p>
      <text:p text:style-name="Standard"/>
      <text:p text:style-name="Standard">The second thing to remember is that assasins are recon units, and therefore benefit from sinister. That means that instead of being attack 5, defense 3 +1 poison, they are attack 6 defense 3 +1 poison, and can get another +1 poison from nature 2. This means that with 1 nature 2 mage, you can have an army of attack 8 defense 5 units who attack the weakest unit in the stack. They do have -50% city strength, but because strength is additive in civ, getting combat 1-3 would leave you with +60% strength in the field and +10% in cities, making combat ideal promotions to take. In addition, taking something like shock will guarantee that they attack weak melee units, making them even more useful. Add powerful assasins and illusions, and you should have NO illusions about what tech path to take. In addition to all of this, your rangers will be attack 8, defense 7, +1 poison from nature 2. As for satyr's, I have never actually found them to be useful, but if you find otherwise go ahead and play with the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2" svg:font-family="'Wingdings 2'" style:font-charset="x-symbol"/>
    <style:font-face style:name="Mangal1" svg:font-family="Mangal"/>
    <style:font-face style:name="OpenSymbol"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GB"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Wingdings 2" style:font-name-complex="OpenSymbol"/>
    </style:style>
    <style:style style:name="WW8Num1z1" style:family="text">
      <style:text-properties style:font-name="OpenSymbol" style:font-name-complex="OpenSymbol"/>
    </style:style>
    <style:style style:name="Absatz-Standardschriftart" style:family="text"/>
    <style:style style:name="WW-Absatz-Standardschriftar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2.799cm" fo:text-indent="-0.635cm" fo:margin-left="2.799cm"/>
        </style:list-level-properties>
        <style:text-properties style:font-name="Wingdings 2"/>
      </text:list-level-style-bullet>
      <text:list-level-style-bullet text:level="2" text:style-name="WW8Num1z1" text:bullet-char="◦">
        <style:list-level-properties text:list-level-position-and-space-mode="label-alignment">
          <style:list-level-label-alignment text:label-followed-by="listtab" text:list-tab-stop-position="3.434cm" fo:text-indent="-0.635cm" fo:margin-left="3.434cm"/>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4.069cm" fo:text-indent="-0.635cm" fo:margin-left="4.069cm"/>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4.704cm" fo:text-indent="-0.635cm" fo:margin-left="4.704cm"/>
        </style:list-level-properties>
        <style:text-properties style:font-name="Wingdings 2"/>
      </text:list-level-style-bullet>
      <text:list-level-style-bullet text:level="5" text:style-name="WW8Num1z1" text:bullet-char="◦">
        <style:list-level-properties text:list-level-position-and-space-mode="label-alignment">
          <style:list-level-label-alignment text:label-followed-by="listtab" text:list-tab-stop-position="5.339cm" fo:text-indent="-0.635cm" fo:margin-left="5.339cm"/>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5.974cm" fo:text-indent="-0.635cm" fo:margin-left="5.974cm"/>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6.609cm" fo:text-indent="-0.635cm" fo:margin-left="6.609cm"/>
        </style:list-level-properties>
        <style:text-properties style:font-name="Wingdings 2"/>
      </text:list-level-style-bullet>
      <text:list-level-style-bullet text:level="8" text:style-name="WW8Num1z1" text:bullet-char="◦">
        <style:list-level-properties text:list-level-position-and-space-mode="label-alignment">
          <style:list-level-label-alignment text:label-followed-by="listtab" text:list-tab-stop-position="7.244cm" fo:text-indent="-0.635cm" fo:margin-left="7.244cm"/>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7.879cm" fo:text-indent="-0.635cm" fo:margin-left="7.87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2"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3"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4"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5"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6"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7"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level-style-number text:level="8" style:num-suffix="." style:num-format="1">
        <style:list-level-properties text:list-level-position-and-space-mode="label-alignment">
          <style:list-level-label-alignment text:label-followed-by="listtab" text:list-tab-stop-position="7.244cm" fo:text-indent="-0.635cm" fo:margin-left="7.244cm"/>
        </style:list-level-properties>
      </text:list-level-style-number>
      <text:list-level-style-number text:level="9" style:num-suffix="." style:num-format="1">
        <style:list-level-properties text:list-level-position-and-space-mode="label-alignment">
          <style:list-level-label-alignment text:label-followed-by="listtab" text:list-tab-stop-position="7.879cm" fo:text-indent="-0.635cm" fo:margin-left="7.8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cm" fo:margin-bottom="2.986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8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o Urm</meta:initial-creator>
    <meta:creation-date>2012-02-19T15:21:51</meta:creation-date>
    <meta:editing-duration>P24DT11H50M32S</meta:editing-duration>
    <meta:generator>OpenOffice/4.1.1$Win32 OpenOffice.org_project/411m6$Build-9775</meta:generator>
    <dc:date>2015-01-10T15:56:11.88</dc:date>
    <dc:creator>Marko Urm</dc:creator>
    <meta:editing-cycles>99</meta:editing-cycles>
    <meta:printed-by>Marko Urm</meta:printed-by>
    <meta:print-date>2014-12-29T09:06:41.67</meta:print-date>
    <meta:document-statistic meta:table-count="1" meta:image-count="18" meta:object-count="0" meta:page-count="83" meta:paragraph-count="864" meta:word-count="38747" meta:character-count="221743"/>
  </office:meta>
</office:document-meta>
</file>